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3pt" svg:height="255.26pt" svg:x="2.35pt" svg:y="152.08pt">
            <draw:object draw:notify-on-update-of-ranges="Sheet1.A1:Sheet1.A1 Sheet1.A2:Sheet1.A5 Sheet1.B1:Sheet1.B1 Sheet1.B2:Sheet1.B5 Sheet1.C1:Sheet1.C1 Sheet1.C2:Sheet1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3pt" svg:height="255.26pt" svg:x="0pt" svg:y="691.2pt">
            <draw:object draw:notify-on-update-of-ranges="Sheet1.J1:Sheet1.J1 Sheet1.J2:Sheet1.J129 Sheet1.K1:Sheet1.K1 Sheet1.K2:Sheet1.K129 Sheet1.L1:Sheet1.L1 Sheet1.L2:Sheet1.L129 Sheet1.M1:Sheet1.M1 Sheet1.M2:Sheet1.M1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43pt" svg:height="255.23pt" svg:x="2.35pt" svg:y="964.52pt">
            <draw:object draw:notify-on-update-of-ranges="Sheet1.O1:Sheet1.O1 Sheet1.O2:Sheet1.O12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453.43pt" svg:height="255.23pt" svg:x="0pt" svg:y="422.42pt">
            <draw:object draw:notify-on-update-of-ranges="Sheet1.E1:Sheet1.E1 Sheet1.E2:Sheet1.E129 Sheet1.F1:Sheet1.F1 Sheet1.F2:Sheet1.F129 Sheet1.G1:Sheet1.G1 Sheet1.G2:Sheet1.G129 Sheet1.H1:Sheet1.H1 Sheet1.H2:Sheet1.H1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Magnitude</text:p>
          </table:table-cell>
          <table:table-cell/>
          <table:table-cell table:style-name="Default" office:value-type="string" calcext:value-type="string">
            <text:p>Real</text:p>
          </table:table-cell>
          <table:table-cell table:style-name="Default" office:value-type="string" calcext:value-type="string">
            <text:p>Imaginary</text:p>
          </table:table-cell>
          <table:table-cell table:style-name="Default" office:value-type="string" calcext:value-type="string">
            <text:p>Magnitude</text:p>
          </table:table-cell>
          <table:table-cell office:value-type="string" calcext:value-type="string">
            <text:p>Phase</text:p>
          </table:table-cell>
          <table:table-cell/>
          <table:table-cell office:value-type="string" calcext:value-type="string">
            <text:p>Real</text:p>
          </table:table-cell>
          <table:table-cell office:value-type="string" calcext:value-type="string">
            <text:p>Imaginary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Phase</text:p>
          </table:table-cell>
          <table:table-cell/>
          <table:table-cell office:value-type="string" calcext:value-type="string">
            <text:p>Cosine Function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" calcext:value-type="float">
            <text:p>0</text:p>
          </table:table-cell>
          <table:table-cell office:value-type="float" office:value="3.25" calcext:value-type="float">
            <text:p>3.25</text:p>
          </table:table-cell>
          <table:table-cell/>
          <table:table-cell office:value-type="float" office:value="0.000020985" calcext:value-type="float">
            <text:p>2.1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20985" calcext:value-type="float">
            <text:p>2.10E-0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0.559017" calcext:value-type="float">
            <text:p>0.559017</text:p>
          </table:table-cell>
          <table:table-cell/>
          <table:table-cell office:value-type="float" office:value="0.0000211382" calcext:value-type="float">
            <text:p>2.11E-05</text:p>
          </table:table-cell>
          <table:table-cell office:value-type="float" office:value="0.000000000691699" calcext:value-type="float">
            <text:p>6.92E-10</text:p>
          </table:table-cell>
          <table:table-cell office:value-type="float" office:value="0.0000211382" calcext:value-type="float">
            <text:p>2.11E-05</text:p>
          </table:table-cell>
          <table:table-cell table:style-name="ce1" office:value-type="float" office:value="0.0000327227" calcext:value-type="float">
            <text:p>3.27E-05</text:p>
          </table:table-cell>
          <table:table-cell/>
          <table:table-cell office:value-type="float" office:value="0.000191793" calcext:value-type="float">
            <text:p>0.000191793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781485" calcext:value-type="float">
            <text:p>0.00781485</text:p>
          </table:table-cell>
          <table:table-cell office:value-type="float" office:value="-1.54625" calcext:value-type="float">
            <text:p>-1.54625</text:p>
          </table:table-cell>
          <table:table-cell/>
          <table:table-cell office:value-type="float" office:value="0.923956" calcext:value-type="float">
            <text:p>0.923956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0000211035" calcext:value-type="float">
            <text:p>2.11E-05</text:p>
          </table:table-cell>
          <table:table-cell office:value-type="float" office:value="0.000000100653" calcext:value-type="float">
            <text:p>1.01E-07</text:p>
          </table:table-cell>
          <table:table-cell office:value-type="float" office:value="0.0000211038" calcext:value-type="float">
            <text:p>2.11E-05</text:p>
          </table:table-cell>
          <table:table-cell office:value-type="float" office:value="0.00476943" calcext:value-type="float">
            <text:p>0.0047694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707388" calcext:value-type="float">
            <text:p>0.707388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-0.25" calcext:value-type="float">
            <text:p>-0.25</text:p>
          </table:table-cell>
          <table:table-cell office:value-type="float" office:value="0.559017" calcext:value-type="float">
            <text:p>0.559017</text:p>
          </table:table-cell>
          <table:table-cell/>
          <table:table-cell office:value-type="float" office:value="0.000021126" calcext:value-type="float">
            <text:p>2.11E-05</text:p>
          </table:table-cell>
          <table:table-cell office:value-type="float" office:value="0.0000000927886" calcext:value-type="float">
            <text:p>9.28E-08</text:p>
          </table:table-cell>
          <table:table-cell office:value-type="float" office:value="0.0000211262" calcext:value-type="float">
            <text:p>2.11E-05</text:p>
          </table:table-cell>
          <table:table-cell office:value-type="float" office:value="0.00439212" calcext:value-type="float">
            <text:p>0.00439212</text:p>
          </table:table-cell>
          <table:table-cell/>
          <table:table-cell office:value-type="float" office:value="-0.000576284" calcext:value-type="float">
            <text:p>-0.00057628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783373" calcext:value-type="float">
            <text:p>0.00783373</text:p>
          </table:table-cell>
          <table:table-cell office:value-type="float" office:value="-1.49717" calcext:value-type="float">
            <text:p>-1.49717</text:p>
          </table:table-cell>
          <table:table-cell/>
          <table:table-cell office:value-type="float" office:value="0.383235" calcext:value-type="float">
            <text:p>0.383235</text:p>
          </table:table-cell>
        </table:table-row>
        <table:table-row table:style-name="ro1">
          <table:table-cell table:number-columns-repeated="4"/>
          <table:table-cell office:value-type="float" office:value="0.0000213109" calcext:value-type="float">
            <text:p>2.13E-05</text:p>
          </table:table-cell>
          <table:table-cell office:value-type="float" office:value="0.0000000648856" calcext:value-type="float">
            <text:p>6.49E-08</text:p>
          </table:table-cell>
          <table:table-cell office:value-type="float" office:value="0.000021311" calcext:value-type="float">
            <text:p>2.13E-05</text:p>
          </table:table-cell>
          <table:table-cell office:value-type="float" office:value="0.00304471" calcext:value-type="float">
            <text:p>0.0030447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000796274" calcext:value-type="float">
            <text:p>0.000796274</text:p>
          </table:table-cell>
        </table:table-row>
        <table:table-row table:style-name="ro1">
          <table:table-cell table:number-columns-repeated="4"/>
          <table:table-cell office:value-type="float" office:value="0.0000214446" calcext:value-type="float">
            <text:p>2.14E-05</text:p>
          </table:table-cell>
          <table:table-cell office:value-type="float" office:value="0.000000184671" calcext:value-type="float">
            <text:p>1.85E-07</text:p>
          </table:table-cell>
          <table:table-cell office:value-type="float" office:value="0.0000214454" calcext:value-type="float">
            <text:p>2.14E-05</text:p>
          </table:table-cell>
          <table:table-cell office:value-type="float" office:value="0.00861131" calcext:value-type="float">
            <text:p>0.00861131</text:p>
          </table:table-cell>
          <table:table-cell/>
          <table:table-cell office:value-type="float" office:value="0.00096358" calcext:value-type="float">
            <text:p>0.00096358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78717" calcext:value-type="float">
            <text:p>0.0078717</text:p>
          </table:table-cell>
          <table:table-cell office:value-type="float" office:value="-1.44808" calcext:value-type="float">
            <text:p>-1.44808</text:p>
          </table:table-cell>
          <table:table-cell/>
          <table:table-cell office:value-type="float" office:value="-0.381764" calcext:value-type="float">
            <text:p>-0.381764</text:p>
          </table:table-cell>
        </table:table-row>
        <table:table-row table:style-name="ro1">
          <table:table-cell table:number-columns-repeated="4"/>
          <table:table-cell office:value-type="float" office:value="0.0000215499" calcext:value-type="float">
            <text:p>2.15E-05</text:p>
          </table:table-cell>
          <table:table-cell office:value-type="float" office:value="0.000000289613" calcext:value-type="float">
            <text:p>2.90E-07</text:p>
          </table:table-cell>
          <table:table-cell office:value-type="float" office:value="0.0000215519" calcext:value-type="float">
            <text:p>2.16E-05</text:p>
          </table:table-cell>
          <table:table-cell office:value-type="float" office:value="0.0134383" calcext:value-type="float">
            <text:p>0.01343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706262" calcext:value-type="float">
            <text:p>-0.706262</text:p>
          </table:table-cell>
        </table:table-row>
        <table:table-row table:style-name="ro1">
          <table:table-cell table:number-columns-repeated="4"/>
          <table:table-cell office:value-type="float" office:value="0.0000216846" calcext:value-type="float">
            <text:p>2.17E-05</text:p>
          </table:table-cell>
          <table:table-cell office:value-type="float" office:value="0.00000024916" calcext:value-type="float">
            <text:p>2.49E-07</text:p>
          </table:table-cell>
          <table:table-cell office:value-type="float" office:value="0.000021686" calcext:value-type="float">
            <text:p>2.17E-05</text:p>
          </table:table-cell>
          <table:table-cell office:value-type="float" office:value="0.0114897" calcext:value-type="float">
            <text:p>0.0114897</text:p>
          </table:table-cell>
          <table:table-cell/>
          <table:table-cell office:value-type="float" office:value="-0.0013556" calcext:value-type="float">
            <text:p>-0.0013556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792924" calcext:value-type="float">
            <text:p>0.00792924</text:p>
          </table:table-cell>
          <table:table-cell office:value-type="float" office:value="-1.39899" calcext:value-type="float">
            <text:p>-1.39899</text:p>
          </table:table-cell>
          <table:table-cell/>
          <table:table-cell office:value-type="float" office:value="-0.923345" calcext:value-type="float">
            <text:p>-0.923345</text:p>
          </table:table-cell>
        </table:table-row>
        <table:table-row table:style-name="ro1">
          <table:table-cell table:number-columns-repeated="4"/>
          <table:table-cell office:value-type="float" office:value="0.0000218749" calcext:value-type="float">
            <text:p>2.19E-05</text:p>
          </table:table-cell>
          <table:table-cell office:value-type="float" office:value="0.000000317348" calcext:value-type="float">
            <text:p>3.17E-07</text:p>
          </table:table-cell>
          <table:table-cell office:value-type="float" office:value="0.0000218772" calcext:value-type="float">
            <text:p>2.19E-05</text:p>
          </table:table-cell>
          <table:table-cell office:value-type="float" office:value="0.0145064" calcext:value-type="float">
            <text:p>0.014506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999999" calcext:value-type="float">
            <text:p>-0.999999</text:p>
          </table:table-cell>
        </table:table-row>
        <table:table-row table:style-name="ro1">
          <table:table-cell table:number-columns-repeated="4"/>
          <table:table-cell office:value-type="float" office:value="0.0000220942" calcext:value-type="float">
            <text:p>2.21E-05</text:p>
          </table:table-cell>
          <table:table-cell office:value-type="float" office:value="0.000000365035" calcext:value-type="float">
            <text:p>3.65E-07</text:p>
          </table:table-cell>
          <table:table-cell office:value-type="float" office:value="0.0000220972" calcext:value-type="float">
            <text:p>2.21E-05</text:p>
          </table:table-cell>
          <table:table-cell office:value-type="float" office:value="0.0165202" calcext:value-type="float">
            <text:p>0.0165202</text:p>
          </table:table-cell>
          <table:table-cell/>
          <table:table-cell office:value-type="float" office:value="0.00175435" calcext:value-type="float">
            <text:p>0.00175435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800705" calcext:value-type="float">
            <text:p>0.00800705</text:p>
          </table:table-cell>
          <table:table-cell office:value-type="float" office:value="-1.3499" calcext:value-type="float">
            <text:p>-1.3499</text:p>
          </table:table-cell>
          <table:table-cell/>
          <table:table-cell office:value-type="float" office:value="-0.924564" calcext:value-type="float">
            <text:p>-0.924564</text:p>
          </table:table-cell>
        </table:table-row>
        <table:table-row table:style-name="ro1">
          <table:table-cell table:number-columns-repeated="4"/>
          <table:table-cell office:value-type="float" office:value="0.0000223057" calcext:value-type="float">
            <text:p>2.23E-05</text:p>
          </table:table-cell>
          <table:table-cell office:value-type="float" office:value="0.000000418419" calcext:value-type="float">
            <text:p>4.18E-07</text:p>
          </table:table-cell>
          <table:table-cell office:value-type="float" office:value="0.0000223096" calcext:value-type="float">
            <text:p>2.23E-05</text:p>
          </table:table-cell>
          <table:table-cell office:value-type="float" office:value="0.0187562" calcext:value-type="float">
            <text:p>0.01875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708513" calcext:value-type="float">
            <text:p>-0.708513</text:p>
          </table:table-cell>
        </table:table-row>
        <table:table-row table:style-name="ro1">
          <table:table-cell table:number-columns-repeated="4"/>
          <table:table-cell office:value-type="float" office:value="0.0000225365" calcext:value-type="float">
            <text:p>2.25E-05</text:p>
          </table:table-cell>
          <table:table-cell office:value-type="float" office:value="0.000000409114" calcext:value-type="float">
            <text:p>4.09E-07</text:p>
          </table:table-cell>
          <table:table-cell office:value-type="float" office:value="0.0000225402" calcext:value-type="float">
            <text:p>2.25E-05</text:p>
          </table:table-cell>
          <table:table-cell office:value-type="float" office:value="0.0181514" calcext:value-type="float">
            <text:p>0.0181514</text:p>
          </table:table-cell>
          <table:table-cell/>
          <table:table-cell office:value-type="float" office:value="-0.00216201" calcext:value-type="float">
            <text:p>-0.0021620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810614" calcext:value-type="float">
            <text:p>0.00810614</text:p>
          </table:table-cell>
          <table:table-cell office:value-type="float" office:value="-1.30082" calcext:value-type="float">
            <text:p>-1.30082</text:p>
          </table:table-cell>
          <table:table-cell/>
          <table:table-cell office:value-type="float" office:value="-0.384706" calcext:value-type="float">
            <text:p>-0.384706</text:p>
          </table:table-cell>
        </table:table-row>
        <table:table-row table:style-name="ro1">
          <table:table-cell table:number-columns-repeated="4"/>
          <table:table-cell office:value-type="float" office:value="0.0000229179" calcext:value-type="float">
            <text:p>2.29E-05</text:p>
          </table:table-cell>
          <table:table-cell office:value-type="float" office:value="0.000000312526" calcext:value-type="float">
            <text:p>3.13E-07</text:p>
          </table:table-cell>
          <table:table-cell office:value-type="float" office:value="0.00002292" calcext:value-type="float">
            <text:p>2.29E-05</text:p>
          </table:table-cell>
          <table:table-cell office:value-type="float" office:value="0.0136359" calcext:value-type="float">
            <text:p>0.013635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00238894" calcext:value-type="float">
            <text:p>-0.00238894</text:p>
          </table:table-cell>
        </table:table-row>
        <table:table-row table:style-name="ro1">
          <table:table-cell table:number-columns-repeated="4"/>
          <table:table-cell office:value-type="float" office:value="0.0000233576" calcext:value-type="float">
            <text:p>2.34E-05</text:p>
          </table:table-cell>
          <table:table-cell office:value-type="float" office:value="0.000000411724" calcext:value-type="float">
            <text:p>4.12E-07</text:p>
          </table:table-cell>
          <table:table-cell office:value-type="float" office:value="0.0000233612" calcext:value-type="float">
            <text:p>2.34E-05</text:p>
          </table:table-cell>
          <table:table-cell office:value-type="float" office:value="0.0176252" calcext:value-type="float">
            <text:p>0.0176252</text:p>
          </table:table-cell>
          <table:table-cell/>
          <table:table-cell office:value-type="float" office:value="0.0025809" calcext:value-type="float">
            <text:p>0.0025809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822777" calcext:value-type="float">
            <text:p>0.00822777</text:p>
          </table:table-cell>
          <table:table-cell office:value-type="float" office:value="-1.25173" calcext:value-type="float">
            <text:p>-1.25173</text:p>
          </table:table-cell>
          <table:table-cell/>
          <table:table-cell office:value-type="float" office:value="0.380291" calcext:value-type="float">
            <text:p>0.380291</text:p>
          </table:table-cell>
        </table:table-row>
        <table:table-row table:style-name="ro1">
          <table:table-cell table:number-columns-repeated="4"/>
          <table:table-cell office:value-type="float" office:value="0.0000236806" calcext:value-type="float">
            <text:p>2.37E-05</text:p>
          </table:table-cell>
          <table:table-cell office:value-type="float" office:value="0.000000507929" calcext:value-type="float">
            <text:p>5.08E-07</text:p>
          </table:table-cell>
          <table:table-cell office:value-type="float" office:value="0.0000236861" calcext:value-type="float">
            <text:p>2.37E-05</text:p>
          </table:table-cell>
          <table:table-cell office:value-type="float" office:value="0.0214458" calcext:value-type="float">
            <text:p>0.021445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705133" calcext:value-type="float">
            <text:p>0.705133</text:p>
          </table:table-cell>
        </table:table-row>
        <table:table-row table:style-name="ro1">
          <table:table-cell table:number-columns-repeated="4"/>
          <table:table-cell office:value-type="float" office:value="0.0000241351" calcext:value-type="float">
            <text:p>2.41E-05</text:p>
          </table:table-cell>
          <table:table-cell office:value-type="float" office:value="0.000000511591" calcext:value-type="float">
            <text:p>5.12E-07</text:p>
          </table:table-cell>
          <table:table-cell office:value-type="float" office:value="0.0000241405" calcext:value-type="float">
            <text:p>2.41E-05</text:p>
          </table:table-cell>
          <table:table-cell office:value-type="float" office:value="0.0211938" calcext:value-type="float">
            <text:p>0.0211938</text:p>
          </table:table-cell>
          <table:table-cell/>
          <table:table-cell office:value-type="float" office:value="-0.00301362" calcext:value-type="float">
            <text:p>-0.0030136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837359" calcext:value-type="float">
            <text:p>0.00837359</text:p>
          </table:table-cell>
          <table:table-cell office:value-type="float" office:value="-1.20264" calcext:value-type="float">
            <text:p>-1.20264</text:p>
          </table:table-cell>
          <table:table-cell/>
          <table:table-cell office:value-type="float" office:value="0.922733" calcext:value-type="float">
            <text:p>0.922733</text:p>
          </table:table-cell>
        </table:table-row>
        <table:table-row table:style-name="ro1">
          <table:table-cell table:number-columns-repeated="4"/>
          <table:table-cell office:value-type="float" office:value="0.0000245872" calcext:value-type="float">
            <text:p>2.46E-05</text:p>
          </table:table-cell>
          <table:table-cell office:value-type="float" office:value="0.000000567681" calcext:value-type="float">
            <text:p>5.68E-07</text:p>
          </table:table-cell>
          <table:table-cell office:value-type="float" office:value="0.0000245938" calcext:value-type="float">
            <text:p>2.46E-05</text:p>
          </table:table-cell>
          <table:table-cell office:value-type="float" office:value="0.0230843" calcext:value-type="float">
            <text:p>0.023084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999995" calcext:value-type="float">
            <text:p>0.999995</text:p>
          </table:table-cell>
        </table:table-row>
        <table:table-row table:style-name="ro1">
          <table:table-cell table:number-columns-repeated="4"/>
          <table:table-cell office:value-type="float" office:value="0.0000250421" calcext:value-type="float">
            <text:p>2.50E-05</text:p>
          </table:table-cell>
          <table:table-cell office:value-type="float" office:value="0.000000586336" calcext:value-type="float">
            <text:p>5.86E-07</text:p>
          </table:table-cell>
          <table:table-cell office:value-type="float" office:value="0.0000250489" calcext:value-type="float">
            <text:p>2.50E-05</text:p>
          </table:table-cell>
          <table:table-cell office:value-type="float" office:value="0.0234098" calcext:value-type="float">
            <text:p>0.0234098</text:p>
          </table:table-cell>
          <table:table-cell/>
          <table:table-cell office:value-type="float" office:value="0.00346304" calcext:value-type="float">
            <text:p>0.00346304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854563" calcext:value-type="float">
            <text:p>0.00854563</text:p>
          </table:table-cell>
          <table:table-cell office:value-type="float" office:value="-1.15355" calcext:value-type="float">
            <text:p>-1.15355</text:p>
          </table:table-cell>
          <table:table-cell/>
          <table:table-cell office:value-type="float" office:value="0.925169" calcext:value-type="float">
            <text:p>0.925169</text:p>
          </table:table-cell>
        </table:table-row>
        <table:table-row table:style-name="ro1">
          <table:table-cell table:number-columns-repeated="4"/>
          <table:table-cell office:value-type="float" office:value="0.0000256876" calcext:value-type="float">
            <text:p>2.57E-05</text:p>
          </table:table-cell>
          <table:table-cell office:value-type="float" office:value="0.000000586122" calcext:value-type="float">
            <text:p>5.86E-07</text:p>
          </table:table-cell>
          <table:table-cell office:value-type="float" office:value="0.0000256943" calcext:value-type="float">
            <text:p>2.57E-05</text:p>
          </table:table-cell>
          <table:table-cell office:value-type="float" office:value="0.0228133" calcext:value-type="float">
            <text:p>0.022813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709636" calcext:value-type="float">
            <text:p>0.709636</text:p>
          </table:table-cell>
        </table:table-row>
        <table:table-row table:style-name="ro1">
          <table:table-cell table:number-columns-repeated="4"/>
          <table:table-cell office:value-type="float" office:value="0.000026304" calcext:value-type="float">
            <text:p>2.63E-05</text:p>
          </table:table-cell>
          <table:table-cell office:value-type="float" office:value="0.000000676658" calcext:value-type="float">
            <text:p>6.77E-07</text:p>
          </table:table-cell>
          <table:table-cell office:value-type="float" office:value="0.0000263127" calcext:value-type="float">
            <text:p>2.63E-05</text:p>
          </table:table-cell>
          <table:table-cell office:value-type="float" office:value="0.0257189" calcext:value-type="float">
            <text:p>0.0257189</text:p>
          </table:table-cell>
          <table:table-cell/>
          <table:table-cell office:value-type="float" office:value="-0.00393248" calcext:value-type="float">
            <text:p>-0.0039324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87464" calcext:value-type="float">
            <text:p>0.0087464</text:p>
          </table:table-cell>
          <table:table-cell office:value-type="float" office:value="-1.10447" calcext:value-type="float">
            <text:p>-1.10447</text:p>
          </table:table-cell>
          <table:table-cell/>
          <table:table-cell office:value-type="float" office:value="0.386175" calcext:value-type="float">
            <text:p>0.386175</text:p>
          </table:table-cell>
        </table:table-row>
        <table:table-row table:style-name="ro1">
          <table:table-cell table:number-columns-repeated="4"/>
          <table:table-cell office:value-type="float" office:value="0.0000270028" calcext:value-type="float">
            <text:p>2.70E-05</text:p>
          </table:table-cell>
          <table:table-cell office:value-type="float" office:value="0.000000727961" calcext:value-type="float">
            <text:p>7.28E-07</text:p>
          </table:table-cell>
          <table:table-cell office:value-type="float" office:value="0.0000270126" calcext:value-type="float">
            <text:p>2.70E-05</text:p>
          </table:table-cell>
          <table:table-cell office:value-type="float" office:value="0.0269522" calcext:value-type="float">
            <text:p>0.02695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00398124" calcext:value-type="float">
            <text:p>0.00398124</text:p>
          </table:table-cell>
        </table:table-row>
        <table:table-row table:style-name="ro1">
          <table:table-cell table:number-columns-repeated="4"/>
          <table:table-cell office:value-type="float" office:value="0.0000277356" calcext:value-type="float">
            <text:p>2.77E-05</text:p>
          </table:table-cell>
          <table:table-cell office:value-type="float" office:value="0.000000767189" calcext:value-type="float">
            <text:p>7.67E-07</text:p>
          </table:table-cell>
          <table:table-cell office:value-type="float" office:value="0.0000277462" calcext:value-type="float">
            <text:p>2.77E-05</text:p>
          </table:table-cell>
          <table:table-cell office:value-type="float" office:value="0.0276538" calcext:value-type="float">
            <text:p>0.0276538</text:p>
          </table:table-cell>
          <table:table-cell/>
          <table:table-cell office:value-type="float" office:value="0.00442573" calcext:value-type="float">
            <text:p>0.00442573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897899" calcext:value-type="float">
            <text:p>0.00897899</text:p>
          </table:table-cell>
          <table:table-cell office:value-type="float" office:value="-1.05538" calcext:value-type="float">
            <text:p>-1.05538</text:p>
          </table:table-cell>
          <table:table-cell/>
          <table:table-cell office:value-type="float" office:value="-0.378818" calcext:value-type="float">
            <text:p>-0.378818</text:p>
          </table:table-cell>
        </table:table-row>
        <table:table-row table:style-name="ro1">
          <table:table-cell table:number-columns-repeated="4"/>
          <table:table-cell office:value-type="float" office:value="0.0000285609" calcext:value-type="float">
            <text:p>2.86E-05</text:p>
          </table:table-cell>
          <table:table-cell office:value-type="float" office:value="0.000000830976" calcext:value-type="float">
            <text:p>8.31E-07</text:p>
          </table:table-cell>
          <table:table-cell office:value-type="float" office:value="0.000028573" calcext:value-type="float">
            <text:p>2.86E-05</text:p>
          </table:table-cell>
          <table:table-cell office:value-type="float" office:value="0.0290867" calcext:value-type="float">
            <text:p>0.02908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704003" calcext:value-type="float">
            <text:p>-0.704003</text:p>
          </table:table-cell>
        </table:table-row>
        <table:table-row table:style-name="ro1">
          <table:table-cell table:number-columns-repeated="4"/>
          <table:table-cell office:value-type="float" office:value="0.0000294453" calcext:value-type="float">
            <text:p>2.94E-05</text:p>
          </table:table-cell>
          <table:table-cell office:value-type="float" office:value="0.000000856014" calcext:value-type="float">
            <text:p>8.56E-07</text:p>
          </table:table-cell>
          <table:table-cell office:value-type="float" office:value="0.0000294577" calcext:value-type="float">
            <text:p>2.95E-05</text:p>
          </table:table-cell>
          <table:table-cell office:value-type="float" office:value="0.0290632" calcext:value-type="float">
            <text:p>0.0290632</text:p>
          </table:table-cell>
          <table:table-cell/>
          <table:table-cell office:value-type="float" office:value="-0.00494721" calcext:value-type="float">
            <text:p>-0.0049472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924716" calcext:value-type="float">
            <text:p>0.00924716</text:p>
          </table:table-cell>
          <table:table-cell office:value-type="float" office:value="-1.00629" calcext:value-type="float">
            <text:p>-1.00629</text:p>
          </table:table-cell>
          <table:table-cell/>
          <table:table-cell office:value-type="float" office:value="-0.922118" calcext:value-type="float">
            <text:p>-0.922118</text:p>
          </table:table-cell>
        </table:table-row>
        <table:table-row table:style-name="ro1">
          <table:table-cell table:number-columns-repeated="4"/>
          <table:table-cell office:value-type="float" office:value="0.0000303809" calcext:value-type="float">
            <text:p>3.04E-05</text:p>
          </table:table-cell>
          <table:table-cell office:value-type="float" office:value="0.000000897295" calcext:value-type="float">
            <text:p>8.97E-07</text:p>
          </table:table-cell>
          <table:table-cell office:value-type="float" office:value="0.0000303941" calcext:value-type="float">
            <text:p>3.04E-05</text:p>
          </table:table-cell>
          <table:table-cell office:value-type="float" office:value="0.0295263" calcext:value-type="float">
            <text:p>0.029526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999989" calcext:value-type="float">
            <text:p>-0.999989</text:p>
          </table:table-cell>
        </table:table-row>
        <table:table-row table:style-name="ro1">
          <table:table-cell table:number-columns-repeated="4"/>
          <table:table-cell office:value-type="float" office:value="0.0000314978" calcext:value-type="float">
            <text:p>3.15E-05</text:p>
          </table:table-cell>
          <table:table-cell office:value-type="float" office:value="0.000000945227" calcext:value-type="float">
            <text:p>9.45E-07</text:p>
          </table:table-cell>
          <table:table-cell office:value-type="float" office:value="0.000031512" calcext:value-type="float">
            <text:p>3.15E-05</text:p>
          </table:table-cell>
          <table:table-cell office:value-type="float" office:value="0.0300003" calcext:value-type="float">
            <text:p>0.0300003</text:p>
          </table:table-cell>
          <table:table-cell/>
          <table:table-cell office:value-type="float" office:value="0.00550218" calcext:value-type="float">
            <text:p>0.00550218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955558" calcext:value-type="float">
            <text:p>0.00955558</text:p>
          </table:table-cell>
          <table:table-cell office:value-type="float" office:value="-0.957204" calcext:value-type="float">
            <text:p>-0.957204</text:p>
          </table:table-cell>
          <table:table-cell/>
          <table:table-cell office:value-type="float" office:value="-0.925773" calcext:value-type="float">
            <text:p>-0.925773</text:p>
          </table:table-cell>
        </table:table-row>
        <table:table-row table:style-name="ro1">
          <table:table-cell table:number-columns-repeated="4"/>
          <table:table-cell office:value-type="float" office:value="0.0000326093" calcext:value-type="float">
            <text:p>3.26E-05</text:p>
          </table:table-cell>
          <table:table-cell office:value-type="float" office:value="0.00000100389" calcext:value-type="float">
            <text:p>1.00E-06</text:p>
          </table:table-cell>
          <table:table-cell office:value-type="float" office:value="0.0000326247" calcext:value-type="float">
            <text:p>3.26E-05</text:p>
          </table:table-cell>
          <table:table-cell office:value-type="float" office:value="0.0307756" calcext:value-type="float">
            <text:p>0.030775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710757" calcext:value-type="float">
            <text:p>-0.710757</text:p>
          </table:table-cell>
        </table:table-row>
        <table:table-row table:style-name="ro1">
          <table:table-cell table:number-columns-repeated="4"/>
          <table:table-cell office:value-type="float" office:value="0.0000338764" calcext:value-type="float">
            <text:p>3.39E-05</text:p>
          </table:table-cell>
          <table:table-cell office:value-type="float" office:value="0.00000106744" calcext:value-type="float">
            <text:p>1.07E-06</text:p>
          </table:table-cell>
          <table:table-cell office:value-type="float" office:value="0.0000338933" calcext:value-type="float">
            <text:p>3.39E-05</text:p>
          </table:table-cell>
          <table:table-cell office:value-type="float" office:value="0.0314994" calcext:value-type="float">
            <text:p>0.0314994</text:p>
          </table:table-cell>
          <table:table-cell/>
          <table:table-cell office:value-type="float" office:value="-0.00609694" calcext:value-type="float">
            <text:p>-0.0060969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990998" calcext:value-type="float">
            <text:p>0.00990998</text:p>
          </table:table-cell>
          <table:table-cell office:value-type="float" office:value="-0.908117" calcext:value-type="float">
            <text:p>-0.908117</text:p>
          </table:table-cell>
          <table:table-cell/>
          <table:table-cell office:value-type="float" office:value="-0.387643" calcext:value-type="float">
            <text:p>-0.387643</text:p>
          </table:table-cell>
        </table:table-row>
        <table:table-row table:style-name="ro1">
          <table:table-cell table:number-columns-repeated="4"/>
          <table:table-cell office:value-type="float" office:value="0.0000352707" calcext:value-type="float">
            <text:p>3.53E-05</text:p>
          </table:table-cell>
          <table:table-cell office:value-type="float" office:value="0.00000113785" calcext:value-type="float">
            <text:p>1.14E-06</text:p>
          </table:table-cell>
          <table:table-cell office:value-type="float" office:value="0.000035289" calcext:value-type="float">
            <text:p>3.53E-05</text:p>
          </table:table-cell>
          <table:table-cell office:value-type="float" office:value="0.0322493" calcext:value-type="float">
            <text:p>0.032249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00557353" calcext:value-type="float">
            <text:p>-0.00557353</text:p>
          </table:table-cell>
        </table:table-row>
        <table:table-row table:style-name="ro1">
          <table:table-cell table:number-columns-repeated="4"/>
          <table:table-cell office:value-type="float" office:value="0.0000368108" calcext:value-type="float">
            <text:p>3.68E-05</text:p>
          </table:table-cell>
          <table:table-cell office:value-type="float" office:value="0.00000116954" calcext:value-type="float">
            <text:p>1.17E-06</text:p>
          </table:table-cell>
          <table:table-cell office:value-type="float" office:value="0.0000368294" calcext:value-type="float">
            <text:p>3.68E-05</text:p>
          </table:table-cell>
          <table:table-cell office:value-type="float" office:value="0.0317608" calcext:value-type="float">
            <text:p>0.0317608</text:p>
          </table:table-cell>
          <table:table-cell/>
          <table:table-cell office:value-type="float" office:value="0.00673911" calcext:value-type="float">
            <text:p>0.00673911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103175" calcext:value-type="float">
            <text:p>0.0103175</text:p>
          </table:table-cell>
          <table:table-cell office:value-type="float" office:value="-0.859029" calcext:value-type="float">
            <text:p>-0.859029</text:p>
          </table:table-cell>
          <table:table-cell/>
          <table:table-cell office:value-type="float" office:value="0.377344" calcext:value-type="float">
            <text:p>0.377344</text:p>
          </table:table-cell>
        </table:table-row>
        <table:table-row table:style-name="ro1">
          <table:table-cell table:number-columns-repeated="4"/>
          <table:table-cell office:value-type="float" office:value="0.0000385457" calcext:value-type="float">
            <text:p>3.85E-05</text:p>
          </table:table-cell>
          <table:table-cell office:value-type="float" office:value="0.00000119067" calcext:value-type="float">
            <text:p>1.19E-06</text:p>
          </table:table-cell>
          <table:table-cell office:value-type="float" office:value="0.0000385641" calcext:value-type="float">
            <text:p>3.86E-05</text:p>
          </table:table-cell>
          <table:table-cell office:value-type="float" office:value="0.03088" calcext:value-type="float">
            <text:p>0.0308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702871" calcext:value-type="float">
            <text:p>0.702871</text:p>
          </table:table-cell>
        </table:table-row>
        <table:table-row table:style-name="ro1">
          <table:table-cell table:number-columns-repeated="4"/>
          <table:table-cell office:value-type="float" office:value="0.000040372" calcext:value-type="float">
            <text:p>4.04E-05</text:p>
          </table:table-cell>
          <table:table-cell office:value-type="float" office:value="0.00000128102" calcext:value-type="float">
            <text:p>1.28E-06</text:p>
          </table:table-cell>
          <table:table-cell office:value-type="float" office:value="0.0000403924" calcext:value-type="float">
            <text:p>4.04E-05</text:p>
          </table:table-cell>
          <table:table-cell office:value-type="float" office:value="0.0317198" calcext:value-type="float">
            <text:p>0.0317198</text:p>
          </table:table-cell>
          <table:table-cell/>
          <table:table-cell office:value-type="float" office:value="-0.00743812" calcext:value-type="float">
            <text:p>-0.0074381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07871" calcext:value-type="float">
            <text:p>0.0107871</text:p>
          </table:table-cell>
          <table:table-cell office:value-type="float" office:value="-0.809942" calcext:value-type="float">
            <text:p>-0.809942</text:p>
          </table:table-cell>
          <table:table-cell/>
          <table:table-cell office:value-type="float" office:value="0.9215" calcext:value-type="float">
            <text:p>0.9215</text:p>
          </table:table-cell>
        </table:table-row>
        <table:table-row table:style-name="ro1">
          <table:table-cell table:number-columns-repeated="4"/>
          <table:table-cell office:value-type="float" office:value="0.0000425041" calcext:value-type="float">
            <text:p>4.25E-05</text:p>
          </table:table-cell>
          <table:table-cell office:value-type="float" office:value="0.00000136532" calcext:value-type="float">
            <text:p>1.37E-06</text:p>
          </table:table-cell>
          <table:table-cell office:value-type="float" office:value="0.000042526" calcext:value-type="float">
            <text:p>4.25E-05</text:p>
          </table:table-cell>
          <table:table-cell office:value-type="float" office:value="0.032111" calcext:value-type="float">
            <text:p>0.0321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99998" calcext:value-type="float">
            <text:p>0.99998</text:p>
          </table:table-cell>
        </table:table-row>
        <table:table-row table:style-name="ro1">
          <table:table-cell table:number-columns-repeated="4"/>
          <table:table-cell office:value-type="float" office:value="0.0000447797" calcext:value-type="float">
            <text:p>4.48E-05</text:p>
          </table:table-cell>
          <table:table-cell office:value-type="float" office:value="0.00000142464" calcext:value-type="float">
            <text:p>1.42E-06</text:p>
          </table:table-cell>
          <table:table-cell office:value-type="float" office:value="0.0000448024" calcext:value-type="float">
            <text:p>4.48E-05</text:p>
          </table:table-cell>
          <table:table-cell office:value-type="float" office:value="0.0318037" calcext:value-type="float">
            <text:p>0.0318037</text:p>
          </table:table-cell>
          <table:table-cell/>
          <table:table-cell office:value-type="float" office:value="0.00820572" calcext:value-type="float">
            <text:p>0.00820572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-0.760855" calcext:value-type="float">
            <text:p>-0.760855</text:p>
          </table:table-cell>
          <table:table-cell/>
          <table:table-cell office:value-type="float" office:value="0.926374" calcext:value-type="float">
            <text:p>0.926374</text:p>
          </table:table-cell>
        </table:table-row>
        <table:table-row table:style-name="ro1">
          <table:table-cell table:number-columns-repeated="4"/>
          <table:table-cell office:value-type="float" office:value="0.0000473565" calcext:value-type="float">
            <text:p>4.74E-05</text:p>
          </table:table-cell>
          <table:table-cell office:value-type="float" office:value="0.00000151038" calcext:value-type="float">
            <text:p>1.51E-06</text:p>
          </table:table-cell>
          <table:table-cell office:value-type="float" office:value="0.0000473806" calcext:value-type="float">
            <text:p>4.74E-05</text:p>
          </table:table-cell>
          <table:table-cell office:value-type="float" office:value="0.0318831" calcext:value-type="float">
            <text:p>0.03188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711877" calcext:value-type="float">
            <text:p>0.711877</text:p>
          </table:table-cell>
        </table:table-row>
        <table:table-row table:style-name="ro1">
          <table:table-cell table:number-columns-repeated="4"/>
          <table:table-cell office:value-type="float" office:value="0.0000502508" calcext:value-type="float">
            <text:p>5.03E-05</text:p>
          </table:table-cell>
          <table:table-cell office:value-type="float" office:value="0.00000165327" calcext:value-type="float">
            <text:p>1.65E-06</text:p>
          </table:table-cell>
          <table:table-cell office:value-type="float" office:value="0.0000502779" calcext:value-type="float">
            <text:p>5.03E-05</text:p>
          </table:table-cell>
          <table:table-cell office:value-type="float" office:value="0.0328885" calcext:value-type="float">
            <text:p>0.0328885</text:p>
          </table:table-cell>
          <table:table-cell/>
          <table:table-cell office:value-type="float" office:value="-0.00905686" calcext:value-type="float">
            <text:p>-0.00905686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19608" calcext:value-type="float">
            <text:p>0.0119608</text:p>
          </table:table-cell>
          <table:table-cell office:value-type="float" office:value="-0.711767" calcext:value-type="float">
            <text:p>-0.711767</text:p>
          </table:table-cell>
          <table:table-cell/>
          <table:table-cell office:value-type="float" office:value="0.389111" calcext:value-type="float">
            <text:p>0.389111</text:p>
          </table:table-cell>
        </table:table-row>
        <table:table-row table:style-name="ro1">
          <table:table-cell table:number-columns-repeated="4"/>
          <table:table-cell office:value-type="float" office:value="0.0000534657" calcext:value-type="float">
            <text:p>5.35E-05</text:p>
          </table:table-cell>
          <table:table-cell office:value-type="float" office:value="0.00000168727" calcext:value-type="float">
            <text:p>1.69E-06</text:p>
          </table:table-cell>
          <table:table-cell office:value-type="float" office:value="0.0000534923" calcext:value-type="float">
            <text:p>5.35E-05</text:p>
          </table:table-cell>
          <table:table-cell office:value-type="float" office:value="0.0315475" calcext:value-type="float">
            <text:p>0.03154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00716677" calcext:value-type="float">
            <text:p>0.00716677</text:p>
          </table:table-cell>
        </table:table-row>
        <table:table-row table:style-name="ro1">
          <table:table-cell table:number-columns-repeated="4"/>
          <table:table-cell office:value-type="float" office:value="0.0000572045" calcext:value-type="float">
            <text:p>5.72E-05</text:p>
          </table:table-cell>
          <table:table-cell office:value-type="float" office:value="0.00000177385" calcext:value-type="float">
            <text:p>1.77E-06</text:p>
          </table:table-cell>
          <table:table-cell office:value-type="float" office:value="0.000057232" calcext:value-type="float">
            <text:p>5.72E-05</text:p>
          </table:table-cell>
          <table:table-cell office:value-type="float" office:value="0.030999" calcext:value-type="float">
            <text:p>0.030999</text:p>
          </table:table-cell>
          <table:table-cell/>
          <table:table-cell office:value-type="float" office:value="0.0100108" calcext:value-type="float">
            <text:p>0.0100108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126985" calcext:value-type="float">
            <text:p>0.0126985</text:p>
          </table:table-cell>
          <table:table-cell office:value-type="float" office:value="-0.66268" calcext:value-type="float">
            <text:p>-0.66268</text:p>
          </table:table-cell>
          <table:table-cell/>
          <table:table-cell office:value-type="float" office:value="-0.375868" calcext:value-type="float">
            <text:p>-0.375868</text:p>
          </table:table-cell>
        </table:table-row>
        <table:table-row table:style-name="ro1">
          <table:table-cell table:number-columns-repeated="4"/>
          <table:table-cell office:value-type="float" office:value="0.000061333" calcext:value-type="float">
            <text:p>6.13E-05</text:p>
          </table:table-cell>
          <table:table-cell office:value-type="float" office:value="0.00000190038" calcext:value-type="float">
            <text:p>1.90E-06</text:p>
          </table:table-cell>
          <table:table-cell office:value-type="float" office:value="0.0000613624" calcext:value-type="float">
            <text:p>6.14E-05</text:p>
          </table:table-cell>
          <table:table-cell office:value-type="float" office:value="0.0309747" calcext:value-type="float">
            <text:p>0.03097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701738" calcext:value-type="float">
            <text:p>-0.701738</text:p>
          </table:table-cell>
        </table:table-row>
        <table:table-row table:style-name="ro1">
          <table:table-cell table:number-columns-repeated="4"/>
          <table:table-cell office:value-type="float" office:value="0.0000661486" calcext:value-type="float">
            <text:p>6.61E-05</text:p>
          </table:table-cell>
          <table:table-cell office:value-type="float" office:value="0.00000206454" calcext:value-type="float">
            <text:p>2.06E-06</text:p>
          </table:table-cell>
          <table:table-cell office:value-type="float" office:value="0.0000661808" calcext:value-type="float">
            <text:p>6.62E-05</text:p>
          </table:table-cell>
          <table:table-cell office:value-type="float" office:value="0.0312004" calcext:value-type="float">
            <text:p>0.0312004</text:p>
          </table:table-cell>
          <table:table-cell/>
          <table:table-cell office:value-type="float" office:value="-0.0110929" calcext:value-type="float">
            <text:p>-0.0110929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35679" calcext:value-type="float">
            <text:p>0.0135679</text:p>
          </table:table-cell>
          <table:table-cell office:value-type="float" office:value="-0.613592" calcext:value-type="float">
            <text:p>-0.613592</text:p>
          </table:table-cell>
          <table:table-cell/>
          <table:table-cell office:value-type="float" office:value="-0.920881" calcext:value-type="float">
            <text:p>-0.920881</text:p>
          </table:table-cell>
        </table:table-row>
        <table:table-row table:style-name="ro1">
          <table:table-cell table:number-columns-repeated="4"/>
          <table:table-cell office:value-type="float" office:value="0.0000716175" calcext:value-type="float">
            <text:p>7.16E-05</text:p>
          </table:table-cell>
          <table:table-cell office:value-type="float" office:value="0.00000216692" calcext:value-type="float">
            <text:p>2.17E-06</text:p>
          </table:table-cell>
          <table:table-cell office:value-type="float" office:value="0.0000716503" calcext:value-type="float">
            <text:p>7.17E-05</text:p>
          </table:table-cell>
          <table:table-cell office:value-type="float" office:value="0.0302476" calcext:value-type="float">
            <text:p>0.03024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999968" calcext:value-type="float">
            <text:p>-0.999968</text:p>
          </table:table-cell>
        </table:table-row>
        <table:table-row table:style-name="ro1">
          <table:table-cell table:number-columns-repeated="4"/>
          <table:table-cell office:value-type="float" office:value="0.000077965" calcext:value-type="float">
            <text:p>7.80E-05</text:p>
          </table:table-cell>
          <table:table-cell office:value-type="float" office:value="0.00000232775" calcext:value-type="float">
            <text:p>2.33E-06</text:p>
          </table:table-cell>
          <table:table-cell office:value-type="float" office:value="0.0000779997" calcext:value-type="float">
            <text:p>7.80E-05</text:p>
          </table:table-cell>
          <table:table-cell office:value-type="float" office:value="0.0298475" calcext:value-type="float">
            <text:p>0.0298475</text:p>
          </table:table-cell>
          <table:table-cell/>
          <table:table-cell office:value-type="float" office:value="0.0123373" calcext:value-type="float">
            <text:p>0.0123373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146029" calcext:value-type="float">
            <text:p>0.0146029</text:p>
          </table:table-cell>
          <table:table-cell office:value-type="float" office:value="-0.564505" calcext:value-type="float">
            <text:p>-0.564505</text:p>
          </table:table-cell>
          <table:table-cell/>
          <table:table-cell office:value-type="float" office:value="-0.926972" calcext:value-type="float">
            <text:p>-0.926972</text:p>
          </table:table-cell>
        </table:table-row>
        <table:table-row table:style-name="ro1">
          <table:table-cell table:number-columns-repeated="4"/>
          <table:table-cell office:value-type="float" office:value="0.0000854156" calcext:value-type="float">
            <text:p>8.54E-05</text:p>
          </table:table-cell>
          <table:table-cell office:value-type="float" office:value="0.00000245645" calcext:value-type="float">
            <text:p>2.46E-06</text:p>
          </table:table-cell>
          <table:table-cell office:value-type="float" office:value="0.0000854509" calcext:value-type="float">
            <text:p>8.55E-05</text:p>
          </table:table-cell>
          <table:table-cell office:value-type="float" office:value="0.0287508" calcext:value-type="float">
            <text:p>0.028750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712994" calcext:value-type="float">
            <text:p>-0.712994</text:p>
          </table:table-cell>
        </table:table-row>
        <table:table-row table:style-name="ro1">
          <table:table-cell table:number-columns-repeated="4"/>
          <table:table-cell office:value-type="float" office:value="0.0000941001" calcext:value-type="float">
            <text:p>9.41E-05</text:p>
          </table:table-cell>
          <table:table-cell office:value-type="float" office:value="0.00000263404" calcext:value-type="float">
            <text:p>2.63E-06</text:p>
          </table:table-cell>
          <table:table-cell office:value-type="float" office:value="0.0000941369" calcext:value-type="float">
            <text:p>9.41E-05</text:p>
          </table:table-cell>
          <table:table-cell office:value-type="float" office:value="0.0279846" calcext:value-type="float">
            <text:p>0.0279846</text:p>
          </table:table-cell>
          <table:table-cell/>
          <table:table-cell office:value-type="float" office:value="-0.013791" calcext:value-type="float">
            <text:p>-0.01379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58501" calcext:value-type="float">
            <text:p>0.0158501</text:p>
          </table:table-cell>
          <table:table-cell office:value-type="float" office:value="-0.515418" calcext:value-type="float">
            <text:p>-0.515418</text:p>
          </table:table-cell>
          <table:table-cell/>
          <table:table-cell office:value-type="float" office:value="-0.390578" calcext:value-type="float">
            <text:p>-0.390578</text:p>
          </table:table-cell>
        </table:table-row>
        <table:table-row table:style-name="ro1">
          <table:table-cell table:number-columns-repeated="4"/>
          <table:table-cell office:value-type="float" office:value="0.00010465" calcext:value-type="float">
            <text:p>1.05E-04</text:p>
          </table:table-cell>
          <table:table-cell office:value-type="float" office:value="0.00000291556" calcext:value-type="float">
            <text:p>2.92E-06</text:p>
          </table:table-cell>
          <table:table-cell office:value-type="float" office:value="0.00010469" calcext:value-type="float">
            <text:p>1.05E-04</text:p>
          </table:table-cell>
          <table:table-cell office:value-type="float" office:value="0.0278529" calcext:value-type="float">
            <text:p>0.027852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00875902" calcext:value-type="float">
            <text:p>-0.00875902</text:p>
          </table:table-cell>
        </table:table-row>
        <table:table-row table:style-name="ro1">
          <table:table-cell table:number-columns-repeated="4"/>
          <table:table-cell office:value-type="float" office:value="0.000117234" calcext:value-type="float">
            <text:p>1.17E-04</text:p>
          </table:table-cell>
          <table:table-cell office:value-type="float" office:value="0.00000311871" calcext:value-type="float">
            <text:p>3.12E-06</text:p>
          </table:table-cell>
          <table:table-cell office:value-type="float" office:value="0.000117276" calcext:value-type="float">
            <text:p>1.17E-04</text:p>
          </table:table-cell>
          <table:table-cell office:value-type="float" office:value="0.0265961" calcext:value-type="float">
            <text:p>0.0265961</text:p>
          </table:table-cell>
          <table:table-cell/>
          <table:table-cell office:value-type="float" office:value="0.0155208" calcext:value-type="float">
            <text:p>0.0155208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173761" calcext:value-type="float">
            <text:p>0.0173761</text:p>
          </table:table-cell>
          <table:table-cell office:value-type="float" office:value="-0.46633" calcext:value-type="float">
            <text:p>-0.46633</text:p>
          </table:table-cell>
          <table:table-cell/>
          <table:table-cell office:value-type="float" office:value="0.374392" calcext:value-type="float">
            <text:p>0.374392</text:p>
          </table:table-cell>
        </table:table-row>
        <table:table-row table:style-name="ro1">
          <table:table-cell table:number-columns-repeated="4"/>
          <table:table-cell office:value-type="float" office:value="0.000132778" calcext:value-type="float">
            <text:p>1.33E-04</text:p>
          </table:table-cell>
          <table:table-cell office:value-type="float" office:value="0.00000338711" calcext:value-type="float">
            <text:p>3.39E-06</text:p>
          </table:table-cell>
          <table:table-cell office:value-type="float" office:value="0.000132821" calcext:value-type="float">
            <text:p>1.33E-04</text:p>
          </table:table-cell>
          <table:table-cell office:value-type="float" office:value="0.025504" calcext:value-type="float">
            <text:p>0.02550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700602" calcext:value-type="float">
            <text:p>0.700602</text:p>
          </table:table-cell>
        </table:table-row>
        <table:table-row table:style-name="ro1">
          <table:table-cell table:number-columns-repeated="4"/>
          <table:table-cell office:value-type="float" office:value="0.00015209" calcext:value-type="float">
            <text:p>1.52E-04</text:p>
          </table:table-cell>
          <table:table-cell office:value-type="float" office:value="0.00000372904" calcext:value-type="float">
            <text:p>3.73E-06</text:p>
          </table:table-cell>
          <table:table-cell office:value-type="float" office:value="0.000152136" calcext:value-type="float">
            <text:p>1.52E-04</text:p>
          </table:table-cell>
          <table:table-cell office:value-type="float" office:value="0.0245136" calcext:value-type="float">
            <text:p>0.0245136</text:p>
          </table:table-cell>
          <table:table-cell/>
          <table:table-cell office:value-type="float" office:value="-0.0176247" calcext:value-type="float">
            <text:p>-0.0176247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92786" calcext:value-type="float">
            <text:p>0.0192786</text:p>
          </table:table-cell>
          <table:table-cell office:value-type="float" office:value="-0.417243" calcext:value-type="float">
            <text:p>-0.417243</text:p>
          </table:table-cell>
          <table:table-cell/>
          <table:table-cell office:value-type="float" office:value="0.920259" calcext:value-type="float">
            <text:p>0.920259</text:p>
          </table:table-cell>
        </table:table-row>
        <table:table-row table:style-name="ro1">
          <table:table-cell table:number-columns-repeated="4"/>
          <table:table-cell office:value-type="float" office:value="0.000176745" calcext:value-type="float">
            <text:p>1.77E-04</text:p>
          </table:table-cell>
          <table:table-cell office:value-type="float" office:value="0.00000412906" calcext:value-type="float">
            <text:p>4.13E-06</text:p>
          </table:table-cell>
          <table:table-cell office:value-type="float" office:value="0.000176793" calcext:value-type="float">
            <text:p>1.77E-04</text:p>
          </table:table-cell>
          <table:table-cell office:value-type="float" office:value="0.0233574" calcext:value-type="float">
            <text:p>0.023357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999954" calcext:value-type="float">
            <text:p>0.999954</text:p>
          </table:table-cell>
        </table:table-row>
        <table:table-row table:style-name="ro1">
          <table:table-cell table:number-columns-repeated="4"/>
          <table:table-cell office:value-type="float" office:value="0.000209403" calcext:value-type="float">
            <text:p>2.09E-04</text:p>
          </table:table-cell>
          <table:table-cell office:value-type="float" office:value="0.0000046053" calcext:value-type="float">
            <text:p>4.61E-06</text:p>
          </table:table-cell>
          <table:table-cell office:value-type="float" office:value="0.000209453" calcext:value-type="float">
            <text:p>2.09E-04</text:p>
          </table:table-cell>
          <table:table-cell office:value-type="float" office:value="0.021989" calcext:value-type="float">
            <text:p>0.021989</text:p>
          </table:table-cell>
          <table:table-cell/>
          <table:table-cell office:value-type="float" office:value="0.0202531" calcext:value-type="float">
            <text:p>0.0202531</text:p>
          </table:table-cell>
          <table:table-cell office:value-type="float" office:value="-0.00781251" calcext:value-type="float">
            <text:p>-0.00781251</text:p>
          </table:table-cell>
          <table:table-cell office:value-type="float" office:value="0.0217077" calcext:value-type="float">
            <text:p>0.0217077</text:p>
          </table:table-cell>
          <table:table-cell office:value-type="float" office:value="-0.368156" calcext:value-type="float">
            <text:p>-0.368156</text:p>
          </table:table-cell>
          <table:table-cell/>
          <table:table-cell office:value-type="float" office:value="0.927569" calcext:value-type="float">
            <text:p>0.927569</text:p>
          </table:table-cell>
        </table:table-row>
        <table:table-row table:style-name="ro1">
          <table:table-cell table:number-columns-repeated="4"/>
          <table:table-cell office:value-type="float" office:value="0.000253485" calcext:value-type="float">
            <text:p>2.53E-04</text:p>
          </table:table-cell>
          <table:table-cell office:value-type="float" office:value="0.00000537928" calcext:value-type="float">
            <text:p>5.38E-06</text:p>
          </table:table-cell>
          <table:table-cell office:value-type="float" office:value="0.000253542" calcext:value-type="float">
            <text:p>2.54E-04</text:p>
          </table:table-cell>
          <table:table-cell office:value-type="float" office:value="0.0212181" calcext:value-type="float">
            <text:p>0.02121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71411" calcext:value-type="float">
            <text:p>0.71411</text:p>
          </table:table-cell>
        </table:table-row>
        <table:table-row table:style-name="ro1">
          <table:table-cell table:number-columns-repeated="4"/>
          <table:table-cell office:value-type="float" office:value="0.00031656" calcext:value-type="float">
            <text:p>3.17E-04</text:p>
          </table:table-cell>
          <table:table-cell office:value-type="float" office:value="0.00000630442" calcext:value-type="float">
            <text:p>6.30E-06</text:p>
          </table:table-cell>
          <table:table-cell office:value-type="float" office:value="0.000316623" calcext:value-type="float">
            <text:p>3.17E-04</text:p>
          </table:table-cell>
          <table:table-cell office:value-type="float" office:value="0.0199127" calcext:value-type="float">
            <text:p>0.0199127</text:p>
          </table:table-cell>
          <table:table-cell/>
          <table:table-cell office:value-type="float" office:value="-0.0236488" calcext:value-type="float">
            <text:p>-0.023648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-0.319068" calcext:value-type="float">
            <text:p>-0.319068</text:p>
          </table:table-cell>
          <table:table-cell/>
          <table:table-cell office:value-type="float" office:value="0.392044" calcext:value-type="float">
            <text:p>0.392044</text:p>
          </table:table-cell>
        </table:table-row>
        <table:table-row table:style-name="ro1">
          <table:table-cell table:number-columns-repeated="4"/>
          <table:table-cell office:value-type="float" office:value="0.000412838" calcext:value-type="float">
            <text:p>4.13E-04</text:p>
          </table:table-cell>
          <table:table-cell office:value-type="float" office:value="0.00000762899" calcext:value-type="float">
            <text:p>7.63E-06</text:p>
          </table:table-cell>
          <table:table-cell office:value-type="float" office:value="0.000412909" calcext:value-type="float">
            <text:p>4.13E-04</text:p>
          </table:table-cell>
          <table:table-cell office:value-type="float" office:value="0.0184773" calcext:value-type="float">
            <text:p>0.018477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0103522" calcext:value-type="float">
            <text:p>0.0103522</text:p>
          </table:table-cell>
        </table:table-row>
        <table:table-row table:style-name="ro1">
          <table:table-cell table:number-columns-repeated="4"/>
          <table:table-cell office:value-type="float" office:value="0.00057604" calcext:value-type="float">
            <text:p>5.76E-04</text:p>
          </table:table-cell>
          <table:table-cell office:value-type="float" office:value="0.00000989521" calcext:value-type="float">
            <text:p>9.90E-06</text:p>
          </table:table-cell>
          <table:table-cell office:value-type="float" office:value="0.000576125" calcext:value-type="float">
            <text:p>5.76E-04</text:p>
          </table:table-cell>
          <table:table-cell office:value-type="float" office:value="0.0171763" calcext:value-type="float">
            <text:p>0.0171763</text:p>
          </table:table-cell>
          <table:table-cell/>
          <table:table-cell office:value-type="float" office:value="0.0282307" calcext:value-type="float">
            <text:p>0.0282307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292918" calcext:value-type="float">
            <text:p>0.0292918</text:p>
          </table:table-cell>
          <table:table-cell office:value-type="float" office:value="-0.269981" calcext:value-type="float">
            <text:p>-0.269981</text:p>
          </table:table-cell>
          <table:table-cell/>
          <table:table-cell office:value-type="float" office:value="-0.372914" calcext:value-type="float">
            <text:p>-0.372914</text:p>
          </table:table-cell>
        </table:table-row>
        <table:table-row table:style-name="ro1">
          <table:table-cell table:number-columns-repeated="4"/>
          <table:table-cell office:value-type="float" office:value="0.000906875" calcext:value-type="float">
            <text:p>9.07E-04</text:p>
          </table:table-cell>
          <table:table-cell office:value-type="float" office:value="0.0000142029" calcext:value-type="float">
            <text:p>1.42E-05</text:p>
          </table:table-cell>
          <table:table-cell office:value-type="float" office:value="0.000906986" calcext:value-type="float">
            <text:p>9.07E-04</text:p>
          </table:table-cell>
          <table:table-cell office:value-type="float" office:value="0.0156601" calcext:value-type="float">
            <text:p>0.01566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699466" calcext:value-type="float">
            <text:p>-0.699466</text:p>
          </table:table-cell>
        </table:table-row>
        <table:table-row table:style-name="ro1">
          <table:table-cell table:number-columns-repeated="4"/>
          <table:table-cell office:value-type="float" office:value="0.00190785" calcext:value-type="float">
            <text:p>1.91E-03</text:p>
          </table:table-cell>
          <table:table-cell office:value-type="float" office:value="0.0000271538" calcext:value-type="float">
            <text:p>2.72E-05</text:p>
          </table:table-cell>
          <table:table-cell office:value-type="float" office:value="0.00190804" calcext:value-type="float">
            <text:p>1.91E-03</text:p>
          </table:table-cell>
          <table:table-cell office:value-type="float" office:value="0.0142317" calcext:value-type="float">
            <text:p>0.0142317</text:p>
          </table:table-cell>
          <table:table-cell/>
          <table:table-cell office:value-type="float" office:value="-0.0347906" calcext:value-type="float">
            <text:p>-0.0347906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35657" calcext:value-type="float">
            <text:p>0.035657</text:p>
          </table:table-cell>
          <table:table-cell office:value-type="float" office:value="-0.220893" calcext:value-type="float">
            <text:p>-0.220893</text:p>
          </table:table-cell>
          <table:table-cell/>
          <table:table-cell office:value-type="float" office:value="-0.919635" calcext:value-type="float">
            <text:p>-0.919635</text:p>
          </table:table-cell>
        </table:table-row>
        <table:table-row table:style-name="ro1">
          <table:table-cell table:number-columns-repeated="4"/>
          <table:table-cell office:value-type="float" office:value="0.499827" calcext:value-type="float">
            <text:p>5.00E-01</text:p>
          </table:table-cell>
          <table:table-cell office:value-type="float" office:value="0.0063714" calcext:value-type="float">
            <text:p>6.37E-03</text:p>
          </table:table-cell>
          <table:table-cell office:value-type="float" office:value="0.499868" calcext:value-type="float">
            <text:p>5.00E-01</text:p>
          </table:table-cell>
          <table:table-cell office:value-type="float" office:value="0.0127465" calcext:value-type="float">
            <text:p>0.012746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999938" calcext:value-type="float">
            <text:p>-0.999938</text:p>
          </table:table-cell>
        </table:table-row>
        <table:table-row table:style-name="ro1">
          <table:table-cell table:number-columns-repeated="4"/>
          <table:table-cell office:value-type="float" office:value="-0.0021631" calcext:value-type="float">
            <text:p>-2.16E-03</text:p>
          </table:table-cell>
          <table:table-cell office:value-type="float" office:value="-0.0000242984" calcext:value-type="float">
            <text:p>-2.43E-05</text:p>
          </table:table-cell>
          <table:table-cell office:value-type="float" office:value="0.00216324" calcext:value-type="float">
            <text:p>2.16E-03</text:p>
          </table:table-cell>
          <table:table-cell office:value-type="float" office:value="0.0112327" calcext:value-type="float">
            <text:p>0.0112327</text:p>
          </table:table-cell>
          <table:table-cell/>
          <table:table-cell office:value-type="float" office:value="0.0450246" calcext:value-type="float">
            <text:p>0.0450246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456973" calcext:value-type="float">
            <text:p>0.0456973</text:p>
          </table:table-cell>
          <table:table-cell office:value-type="float" office:value="-0.171806" calcext:value-type="float">
            <text:p>-0.171806</text:p>
          </table:table-cell>
          <table:table-cell/>
          <table:table-cell office:value-type="float" office:value="-0.928162" calcext:value-type="float">
            <text:p>-0.928162</text:p>
          </table:table-cell>
        </table:table-row>
        <table:table-row table:style-name="ro1">
          <table:table-cell table:number-columns-repeated="4"/>
          <table:table-cell office:value-type="float" office:value="-0.00115283" calcext:value-type="float">
            <text:p>-1.15E-03</text:p>
          </table:table-cell>
          <table:table-cell office:value-type="float" office:value="-0.0000111396" calcext:value-type="float">
            <text:p>-1.11E-05</text:p>
          </table:table-cell>
          <table:table-cell office:value-type="float" office:value="0.00115289" calcext:value-type="float">
            <text:p>1.15E-03</text:p>
          </table:table-cell>
          <table:table-cell office:value-type="float" office:value="0.00966247" calcext:value-type="float">
            <text:p>0.009662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715223" calcext:value-type="float">
            <text:p>-0.715223</text:p>
          </table:table-cell>
        </table:table-row>
        <table:table-row table:style-name="ro1">
          <table:table-cell table:number-columns-repeated="4"/>
          <table:table-cell office:value-type="float" office:value="-0.000824926" calcext:value-type="float">
            <text:p>-8.25E-04</text:p>
          </table:table-cell>
          <table:table-cell office:value-type="float" office:value="-0.00000664365" calcext:value-type="float">
            <text:p>-6.64E-06</text:p>
          </table:table-cell>
          <table:table-cell office:value-type="float" office:value="0.000824953" calcext:value-type="float">
            <text:p>8.25E-04</text:p>
          </table:table-cell>
          <table:table-cell office:value-type="float" office:value="0.00805346" calcext:value-type="float">
            <text:p>0.00805346</text:p>
          </table:table-cell>
          <table:table-cell/>
          <table:table-cell office:value-type="float" office:value="-0.0633421" calcext:value-type="float">
            <text:p>-0.063342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638221" calcext:value-type="float">
            <text:p>0.0638221</text:p>
          </table:table-cell>
          <table:table-cell office:value-type="float" office:value="-0.122718" calcext:value-type="float">
            <text:p>-0.122718</text:p>
          </table:table-cell>
          <table:table-cell/>
          <table:table-cell office:value-type="float" office:value="-0.393507" calcext:value-type="float">
            <text:p>-0.393507</text:p>
          </table:table-cell>
        </table:table-row>
        <table:table-row table:style-name="ro1">
          <table:table-cell table:number-columns-repeated="4"/>
          <table:table-cell office:value-type="float" office:value="-0.00066859" calcext:value-type="float">
            <text:p>-6.69E-04</text:p>
          </table:table-cell>
          <table:table-cell office:value-type="float" office:value="-0.00000433001" calcext:value-type="float">
            <text:p>-4.33E-06</text:p>
          </table:table-cell>
          <table:table-cell office:value-type="float" office:value="0.000668604" calcext:value-type="float">
            <text:p>6.69E-04</text:p>
          </table:table-cell>
          <table:table-cell office:value-type="float" office:value="0.00647624" calcext:value-type="float">
            <text:p>0.0064762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0119435" calcext:value-type="float">
            <text:p>-0.0119435</text:p>
          </table:table-cell>
        </table:table-row>
        <table:table-row table:style-name="ro1">
          <table:table-cell table:number-columns-repeated="4"/>
          <table:table-cell office:value-type="float" office:value="-0.00058246" calcext:value-type="float">
            <text:p>-5.82E-04</text:p>
          </table:table-cell>
          <table:table-cell office:value-type="float" office:value="-0.00000285791" calcext:value-type="float">
            <text:p>-2.86E-06</text:p>
          </table:table-cell>
          <table:table-cell office:value-type="float" office:value="0.000582467" calcext:value-type="float">
            <text:p>5.82E-04</text:p>
          </table:table-cell>
          <table:table-cell office:value-type="float" office:value="0.00490658" calcext:value-type="float">
            <text:p>0.00490658</text:p>
          </table:table-cell>
          <table:table-cell/>
          <table:table-cell office:value-type="float" office:value="0.105911" calcext:value-type="float">
            <text:p>0.105911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106199" calcext:value-type="float">
            <text:p>0.106199</text:p>
          </table:table-cell>
          <table:table-cell office:value-type="float" office:value="-0.0736311" calcext:value-type="float">
            <text:p>-0.0736311</text:p>
          </table:table-cell>
          <table:table-cell/>
          <table:table-cell office:value-type="float" office:value="0.371437" calcext:value-type="float">
            <text:p>0.371437</text:p>
          </table:table-cell>
        </table:table-row>
        <table:table-row table:style-name="ro1">
          <table:table-cell table:number-columns-repeated="4"/>
          <table:table-cell office:value-type="float" office:value="-0.000533208" calcext:value-type="float">
            <text:p>-5.33E-04</text:p>
          </table:table-cell>
          <table:table-cell office:value-type="float" office:value="-0.00000175819" calcext:value-type="float">
            <text:p>-1.76E-06</text:p>
          </table:table-cell>
          <table:table-cell office:value-type="float" office:value="0.000533211" calcext:value-type="float">
            <text:p>5.33E-04</text:p>
          </table:table-cell>
          <table:table-cell office:value-type="float" office:value="0.00329737" calcext:value-type="float">
            <text:p>0.003297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698326" calcext:value-type="float">
            <text:p>0.698326</text:p>
          </table:table-cell>
        </table:table-row>
        <table:table-row table:style-name="ro1">
          <table:table-cell table:number-columns-repeated="4"/>
          <table:table-cell office:value-type="float" office:value="-0.000507486" calcext:value-type="float">
            <text:p>-5.07E-04</text:p>
          </table:table-cell>
          <table:table-cell office:value-type="float" office:value="-0.000000879927" calcext:value-type="float">
            <text:p>-8.80E-07</text:p>
          </table:table-cell>
          <table:table-cell office:value-type="float" office:value="0.000507487" calcext:value-type="float">
            <text:p>5.07E-04</text:p>
          </table:table-cell>
          <table:table-cell table:style-name="ce1" office:value-type="float" office:value="0.00173389" calcext:value-type="float">
            <text:p>1.73E-03</text:p>
          </table:table-cell>
          <table:table-cell/>
          <table:table-cell office:value-type="float" office:value="-0.318246" calcext:value-type="float">
            <text:p>-0.318246</text:p>
          </table:table-cell>
          <table:table-cell office:value-type="float" office:value="0.00781249" calcext:value-type="float">
            <text:p>0.00781249</text:p>
          </table:table-cell>
          <table:table-cell office:value-type="float" office:value="0.318342" calcext:value-type="float">
            <text:p>0.318342</text:p>
          </table:table-cell>
          <table:table-cell office:value-type="float" office:value="-0.0245437" calcext:value-type="float">
            <text:p>-0.0245437</text:p>
          </table:table-cell>
          <table:table-cell/>
          <table:table-cell office:value-type="float" office:value="0.919008" calcext:value-type="float">
            <text:p>0.919008</text:p>
          </table:table-cell>
        </table:table-row>
        <table:table-row table:style-name="ro1">
          <table:table-cell table:number-columns-repeated="4"/>
          <table:table-cell office:value-type="float" office:value="-0.000499241" calcext:value-type="float">
            <text:p>-4.99E-0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499241" calcext:value-type="float">
            <text:p>4.99E-04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99919" calcext:value-type="float">
            <text:p>0.999919</text:p>
          </table:table-cell>
        </table:table-row>
        <table:table-row table:style-name="ro1">
          <table:table-cell table:number-columns-repeated="4"/>
          <table:table-cell office:value-type="float" office:value="-0.000507486" calcext:value-type="float">
            <text:p>-5.07E-04</text:p>
          </table:table-cell>
          <table:table-cell office:value-type="float" office:value="0.000000879927" calcext:value-type="float">
            <text:p>8.80E-07</text:p>
          </table:table-cell>
          <table:table-cell office:value-type="float" office:value="0.000507487" calcext:value-type="float">
            <text:p>5.07E-04</text:p>
          </table:table-cell>
          <table:table-cell table:style-name="ce1" office:value-type="float" office:value="-0.00173389" calcext:value-type="float">
            <text:p>-1.73E-03</text:p>
          </table:table-cell>
          <table:table-cell/>
          <table:table-cell office:value-type="float" office:value="-0.318246" calcext:value-type="float">
            <text:p>-0.318246</text:p>
          </table:table-cell>
          <table:table-cell office:value-type="float" office:value="-0.00781249" calcext:value-type="float">
            <text:p>-0.00781249</text:p>
          </table:table-cell>
          <table:table-cell office:value-type="float" office:value="0.318342" calcext:value-type="float">
            <text:p>0.318342</text:p>
          </table:table-cell>
          <table:table-cell office:value-type="float" office:value="0.0245437" calcext:value-type="float">
            <text:p>0.0245437</text:p>
          </table:table-cell>
          <table:table-cell/>
          <table:table-cell office:value-type="float" office:value="0.928754" calcext:value-type="float">
            <text:p>0.928754</text:p>
          </table:table-cell>
        </table:table-row>
        <table:table-row table:style-name="ro1">
          <table:table-cell table:number-columns-repeated="4"/>
          <table:table-cell office:value-type="float" office:value="-0.000533208" calcext:value-type="float">
            <text:p>-5.33E-04</text:p>
          </table:table-cell>
          <table:table-cell office:value-type="float" office:value="0.00000175819" calcext:value-type="float">
            <text:p>1.76E-06</text:p>
          </table:table-cell>
          <table:table-cell office:value-type="float" office:value="0.000533211" calcext:value-type="float">
            <text:p>5.33E-04</text:p>
          </table:table-cell>
          <table:table-cell office:value-type="float" office:value="-0.00329737" calcext:value-type="float">
            <text:p>-0.0032973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716336" calcext:value-type="float">
            <text:p>0.716336</text:p>
          </table:table-cell>
        </table:table-row>
        <table:table-row table:style-name="ro1">
          <table:table-cell table:number-columns-repeated="4"/>
          <table:table-cell office:value-type="float" office:value="-0.00058246" calcext:value-type="float">
            <text:p>-5.82E-04</text:p>
          </table:table-cell>
          <table:table-cell office:value-type="float" office:value="0.00000285791" calcext:value-type="float">
            <text:p>2.86E-06</text:p>
          </table:table-cell>
          <table:table-cell office:value-type="float" office:value="0.000582467" calcext:value-type="float">
            <text:p>5.82E-04</text:p>
          </table:table-cell>
          <table:table-cell office:value-type="float" office:value="-0.00490658" calcext:value-type="float">
            <text:p>-0.00490658</text:p>
          </table:table-cell>
          <table:table-cell/>
          <table:table-cell office:value-type="float" office:value="0.105911" calcext:value-type="float">
            <text:p>0.10591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106199" calcext:value-type="float">
            <text:p>0.106199</text:p>
          </table:table-cell>
          <table:table-cell office:value-type="float" office:value="0.0736311" calcext:value-type="float">
            <text:p>0.0736311</text:p>
          </table:table-cell>
          <table:table-cell/>
          <table:table-cell office:value-type="float" office:value="0.394972" calcext:value-type="float">
            <text:p>0.394972</text:p>
          </table:table-cell>
        </table:table-row>
        <table:table-row table:style-name="ro1">
          <table:table-cell table:number-columns-repeated="4"/>
          <table:table-cell office:value-type="float" office:value="-0.00066859" calcext:value-type="float">
            <text:p>-6.69E-04</text:p>
          </table:table-cell>
          <table:table-cell office:value-type="float" office:value="0.00000433001" calcext:value-type="float">
            <text:p>4.33E-06</text:p>
          </table:table-cell>
          <table:table-cell office:value-type="float" office:value="0.000668604" calcext:value-type="float">
            <text:p>6.69E-04</text:p>
          </table:table-cell>
          <table:table-cell office:value-type="float" office:value="-0.00647624" calcext:value-type="float">
            <text:p>-0.0064762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0135366" calcext:value-type="float">
            <text:p>0.0135366</text:p>
          </table:table-cell>
        </table:table-row>
        <table:table-row table:style-name="ro1">
          <table:table-cell table:number-columns-repeated="4"/>
          <table:table-cell office:value-type="float" office:value="-0.000824926" calcext:value-type="float">
            <text:p>-8.25E-04</text:p>
          </table:table-cell>
          <table:table-cell office:value-type="float" office:value="0.00000664365" calcext:value-type="float">
            <text:p>6.64E-06</text:p>
          </table:table-cell>
          <table:table-cell office:value-type="float" office:value="0.000824953" calcext:value-type="float">
            <text:p>8.25E-04</text:p>
          </table:table-cell>
          <table:table-cell office:value-type="float" office:value="-0.00805346" calcext:value-type="float">
            <text:p>-0.00805346</text:p>
          </table:table-cell>
          <table:table-cell/>
          <table:table-cell office:value-type="float" office:value="-0.0633421" calcext:value-type="float">
            <text:p>-0.0633421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638221" calcext:value-type="float">
            <text:p>0.0638221</text:p>
          </table:table-cell>
          <table:table-cell office:value-type="float" office:value="0.122718" calcext:value-type="float">
            <text:p>0.122718</text:p>
          </table:table-cell>
          <table:table-cell/>
          <table:table-cell office:value-type="float" office:value="-0.369957" calcext:value-type="float">
            <text:p>-0.369957</text:p>
          </table:table-cell>
        </table:table-row>
        <table:table-row table:style-name="ro1">
          <table:table-cell table:number-columns-repeated="4"/>
          <table:table-cell office:value-type="float" office:value="-0.00115283" calcext:value-type="float">
            <text:p>-1.15E-03</text:p>
          </table:table-cell>
          <table:table-cell office:value-type="float" office:value="0.0000111396" calcext:value-type="float">
            <text:p>1.11E-05</text:p>
          </table:table-cell>
          <table:table-cell office:value-type="float" office:value="0.00115289" calcext:value-type="float">
            <text:p>1.15E-03</text:p>
          </table:table-cell>
          <table:table-cell office:value-type="float" office:value="-0.00966247" calcext:value-type="float">
            <text:p>-0.009662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697185" calcext:value-type="float">
            <text:p>-0.697185</text:p>
          </table:table-cell>
        </table:table-row>
        <table:table-row table:style-name="ro1">
          <table:table-cell table:number-columns-repeated="4"/>
          <table:table-cell office:value-type="float" office:value="-0.0021631" calcext:value-type="float">
            <text:p>-2.16E-03</text:p>
          </table:table-cell>
          <table:table-cell office:value-type="float" office:value="0.0000242984" calcext:value-type="float">
            <text:p>2.43E-05</text:p>
          </table:table-cell>
          <table:table-cell office:value-type="float" office:value="0.00216324" calcext:value-type="float">
            <text:p>2.16E-03</text:p>
          </table:table-cell>
          <table:table-cell office:value-type="float" office:value="-0.0112327" calcext:value-type="float">
            <text:p>-0.0112327</text:p>
          </table:table-cell>
          <table:table-cell/>
          <table:table-cell office:value-type="float" office:value="0.0450246" calcext:value-type="float">
            <text:p>0.0450246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456973" calcext:value-type="float">
            <text:p>0.0456973</text:p>
          </table:table-cell>
          <table:table-cell office:value-type="float" office:value="0.171806" calcext:value-type="float">
            <text:p>0.171806</text:p>
          </table:table-cell>
          <table:table-cell/>
          <table:table-cell office:value-type="float" office:value="-0.918378" calcext:value-type="float">
            <text:p>-0.918378</text:p>
          </table:table-cell>
        </table:table-row>
        <table:table-row table:style-name="ro1">
          <table:table-cell table:number-columns-repeated="4"/>
          <table:table-cell office:value-type="float" office:value="0.499827" calcext:value-type="float">
            <text:p>5.00E-01</text:p>
          </table:table-cell>
          <table:table-cell office:value-type="float" office:value="-0.0063714" calcext:value-type="float">
            <text:p>-6.37E-03</text:p>
          </table:table-cell>
          <table:table-cell office:value-type="float" office:value="0.499868" calcext:value-type="float">
            <text:p>5.00E-01</text:p>
          </table:table-cell>
          <table:table-cell office:value-type="float" office:value="-0.0127465" calcext:value-type="float">
            <text:p>-0.012746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999897" calcext:value-type="float">
            <text:p>-0.999897</text:p>
          </table:table-cell>
        </table:table-row>
        <table:table-row table:style-name="ro1">
          <table:table-cell table:number-columns-repeated="4"/>
          <table:table-cell office:value-type="float" office:value="0.00190785" calcext:value-type="float">
            <text:p>1.91E-03</text:p>
          </table:table-cell>
          <table:table-cell office:value-type="float" office:value="-0.0000271538" calcext:value-type="float">
            <text:p>-2.72E-05</text:p>
          </table:table-cell>
          <table:table-cell office:value-type="float" office:value="0.00190804" calcext:value-type="float">
            <text:p>1.91E-03</text:p>
          </table:table-cell>
          <table:table-cell office:value-type="float" office:value="-0.0142317" calcext:value-type="float">
            <text:p>-0.0142317</text:p>
          </table:table-cell>
          <table:table-cell/>
          <table:table-cell office:value-type="float" office:value="-0.0347906" calcext:value-type="float">
            <text:p>-0.0347906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35657" calcext:value-type="float">
            <text:p>0.035657</text:p>
          </table:table-cell>
          <table:table-cell office:value-type="float" office:value="0.220893" calcext:value-type="float">
            <text:p>0.220893</text:p>
          </table:table-cell>
          <table:table-cell/>
          <table:table-cell office:value-type="float" office:value="-0.929343" calcext:value-type="float">
            <text:p>-0.929343</text:p>
          </table:table-cell>
        </table:table-row>
        <table:table-row table:style-name="ro1">
          <table:table-cell table:number-columns-repeated="4"/>
          <table:table-cell office:value-type="float" office:value="0.000906875" calcext:value-type="float">
            <text:p>9.07E-04</text:p>
          </table:table-cell>
          <table:table-cell office:value-type="float" office:value="-0.0000142029" calcext:value-type="float">
            <text:p>-1.42E-05</text:p>
          </table:table-cell>
          <table:table-cell office:value-type="float" office:value="0.000906986" calcext:value-type="float">
            <text:p>9.07E-04</text:p>
          </table:table-cell>
          <table:table-cell office:value-type="float" office:value="-0.0156601" calcext:value-type="float">
            <text:p>-0.015660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717447" calcext:value-type="float">
            <text:p>-0.717447</text:p>
          </table:table-cell>
        </table:table-row>
        <table:table-row table:style-name="ro1">
          <table:table-cell table:number-columns-repeated="4"/>
          <table:table-cell office:value-type="float" office:value="0.00057604" calcext:value-type="float">
            <text:p>5.76E-04</text:p>
          </table:table-cell>
          <table:table-cell office:value-type="float" office:value="-0.00000989521" calcext:value-type="float">
            <text:p>-9.90E-06</text:p>
          </table:table-cell>
          <table:table-cell office:value-type="float" office:value="0.000576125" calcext:value-type="float">
            <text:p>5.76E-04</text:p>
          </table:table-cell>
          <table:table-cell office:value-type="float" office:value="-0.0171763" calcext:value-type="float">
            <text:p>-0.0171763</text:p>
          </table:table-cell>
          <table:table-cell/>
          <table:table-cell office:value-type="float" office:value="0.0282307" calcext:value-type="float">
            <text:p>0.0282307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292918" calcext:value-type="float">
            <text:p>0.0292918</text:p>
          </table:table-cell>
          <table:table-cell office:value-type="float" office:value="0.269981" calcext:value-type="float">
            <text:p>0.269981</text:p>
          </table:table-cell>
          <table:table-cell/>
          <table:table-cell office:value-type="float" office:value="-0.396433" calcext:value-type="float">
            <text:p>-0.396433</text:p>
          </table:table-cell>
        </table:table-row>
        <table:table-row table:style-name="ro1">
          <table:table-cell table:number-columns-repeated="4"/>
          <table:table-cell office:value-type="float" office:value="0.000412838" calcext:value-type="float">
            <text:p>4.13E-04</text:p>
          </table:table-cell>
          <table:table-cell office:value-type="float" office:value="-0.00000762899" calcext:value-type="float">
            <text:p>-7.63E-06</text:p>
          </table:table-cell>
          <table:table-cell office:value-type="float" office:value="0.000412909" calcext:value-type="float">
            <text:p>4.13E-04</text:p>
          </table:table-cell>
          <table:table-cell office:value-type="float" office:value="-0.0184773" calcext:value-type="float">
            <text:p>-0.018477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0151278" calcext:value-type="float">
            <text:p>-0.0151278</text:p>
          </table:table-cell>
        </table:table-row>
        <table:table-row table:style-name="ro1">
          <table:table-cell table:number-columns-repeated="4"/>
          <table:table-cell office:value-type="float" office:value="0.00031656" calcext:value-type="float">
            <text:p>3.17E-04</text:p>
          </table:table-cell>
          <table:table-cell office:value-type="float" office:value="-0.00000630442" calcext:value-type="float">
            <text:p>-6.30E-06</text:p>
          </table:table-cell>
          <table:table-cell office:value-type="float" office:value="0.000316623" calcext:value-type="float">
            <text:p>3.17E-04</text:p>
          </table:table-cell>
          <table:table-cell office:value-type="float" office:value="-0.0199127" calcext:value-type="float">
            <text:p>-0.0199127</text:p>
          </table:table-cell>
          <table:table-cell/>
          <table:table-cell office:value-type="float" office:value="-0.0236488" calcext:value-type="float">
            <text:p>-0.0236488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249058" calcext:value-type="float">
            <text:p>0.0249058</text:p>
          </table:table-cell>
          <table:table-cell office:value-type="float" office:value="0.319068" calcext:value-type="float">
            <text:p>0.319068</text:p>
          </table:table-cell>
          <table:table-cell/>
          <table:table-cell office:value-type="float" office:value="0.368478" calcext:value-type="float">
            <text:p>0.368478</text:p>
          </table:table-cell>
        </table:table-row>
        <table:table-row table:style-name="ro1">
          <table:table-cell table:number-columns-repeated="4"/>
          <table:table-cell office:value-type="float" office:value="0.000253485" calcext:value-type="float">
            <text:p>2.53E-04</text:p>
          </table:table-cell>
          <table:table-cell office:value-type="float" office:value="-0.00000537928" calcext:value-type="float">
            <text:p>-5.38E-06</text:p>
          </table:table-cell>
          <table:table-cell office:value-type="float" office:value="0.000253542" calcext:value-type="float">
            <text:p>2.54E-04</text:p>
          </table:table-cell>
          <table:table-cell office:value-type="float" office:value="-0.0212181" calcext:value-type="float">
            <text:p>-0.021218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696043" calcext:value-type="float">
            <text:p>0.696043</text:p>
          </table:table-cell>
        </table:table-row>
        <table:table-row table:style-name="ro1">
          <table:table-cell table:number-columns-repeated="4"/>
          <table:table-cell office:value-type="float" office:value="0.000209403" calcext:value-type="float">
            <text:p>2.09E-04</text:p>
          </table:table-cell>
          <table:table-cell office:value-type="float" office:value="-0.0000046053" calcext:value-type="float">
            <text:p>-4.61E-06</text:p>
          </table:table-cell>
          <table:table-cell office:value-type="float" office:value="0.000209453" calcext:value-type="float">
            <text:p>2.09E-04</text:p>
          </table:table-cell>
          <table:table-cell office:value-type="float" office:value="-0.021989" calcext:value-type="float">
            <text:p>-0.021989</text:p>
          </table:table-cell>
          <table:table-cell/>
          <table:table-cell office:value-type="float" office:value="0.0202531" calcext:value-type="float">
            <text:p>0.0202531</text:p>
          </table:table-cell>
          <table:table-cell office:value-type="float" office:value="0.00781251" calcext:value-type="float">
            <text:p>0.00781251</text:p>
          </table:table-cell>
          <table:table-cell office:value-type="float" office:value="0.0217077" calcext:value-type="float">
            <text:p>0.0217077</text:p>
          </table:table-cell>
          <table:table-cell office:value-type="float" office:value="0.368156" calcext:value-type="float">
            <text:p>0.368156</text:p>
          </table:table-cell>
          <table:table-cell/>
          <table:table-cell office:value-type="float" office:value="0.917747" calcext:value-type="float">
            <text:p>0.917747</text:p>
          </table:table-cell>
        </table:table-row>
        <table:table-row table:style-name="ro1">
          <table:table-cell table:number-columns-repeated="4"/>
          <table:table-cell office:value-type="float" office:value="0.000176745" calcext:value-type="float">
            <text:p>1.77E-04</text:p>
          </table:table-cell>
          <table:table-cell office:value-type="float" office:value="-0.00000412906" calcext:value-type="float">
            <text:p>-4.13E-06</text:p>
          </table:table-cell>
          <table:table-cell office:value-type="float" office:value="0.000176793" calcext:value-type="float">
            <text:p>1.77E-04</text:p>
          </table:table-cell>
          <table:table-cell office:value-type="float" office:value="-0.0233574" calcext:value-type="float">
            <text:p>-0.023357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999873" calcext:value-type="float">
            <text:p>0.999873</text:p>
          </table:table-cell>
        </table:table-row>
        <table:table-row table:style-name="ro1">
          <table:table-cell table:number-columns-repeated="4"/>
          <table:table-cell office:value-type="float" office:value="0.00015209" calcext:value-type="float">
            <text:p>1.52E-04</text:p>
          </table:table-cell>
          <table:table-cell office:value-type="float" office:value="-0.00000372904" calcext:value-type="float">
            <text:p>-3.73E-06</text:p>
          </table:table-cell>
          <table:table-cell office:value-type="float" office:value="0.000152136" calcext:value-type="float">
            <text:p>1.52E-04</text:p>
          </table:table-cell>
          <table:table-cell office:value-type="float" office:value="-0.0245136" calcext:value-type="float">
            <text:p>-0.0245136</text:p>
          </table:table-cell>
          <table:table-cell/>
          <table:table-cell office:value-type="float" office:value="-0.0176247" calcext:value-type="float">
            <text:p>-0.0176247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192786" calcext:value-type="float">
            <text:p>0.0192786</text:p>
          </table:table-cell>
          <table:table-cell office:value-type="float" office:value="0.417243" calcext:value-type="float">
            <text:p>0.417243</text:p>
          </table:table-cell>
          <table:table-cell/>
          <table:table-cell office:value-type="float" office:value="0.92993" calcext:value-type="float">
            <text:p>0.92993</text:p>
          </table:table-cell>
        </table:table-row>
        <table:table-row table:style-name="ro1">
          <table:table-cell table:number-columns-repeated="4"/>
          <table:table-cell office:value-type="float" office:value="0.000132778" calcext:value-type="float">
            <text:p>1.33E-04</text:p>
          </table:table-cell>
          <table:table-cell office:value-type="float" office:value="-0.00000338711" calcext:value-type="float">
            <text:p>-3.39E-06</text:p>
          </table:table-cell>
          <table:table-cell office:value-type="float" office:value="0.000132821" calcext:value-type="float">
            <text:p>1.33E-04</text:p>
          </table:table-cell>
          <table:table-cell office:value-type="float" office:value="-0.025504" calcext:value-type="float">
            <text:p>-0.02550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718554" calcext:value-type="float">
            <text:p>0.718554</text:p>
          </table:table-cell>
        </table:table-row>
        <table:table-row table:style-name="ro1">
          <table:table-cell table:number-columns-repeated="4"/>
          <table:table-cell office:value-type="float" office:value="0.000117234" calcext:value-type="float">
            <text:p>1.17E-04</text:p>
          </table:table-cell>
          <table:table-cell office:value-type="float" office:value="-0.00000311871" calcext:value-type="float">
            <text:p>-3.12E-06</text:p>
          </table:table-cell>
          <table:table-cell office:value-type="float" office:value="0.000117276" calcext:value-type="float">
            <text:p>1.17E-04</text:p>
          </table:table-cell>
          <table:table-cell office:value-type="float" office:value="-0.0265961" calcext:value-type="float">
            <text:p>-0.0265961</text:p>
          </table:table-cell>
          <table:table-cell/>
          <table:table-cell office:value-type="float" office:value="0.0155208" calcext:value-type="float">
            <text:p>0.015520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73761" calcext:value-type="float">
            <text:p>0.0173761</text:p>
          </table:table-cell>
          <table:table-cell office:value-type="float" office:value="0.46633" calcext:value-type="float">
            <text:p>0.46633</text:p>
          </table:table-cell>
          <table:table-cell/>
          <table:table-cell office:value-type="float" office:value="0.397897" calcext:value-type="float">
            <text:p>0.397897</text:p>
          </table:table-cell>
        </table:table-row>
        <table:table-row table:style-name="ro1">
          <table:table-cell table:number-columns-repeated="4"/>
          <table:table-cell office:value-type="float" office:value="0.00010465" calcext:value-type="float">
            <text:p>1.05E-04</text:p>
          </table:table-cell>
          <table:table-cell office:value-type="float" office:value="-0.00000291556" calcext:value-type="float">
            <text:p>-2.92E-06</text:p>
          </table:table-cell>
          <table:table-cell office:value-type="float" office:value="0.00010469" calcext:value-type="float">
            <text:p>1.05E-04</text:p>
          </table:table-cell>
          <table:table-cell office:value-type="float" office:value="-0.0278529" calcext:value-type="float">
            <text:p>-0.027852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0167209" calcext:value-type="float">
            <text:p>0.0167209</text:p>
          </table:table-cell>
        </table:table-row>
        <table:table-row table:style-name="ro1">
          <table:table-cell table:number-columns-repeated="4"/>
          <table:table-cell office:value-type="float" office:value="0.0000941001" calcext:value-type="float">
            <text:p>9.41E-05</text:p>
          </table:table-cell>
          <table:table-cell office:value-type="float" office:value="-0.00000263404" calcext:value-type="float">
            <text:p>-2.63E-06</text:p>
          </table:table-cell>
          <table:table-cell office:value-type="float" office:value="0.0000941369" calcext:value-type="float">
            <text:p>9.41E-05</text:p>
          </table:table-cell>
          <table:table-cell office:value-type="float" office:value="-0.0279846" calcext:value-type="float">
            <text:p>-0.0279846</text:p>
          </table:table-cell>
          <table:table-cell/>
          <table:table-cell office:value-type="float" office:value="-0.013791" calcext:value-type="float">
            <text:p>-0.013791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158501" calcext:value-type="float">
            <text:p>0.0158501</text:p>
          </table:table-cell>
          <table:table-cell office:value-type="float" office:value="0.515418" calcext:value-type="float">
            <text:p>0.515418</text:p>
          </table:table-cell>
          <table:table-cell/>
          <table:table-cell office:value-type="float" office:value="-0.366995" calcext:value-type="float">
            <text:p>-0.366995</text:p>
          </table:table-cell>
        </table:table-row>
        <table:table-row table:style-name="ro1">
          <table:table-cell table:number-columns-repeated="4"/>
          <table:table-cell office:value-type="float" office:value="0.0000854156" calcext:value-type="float">
            <text:p>8.54E-05</text:p>
          </table:table-cell>
          <table:table-cell office:value-type="float" office:value="-0.00000245645" calcext:value-type="float">
            <text:p>-2.46E-06</text:p>
          </table:table-cell>
          <table:table-cell office:value-type="float" office:value="0.0000854509" calcext:value-type="float">
            <text:p>8.55E-05</text:p>
          </table:table-cell>
          <table:table-cell office:value-type="float" office:value="-0.0287508" calcext:value-type="float">
            <text:p>-0.028750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694898" calcext:value-type="float">
            <text:p>-0.694898</text:p>
          </table:table-cell>
        </table:table-row>
        <table:table-row table:style-name="ro1">
          <table:table-cell table:number-columns-repeated="4"/>
          <table:table-cell office:value-type="float" office:value="0.000077965" calcext:value-type="float">
            <text:p>7.80E-05</text:p>
          </table:table-cell>
          <table:table-cell office:value-type="float" office:value="-0.00000232775" calcext:value-type="float">
            <text:p>-2.33E-06</text:p>
          </table:table-cell>
          <table:table-cell office:value-type="float" office:value="0.0000779997" calcext:value-type="float">
            <text:p>7.80E-05</text:p>
          </table:table-cell>
          <table:table-cell office:value-type="float" office:value="-0.0298475" calcext:value-type="float">
            <text:p>-0.0298475</text:p>
          </table:table-cell>
          <table:table-cell/>
          <table:table-cell office:value-type="float" office:value="0.0123373" calcext:value-type="float">
            <text:p>0.0123373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46029" calcext:value-type="float">
            <text:p>0.0146029</text:p>
          </table:table-cell>
          <table:table-cell office:value-type="float" office:value="0.564505" calcext:value-type="float">
            <text:p>0.564505</text:p>
          </table:table-cell>
          <table:table-cell/>
          <table:table-cell office:value-type="float" office:value="-0.917114" calcext:value-type="float">
            <text:p>-0.917114</text:p>
          </table:table-cell>
        </table:table-row>
        <table:table-row table:style-name="ro1">
          <table:table-cell table:number-columns-repeated="4"/>
          <table:table-cell office:value-type="float" office:value="0.0000716175" calcext:value-type="float">
            <text:p>7.16E-05</text:p>
          </table:table-cell>
          <table:table-cell office:value-type="float" office:value="-0.00000216692" calcext:value-type="float">
            <text:p>-2.17E-06</text:p>
          </table:table-cell>
          <table:table-cell office:value-type="float" office:value="0.0000716503" calcext:value-type="float">
            <text:p>7.17E-05</text:p>
          </table:table-cell>
          <table:table-cell office:value-type="float" office:value="-0.0302476" calcext:value-type="float">
            <text:p>-0.030247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999847" calcext:value-type="float">
            <text:p>-0.999847</text:p>
          </table:table-cell>
        </table:table-row>
        <table:table-row table:style-name="ro1">
          <table:table-cell table:number-columns-repeated="4"/>
          <table:table-cell office:value-type="float" office:value="0.0000661486" calcext:value-type="float">
            <text:p>6.61E-05</text:p>
          </table:table-cell>
          <table:table-cell office:value-type="float" office:value="-0.00000206454" calcext:value-type="float">
            <text:p>-2.06E-06</text:p>
          </table:table-cell>
          <table:table-cell office:value-type="float" office:value="0.0000661808" calcext:value-type="float">
            <text:p>6.62E-05</text:p>
          </table:table-cell>
          <table:table-cell office:value-type="float" office:value="-0.0312004" calcext:value-type="float">
            <text:p>-0.0312004</text:p>
          </table:table-cell>
          <table:table-cell/>
          <table:table-cell office:value-type="float" office:value="-0.0110929" calcext:value-type="float">
            <text:p>-0.0110929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135679" calcext:value-type="float">
            <text:p>0.0135679</text:p>
          </table:table-cell>
          <table:table-cell office:value-type="float" office:value="0.613592" calcext:value-type="float">
            <text:p>0.613592</text:p>
          </table:table-cell>
          <table:table-cell/>
          <table:table-cell office:value-type="float" office:value="-0.930514" calcext:value-type="float">
            <text:p>-0.930514</text:p>
          </table:table-cell>
        </table:table-row>
        <table:table-row table:style-name="ro1">
          <table:table-cell table:number-columns-repeated="4"/>
          <table:table-cell office:value-type="float" office:value="0.000061333" calcext:value-type="float">
            <text:p>6.13E-05</text:p>
          </table:table-cell>
          <table:table-cell office:value-type="float" office:value="-0.00000190038" calcext:value-type="float">
            <text:p>-1.90E-06</text:p>
          </table:table-cell>
          <table:table-cell office:value-type="float" office:value="0.0000613624" calcext:value-type="float">
            <text:p>6.14E-05</text:p>
          </table:table-cell>
          <table:table-cell office:value-type="float" office:value="-0.0309747" calcext:value-type="float">
            <text:p>-0.030974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719662" calcext:value-type="float">
            <text:p>-0.719662</text:p>
          </table:table-cell>
        </table:table-row>
        <table:table-row table:style-name="ro1">
          <table:table-cell table:number-columns-repeated="4"/>
          <table:table-cell office:value-type="float" office:value="0.0000572045" calcext:value-type="float">
            <text:p>5.72E-05</text:p>
          </table:table-cell>
          <table:table-cell office:value-type="float" office:value="-0.00000177385" calcext:value-type="float">
            <text:p>-1.77E-06</text:p>
          </table:table-cell>
          <table:table-cell office:value-type="float" office:value="0.000057232" calcext:value-type="float">
            <text:p>5.72E-05</text:p>
          </table:table-cell>
          <table:table-cell office:value-type="float" office:value="-0.030999" calcext:value-type="float">
            <text:p>-0.030999</text:p>
          </table:table-cell>
          <table:table-cell/>
          <table:table-cell office:value-type="float" office:value="0.0100108" calcext:value-type="float">
            <text:p>0.010010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26985" calcext:value-type="float">
            <text:p>0.0126985</text:p>
          </table:table-cell>
          <table:table-cell office:value-type="float" office:value="0.66268" calcext:value-type="float">
            <text:p>0.66268</text:p>
          </table:table-cell>
          <table:table-cell/>
          <table:table-cell office:value-type="float" office:value="-0.399355" calcext:value-type="float">
            <text:p>-0.399355</text:p>
          </table:table-cell>
        </table:table-row>
        <table:table-row table:style-name="ro1">
          <table:table-cell table:number-columns-repeated="4"/>
          <table:table-cell office:value-type="float" office:value="0.0000534657" calcext:value-type="float">
            <text:p>5.35E-05</text:p>
          </table:table-cell>
          <table:table-cell office:value-type="float" office:value="-0.00000168727" calcext:value-type="float">
            <text:p>-1.69E-06</text:p>
          </table:table-cell>
          <table:table-cell office:value-type="float" office:value="0.0000534923" calcext:value-type="float">
            <text:p>5.35E-05</text:p>
          </table:table-cell>
          <table:table-cell office:value-type="float" office:value="-0.0315475" calcext:value-type="float">
            <text:p>-0.031547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0183139" calcext:value-type="float">
            <text:p>-0.0183139</text:p>
          </table:table-cell>
        </table:table-row>
        <table:table-row table:style-name="ro1">
          <table:table-cell table:number-columns-repeated="4"/>
          <table:table-cell office:value-type="float" office:value="0.0000502508" calcext:value-type="float">
            <text:p>5.03E-05</text:p>
          </table:table-cell>
          <table:table-cell office:value-type="float" office:value="-0.00000165327" calcext:value-type="float">
            <text:p>-1.65E-06</text:p>
          </table:table-cell>
          <table:table-cell office:value-type="float" office:value="0.0000502779" calcext:value-type="float">
            <text:p>5.03E-05</text:p>
          </table:table-cell>
          <table:table-cell office:value-type="float" office:value="-0.0328885" calcext:value-type="float">
            <text:p>-0.0328885</text:p>
          </table:table-cell>
          <table:table-cell/>
          <table:table-cell office:value-type="float" office:value="-0.00905686" calcext:value-type="float">
            <text:p>-0.00905686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119608" calcext:value-type="float">
            <text:p>0.0119608</text:p>
          </table:table-cell>
          <table:table-cell office:value-type="float" office:value="0.711767" calcext:value-type="float">
            <text:p>0.711767</text:p>
          </table:table-cell>
          <table:table-cell/>
          <table:table-cell office:value-type="float" office:value="0.365516" calcext:value-type="float">
            <text:p>0.365516</text:p>
          </table:table-cell>
        </table:table-row>
        <table:table-row table:style-name="ro1">
          <table:table-cell table:number-columns-repeated="4"/>
          <table:table-cell office:value-type="float" office:value="0.0000473565" calcext:value-type="float">
            <text:p>4.74E-05</text:p>
          </table:table-cell>
          <table:table-cell office:value-type="float" office:value="-0.00000151038" calcext:value-type="float">
            <text:p>-1.51E-06</text:p>
          </table:table-cell>
          <table:table-cell office:value-type="float" office:value="0.0000473806" calcext:value-type="float">
            <text:p>4.74E-05</text:p>
          </table:table-cell>
          <table:table-cell office:value-type="float" office:value="-0.0318831" calcext:value-type="float">
            <text:p>-0.031883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693752" calcext:value-type="float">
            <text:p>0.693752</text:p>
          </table:table-cell>
        </table:table-row>
        <table:table-row table:style-name="ro1">
          <table:table-cell table:number-columns-repeated="4"/>
          <table:table-cell office:value-type="float" office:value="0.0000447797" calcext:value-type="float">
            <text:p>4.48E-05</text:p>
          </table:table-cell>
          <table:table-cell office:value-type="float" office:value="-0.00000142464" calcext:value-type="float">
            <text:p>-1.42E-06</text:p>
          </table:table-cell>
          <table:table-cell office:value-type="float" office:value="0.0000448024" calcext:value-type="float">
            <text:p>4.48E-05</text:p>
          </table:table-cell>
          <table:table-cell office:value-type="float" office:value="-0.0318037" calcext:value-type="float">
            <text:p>-0.0318037</text:p>
          </table:table-cell>
          <table:table-cell/>
          <table:table-cell office:value-type="float" office:value="0.00820572" calcext:value-type="float">
            <text:p>0.00820572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133" calcext:value-type="float">
            <text:p>0.01133</text:p>
          </table:table-cell>
          <table:table-cell office:value-type="float" office:value="0.760855" calcext:value-type="float">
            <text:p>0.760855</text:p>
          </table:table-cell>
          <table:table-cell/>
          <table:table-cell office:value-type="float" office:value="0.916478" calcext:value-type="float">
            <text:p>0.916478</text:p>
          </table:table-cell>
        </table:table-row>
        <table:table-row table:style-name="ro1">
          <table:table-cell table:number-columns-repeated="4"/>
          <table:table-cell office:value-type="float" office:value="0.0000425041" calcext:value-type="float">
            <text:p>4.25E-05</text:p>
          </table:table-cell>
          <table:table-cell office:value-type="float" office:value="-0.00000136532" calcext:value-type="float">
            <text:p>-1.37E-06</text:p>
          </table:table-cell>
          <table:table-cell office:value-type="float" office:value="0.000042526" calcext:value-type="float">
            <text:p>4.25E-05</text:p>
          </table:table-cell>
          <table:table-cell office:value-type="float" office:value="-0.032111" calcext:value-type="float">
            <text:p>-0.03211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999817" calcext:value-type="float">
            <text:p>0.999817</text:p>
          </table:table-cell>
        </table:table-row>
        <table:table-row table:style-name="ro1">
          <table:table-cell table:number-columns-repeated="4"/>
          <table:table-cell office:value-type="float" office:value="0.000040372" calcext:value-type="float">
            <text:p>4.04E-05</text:p>
          </table:table-cell>
          <table:table-cell office:value-type="float" office:value="-0.00000128102" calcext:value-type="float">
            <text:p>-1.28E-06</text:p>
          </table:table-cell>
          <table:table-cell office:value-type="float" office:value="0.0000403924" calcext:value-type="float">
            <text:p>4.04E-05</text:p>
          </table:table-cell>
          <table:table-cell office:value-type="float" office:value="-0.0317198" calcext:value-type="float">
            <text:p>-0.0317198</text:p>
          </table:table-cell>
          <table:table-cell/>
          <table:table-cell office:value-type="float" office:value="-0.00743812" calcext:value-type="float">
            <text:p>-0.00743812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107871" calcext:value-type="float">
            <text:p>0.0107871</text:p>
          </table:table-cell>
          <table:table-cell office:value-type="float" office:value="0.809942" calcext:value-type="float">
            <text:p>0.809942</text:p>
          </table:table-cell>
          <table:table-cell/>
          <table:table-cell office:value-type="float" office:value="0.931096" calcext:value-type="float">
            <text:p>0.931096</text:p>
          </table:table-cell>
        </table:table-row>
        <table:table-row table:style-name="ro1">
          <table:table-cell table:number-columns-repeated="4"/>
          <table:table-cell office:value-type="float" office:value="0.0000385457" calcext:value-type="float">
            <text:p>3.85E-05</text:p>
          </table:table-cell>
          <table:table-cell office:value-type="float" office:value="-0.00000119067" calcext:value-type="float">
            <text:p>-1.19E-06</text:p>
          </table:table-cell>
          <table:table-cell office:value-type="float" office:value="0.0000385641" calcext:value-type="float">
            <text:p>3.86E-05</text:p>
          </table:table-cell>
          <table:table-cell office:value-type="float" office:value="-0.03088" calcext:value-type="float">
            <text:p>-0.0308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720767" calcext:value-type="float">
            <text:p>0.720767</text:p>
          </table:table-cell>
        </table:table-row>
        <table:table-row table:style-name="ro1">
          <table:table-cell table:number-columns-repeated="4"/>
          <table:table-cell office:value-type="float" office:value="0.0000368108" calcext:value-type="float">
            <text:p>3.68E-05</text:p>
          </table:table-cell>
          <table:table-cell office:value-type="float" office:value="-0.00000116954" calcext:value-type="float">
            <text:p>-1.17E-06</text:p>
          </table:table-cell>
          <table:table-cell office:value-type="float" office:value="0.0000368294" calcext:value-type="float">
            <text:p>3.68E-05</text:p>
          </table:table-cell>
          <table:table-cell office:value-type="float" office:value="-0.0317608" calcext:value-type="float">
            <text:p>-0.0317608</text:p>
          </table:table-cell>
          <table:table-cell/>
          <table:table-cell office:value-type="float" office:value="0.00673911" calcext:value-type="float">
            <text:p>0.00673911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103175" calcext:value-type="float">
            <text:p>0.0103175</text:p>
          </table:table-cell>
          <table:table-cell office:value-type="float" office:value="0.859029" calcext:value-type="float">
            <text:p>0.859029</text:p>
          </table:table-cell>
          <table:table-cell/>
          <table:table-cell office:value-type="float" office:value="0.400815" calcext:value-type="float">
            <text:p>0.400815</text:p>
          </table:table-cell>
        </table:table-row>
        <table:table-row table:style-name="ro1">
          <table:table-cell table:number-columns-repeated="4"/>
          <table:table-cell office:value-type="float" office:value="0.0000352707" calcext:value-type="float">
            <text:p>3.53E-05</text:p>
          </table:table-cell>
          <table:table-cell office:value-type="float" office:value="-0.00000113785" calcext:value-type="float">
            <text:p>-1.14E-06</text:p>
          </table:table-cell>
          <table:table-cell office:value-type="float" office:value="0.000035289" calcext:value-type="float">
            <text:p>3.53E-05</text:p>
          </table:table-cell>
          <table:table-cell office:value-type="float" office:value="-0.0322493" calcext:value-type="float">
            <text:p>-0.032249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0199069" calcext:value-type="float">
            <text:p>0.0199069</text:p>
          </table:table-cell>
        </table:table-row>
        <table:table-row table:style-name="ro1">
          <table:table-cell table:number-columns-repeated="4"/>
          <table:table-cell office:value-type="float" office:value="0.0000338764" calcext:value-type="float">
            <text:p>3.39E-05</text:p>
          </table:table-cell>
          <table:table-cell office:value-type="float" office:value="-0.00000106744" calcext:value-type="float">
            <text:p>-1.07E-06</text:p>
          </table:table-cell>
          <table:table-cell office:value-type="float" office:value="0.0000338933" calcext:value-type="float">
            <text:p>3.39E-05</text:p>
          </table:table-cell>
          <table:table-cell office:value-type="float" office:value="-0.0314994" calcext:value-type="float">
            <text:p>-0.0314994</text:p>
          </table:table-cell>
          <table:table-cell/>
          <table:table-cell office:value-type="float" office:value="-0.00609694" calcext:value-type="float">
            <text:p>-0.00609694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990998" calcext:value-type="float">
            <text:p>0.00990998</text:p>
          </table:table-cell>
          <table:table-cell office:value-type="float" office:value="0.908117" calcext:value-type="float">
            <text:p>0.908117</text:p>
          </table:table-cell>
          <table:table-cell/>
          <table:table-cell office:value-type="float" office:value="-0.364032" calcext:value-type="float">
            <text:p>-0.364032</text:p>
          </table:table-cell>
        </table:table-row>
        <table:table-row table:style-name="ro1">
          <table:table-cell table:number-columns-repeated="4"/>
          <table:table-cell office:value-type="float" office:value="0.0000326093" calcext:value-type="float">
            <text:p>3.26E-05</text:p>
          </table:table-cell>
          <table:table-cell office:value-type="float" office:value="-0.00000100389" calcext:value-type="float">
            <text:p>-1.00E-06</text:p>
          </table:table-cell>
          <table:table-cell office:value-type="float" office:value="0.0000326247" calcext:value-type="float">
            <text:p>3.26E-05</text:p>
          </table:table-cell>
          <table:table-cell office:value-type="float" office:value="-0.0307756" calcext:value-type="float">
            <text:p>-0.030775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692603" calcext:value-type="float">
            <text:p>-0.692603</text:p>
          </table:table-cell>
        </table:table-row>
        <table:table-row table:style-name="ro1">
          <table:table-cell table:number-columns-repeated="4"/>
          <table:table-cell office:value-type="float" office:value="0.0000314978" calcext:value-type="float">
            <text:p>3.15E-05</text:p>
          </table:table-cell>
          <table:table-cell office:value-type="float" office:value="-0.000000945227" calcext:value-type="float">
            <text:p>-9.45E-07</text:p>
          </table:table-cell>
          <table:table-cell office:value-type="float" office:value="0.000031512" calcext:value-type="float">
            <text:p>3.15E-05</text:p>
          </table:table-cell>
          <table:table-cell office:value-type="float" office:value="-0.0300003" calcext:value-type="float">
            <text:p>-0.0300003</text:p>
          </table:table-cell>
          <table:table-cell/>
          <table:table-cell office:value-type="float" office:value="0.00550218" calcext:value-type="float">
            <text:p>0.0055021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955558" calcext:value-type="float">
            <text:p>0.00955558</text:p>
          </table:table-cell>
          <table:table-cell office:value-type="float" office:value="0.957204" calcext:value-type="float">
            <text:p>0.957204</text:p>
          </table:table-cell>
          <table:table-cell/>
          <table:table-cell office:value-type="float" office:value="-0.915839" calcext:value-type="float">
            <text:p>-0.915839</text:p>
          </table:table-cell>
        </table:table-row>
        <table:table-row table:style-name="ro1">
          <table:table-cell table:number-columns-repeated="4"/>
          <table:table-cell office:value-type="float" office:value="0.0000303809" calcext:value-type="float">
            <text:p>3.04E-05</text:p>
          </table:table-cell>
          <table:table-cell office:value-type="float" office:value="-0.000000897295" calcext:value-type="float">
            <text:p>-8.97E-07</text:p>
          </table:table-cell>
          <table:table-cell office:value-type="float" office:value="0.0000303941" calcext:value-type="float">
            <text:p>3.04E-05</text:p>
          </table:table-cell>
          <table:table-cell office:value-type="float" office:value="-0.0295263" calcext:value-type="float">
            <text:p>-0.029526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999786" calcext:value-type="float">
            <text:p>-0.999786</text:p>
          </table:table-cell>
        </table:table-row>
        <table:table-row table:style-name="ro1">
          <table:table-cell table:number-columns-repeated="4"/>
          <table:table-cell office:value-type="float" office:value="0.0000294453" calcext:value-type="float">
            <text:p>2.94E-05</text:p>
          </table:table-cell>
          <table:table-cell office:value-type="float" office:value="-0.000000856014" calcext:value-type="float">
            <text:p>-8.56E-07</text:p>
          </table:table-cell>
          <table:table-cell office:value-type="float" office:value="0.0000294577" calcext:value-type="float">
            <text:p>2.95E-05</text:p>
          </table:table-cell>
          <table:table-cell office:value-type="float" office:value="-0.0290632" calcext:value-type="float">
            <text:p>-0.0290632</text:p>
          </table:table-cell>
          <table:table-cell/>
          <table:table-cell office:value-type="float" office:value="-0.00494721" calcext:value-type="float">
            <text:p>-0.00494721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924716" calcext:value-type="float">
            <text:p>0.00924716</text:p>
          </table:table-cell>
          <table:table-cell office:value-type="float" office:value="1.00629" calcext:value-type="float">
            <text:p>1.00629</text:p>
          </table:table-cell>
          <table:table-cell/>
          <table:table-cell office:value-type="float" office:value="-0.931676" calcext:value-type="float">
            <text:p>-0.931676</text:p>
          </table:table-cell>
        </table:table-row>
        <table:table-row table:style-name="ro1">
          <table:table-cell table:number-columns-repeated="4"/>
          <table:table-cell office:value-type="float" office:value="0.0000285609" calcext:value-type="float">
            <text:p>2.86E-05</text:p>
          </table:table-cell>
          <table:table-cell office:value-type="float" office:value="-0.000000830976" calcext:value-type="float">
            <text:p>-8.31E-07</text:p>
          </table:table-cell>
          <table:table-cell office:value-type="float" office:value="0.000028573" calcext:value-type="float">
            <text:p>2.86E-05</text:p>
          </table:table-cell>
          <table:table-cell office:value-type="float" office:value="-0.0290867" calcext:value-type="float">
            <text:p>-0.029086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72187" calcext:value-type="float">
            <text:p>-0.72187</text:p>
          </table:table-cell>
        </table:table-row>
        <table:table-row table:style-name="ro1">
          <table:table-cell table:number-columns-repeated="4"/>
          <table:table-cell office:value-type="float" office:value="0.0000277356" calcext:value-type="float">
            <text:p>2.77E-05</text:p>
          </table:table-cell>
          <table:table-cell office:value-type="float" office:value="-0.000000767189" calcext:value-type="float">
            <text:p>-7.67E-07</text:p>
          </table:table-cell>
          <table:table-cell office:value-type="float" office:value="0.0000277462" calcext:value-type="float">
            <text:p>2.77E-05</text:p>
          </table:table-cell>
          <table:table-cell office:value-type="float" office:value="-0.0276538" calcext:value-type="float">
            <text:p>-0.0276538</text:p>
          </table:table-cell>
          <table:table-cell/>
          <table:table-cell office:value-type="float" office:value="0.00442573" calcext:value-type="float">
            <text:p>0.00442573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897899" calcext:value-type="float">
            <text:p>0.00897899</text:p>
          </table:table-cell>
          <table:table-cell office:value-type="float" office:value="1.05538" calcext:value-type="float">
            <text:p>1.05538</text:p>
          </table:table-cell>
          <table:table-cell/>
          <table:table-cell office:value-type="float" office:value="-0.402274" calcext:value-type="float">
            <text:p>-0.402274</text:p>
          </table:table-cell>
        </table:table-row>
        <table:table-row table:style-name="ro1">
          <table:table-cell table:number-columns-repeated="4"/>
          <table:table-cell office:value-type="float" office:value="0.0000270028" calcext:value-type="float">
            <text:p>2.70E-05</text:p>
          </table:table-cell>
          <table:table-cell office:value-type="float" office:value="-0.000000727961" calcext:value-type="float">
            <text:p>-7.28E-07</text:p>
          </table:table-cell>
          <table:table-cell office:value-type="float" office:value="0.0000270126" calcext:value-type="float">
            <text:p>2.70E-05</text:p>
          </table:table-cell>
          <table:table-cell office:value-type="float" office:value="-0.0269522" calcext:value-type="float">
            <text:p>-0.02695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021496" calcext:value-type="float">
            <text:p>-0.021496</text:p>
          </table:table-cell>
        </table:table-row>
        <table:table-row table:style-name="ro1">
          <table:table-cell table:number-columns-repeated="4"/>
          <table:table-cell office:value-type="float" office:value="0.000026304" calcext:value-type="float">
            <text:p>2.63E-05</text:p>
          </table:table-cell>
          <table:table-cell office:value-type="float" office:value="-0.000000676658" calcext:value-type="float">
            <text:p>-6.77E-07</text:p>
          </table:table-cell>
          <table:table-cell office:value-type="float" office:value="0.0000263127" calcext:value-type="float">
            <text:p>2.63E-05</text:p>
          </table:table-cell>
          <table:table-cell office:value-type="float" office:value="-0.0257189" calcext:value-type="float">
            <text:p>-0.0257189</text:p>
          </table:table-cell>
          <table:table-cell/>
          <table:table-cell office:value-type="float" office:value="-0.00393248" calcext:value-type="float">
            <text:p>-0.00393248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87464" calcext:value-type="float">
            <text:p>0.0087464</text:p>
          </table:table-cell>
          <table:table-cell office:value-type="float" office:value="1.10447" calcext:value-type="float">
            <text:p>1.10447</text:p>
          </table:table-cell>
          <table:table-cell/>
          <table:table-cell office:value-type="float" office:value="0.362548" calcext:value-type="float">
            <text:p>0.362548</text:p>
          </table:table-cell>
        </table:table-row>
        <table:table-row table:style-name="ro1">
          <table:table-cell table:number-columns-repeated="4"/>
          <table:table-cell office:value-type="float" office:value="0.0000256876" calcext:value-type="float">
            <text:p>2.57E-05</text:p>
          </table:table-cell>
          <table:table-cell office:value-type="float" office:value="-0.000000586122" calcext:value-type="float">
            <text:p>-5.86E-07</text:p>
          </table:table-cell>
          <table:table-cell office:value-type="float" office:value="0.0000256943" calcext:value-type="float">
            <text:p>2.57E-05</text:p>
          </table:table-cell>
          <table:table-cell office:value-type="float" office:value="-0.0228133" calcext:value-type="float">
            <text:p>-0.022813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691456" calcext:value-type="float">
            <text:p>0.691456</text:p>
          </table:table-cell>
        </table:table-row>
        <table:table-row table:style-name="ro1">
          <table:table-cell table:number-columns-repeated="4"/>
          <table:table-cell office:value-type="float" office:value="0.0000250421" calcext:value-type="float">
            <text:p>2.50E-05</text:p>
          </table:table-cell>
          <table:table-cell office:value-type="float" office:value="-0.000000586336" calcext:value-type="float">
            <text:p>-5.86E-07</text:p>
          </table:table-cell>
          <table:table-cell office:value-type="float" office:value="0.0000250489" calcext:value-type="float">
            <text:p>2.50E-05</text:p>
          </table:table-cell>
          <table:table-cell office:value-type="float" office:value="-0.0234098" calcext:value-type="float">
            <text:p>-0.0234098</text:p>
          </table:table-cell>
          <table:table-cell/>
          <table:table-cell office:value-type="float" office:value="0.00346304" calcext:value-type="float">
            <text:p>0.00346304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854563" calcext:value-type="float">
            <text:p>0.00854563</text:p>
          </table:table-cell>
          <table:table-cell office:value-type="float" office:value="1.15355" calcext:value-type="float">
            <text:p>1.15355</text:p>
          </table:table-cell>
          <table:table-cell/>
          <table:table-cell office:value-type="float" office:value="0.915199" calcext:value-type="float">
            <text:p>0.915199</text:p>
          </table:table-cell>
        </table:table-row>
        <table:table-row table:style-name="ro1">
          <table:table-cell table:number-columns-repeated="4"/>
          <table:table-cell office:value-type="float" office:value="0.0000245872" calcext:value-type="float">
            <text:p>2.46E-05</text:p>
          </table:table-cell>
          <table:table-cell office:value-type="float" office:value="-0.000000567681" calcext:value-type="float">
            <text:p>-5.68E-07</text:p>
          </table:table-cell>
          <table:table-cell office:value-type="float" office:value="0.0000245938" calcext:value-type="float">
            <text:p>2.46E-05</text:p>
          </table:table-cell>
          <table:table-cell office:value-type="float" office:value="-0.0230843" calcext:value-type="float">
            <text:p>-0.023084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999752" calcext:value-type="float">
            <text:p>0.999752</text:p>
          </table:table-cell>
        </table:table-row>
        <table:table-row table:style-name="ro1">
          <table:table-cell table:number-columns-repeated="4"/>
          <table:table-cell office:value-type="float" office:value="0.0000241351" calcext:value-type="float">
            <text:p>2.41E-05</text:p>
          </table:table-cell>
          <table:table-cell office:value-type="float" office:value="-0.000000511591" calcext:value-type="float">
            <text:p>-5.12E-07</text:p>
          </table:table-cell>
          <table:table-cell office:value-type="float" office:value="0.0000241405" calcext:value-type="float">
            <text:p>2.41E-05</text:p>
          </table:table-cell>
          <table:table-cell office:value-type="float" office:value="-0.0211938" calcext:value-type="float">
            <text:p>-0.0211938</text:p>
          </table:table-cell>
          <table:table-cell/>
          <table:table-cell office:value-type="float" office:value="-0.00301362" calcext:value-type="float">
            <text:p>-0.00301362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837359" calcext:value-type="float">
            <text:p>0.00837359</text:p>
          </table:table-cell>
          <table:table-cell office:value-type="float" office:value="1.20264" calcext:value-type="float">
            <text:p>1.20264</text:p>
          </table:table-cell>
          <table:table-cell/>
          <table:table-cell office:value-type="float" office:value="0.932254" calcext:value-type="float">
            <text:p>0.932254</text:p>
          </table:table-cell>
        </table:table-row>
        <table:table-row table:style-name="ro1">
          <table:table-cell table:number-columns-repeated="4"/>
          <table:table-cell office:value-type="float" office:value="0.0000236806" calcext:value-type="float">
            <text:p>2.37E-05</text:p>
          </table:table-cell>
          <table:table-cell office:value-type="float" office:value="-0.000000507929" calcext:value-type="float">
            <text:p>-5.08E-07</text:p>
          </table:table-cell>
          <table:table-cell office:value-type="float" office:value="0.0000236861" calcext:value-type="float">
            <text:p>2.37E-05</text:p>
          </table:table-cell>
          <table:table-cell office:value-type="float" office:value="-0.0214458" calcext:value-type="float">
            <text:p>-0.021445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722969" calcext:value-type="float">
            <text:p>0.722969</text:p>
          </table:table-cell>
        </table:table-row>
        <table:table-row table:style-name="ro1">
          <table:table-cell table:number-columns-repeated="4"/>
          <table:table-cell office:value-type="float" office:value="0.0000233576" calcext:value-type="float">
            <text:p>2.34E-05</text:p>
          </table:table-cell>
          <table:table-cell office:value-type="float" office:value="-0.000000411724" calcext:value-type="float">
            <text:p>-4.12E-07</text:p>
          </table:table-cell>
          <table:table-cell office:value-type="float" office:value="0.0000233612" calcext:value-type="float">
            <text:p>2.34E-05</text:p>
          </table:table-cell>
          <table:table-cell office:value-type="float" office:value="-0.0176252" calcext:value-type="float">
            <text:p>-0.0176252</text:p>
          </table:table-cell>
          <table:table-cell/>
          <table:table-cell office:value-type="float" office:value="0.0025809" calcext:value-type="float">
            <text:p>0.0025809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822777" calcext:value-type="float">
            <text:p>0.00822777</text:p>
          </table:table-cell>
          <table:table-cell office:value-type="float" office:value="1.25173" calcext:value-type="float">
            <text:p>1.25173</text:p>
          </table:table-cell>
          <table:table-cell/>
          <table:table-cell office:value-type="float" office:value="0.403732" calcext:value-type="float">
            <text:p>0.403732</text:p>
          </table:table-cell>
        </table:table-row>
        <table:table-row table:style-name="ro1">
          <table:table-cell table:number-columns-repeated="4"/>
          <table:table-cell office:value-type="float" office:value="0.0000229179" calcext:value-type="float">
            <text:p>2.29E-05</text:p>
          </table:table-cell>
          <table:table-cell office:value-type="float" office:value="-0.000000312526" calcext:value-type="float">
            <text:p>-3.13E-07</text:p>
          </table:table-cell>
          <table:table-cell office:value-type="float" office:value="0.00002292" calcext:value-type="float">
            <text:p>2.29E-05</text:p>
          </table:table-cell>
          <table:table-cell office:value-type="float" office:value="-0.0136359" calcext:value-type="float">
            <text:p>-0.013635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0230888" calcext:value-type="float">
            <text:p>0.0230888</text:p>
          </table:table-cell>
        </table:table-row>
        <table:table-row table:style-name="ro1">
          <table:table-cell table:number-columns-repeated="4"/>
          <table:table-cell office:value-type="float" office:value="0.0000225365" calcext:value-type="float">
            <text:p>2.25E-05</text:p>
          </table:table-cell>
          <table:table-cell office:value-type="float" office:value="-0.000000409114" calcext:value-type="float">
            <text:p>-4.09E-07</text:p>
          </table:table-cell>
          <table:table-cell office:value-type="float" office:value="0.0000225402" calcext:value-type="float">
            <text:p>2.25E-05</text:p>
          </table:table-cell>
          <table:table-cell office:value-type="float" office:value="-0.0181514" calcext:value-type="float">
            <text:p>-0.0181514</text:p>
          </table:table-cell>
          <table:table-cell/>
          <table:table-cell office:value-type="float" office:value="-0.00216201" calcext:value-type="float">
            <text:p>-0.00216201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810614" calcext:value-type="float">
            <text:p>0.00810614</text:p>
          </table:table-cell>
          <table:table-cell office:value-type="float" office:value="1.30082" calcext:value-type="float">
            <text:p>1.30082</text:p>
          </table:table-cell>
          <table:table-cell/>
          <table:table-cell office:value-type="float" office:value="-0.361063" calcext:value-type="float">
            <text:p>-0.361063</text:p>
          </table:table-cell>
        </table:table-row>
        <table:table-row table:style-name="ro1">
          <table:table-cell table:number-columns-repeated="4"/>
          <table:table-cell office:value-type="float" office:value="0.0000223057" calcext:value-type="float">
            <text:p>2.23E-05</text:p>
          </table:table-cell>
          <table:table-cell office:value-type="float" office:value="-0.000000418419" calcext:value-type="float">
            <text:p>-4.18E-07</text:p>
          </table:table-cell>
          <table:table-cell office:value-type="float" office:value="0.0000223096" calcext:value-type="float">
            <text:p>2.23E-05</text:p>
          </table:table-cell>
          <table:table-cell office:value-type="float" office:value="-0.0187562" calcext:value-type="float">
            <text:p>-0.018756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690304" calcext:value-type="float">
            <text:p>-0.690304</text:p>
          </table:table-cell>
        </table:table-row>
        <table:table-row table:style-name="ro1">
          <table:table-cell table:number-columns-repeated="4"/>
          <table:table-cell office:value-type="float" office:value="0.0000220942" calcext:value-type="float">
            <text:p>2.21E-05</text:p>
          </table:table-cell>
          <table:table-cell office:value-type="float" office:value="-0.000000365035" calcext:value-type="float">
            <text:p>-3.65E-07</text:p>
          </table:table-cell>
          <table:table-cell office:value-type="float" office:value="0.0000220972" calcext:value-type="float">
            <text:p>2.21E-05</text:p>
          </table:table-cell>
          <table:table-cell office:value-type="float" office:value="-0.0165202" calcext:value-type="float">
            <text:p>-0.0165202</text:p>
          </table:table-cell>
          <table:table-cell/>
          <table:table-cell office:value-type="float" office:value="0.00175435" calcext:value-type="float">
            <text:p>0.0017543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800705" calcext:value-type="float">
            <text:p>0.00800705</text:p>
          </table:table-cell>
          <table:table-cell office:value-type="float" office:value="1.3499" calcext:value-type="float">
            <text:p>1.3499</text:p>
          </table:table-cell>
          <table:table-cell/>
          <table:table-cell office:value-type="float" office:value="-0.914555" calcext:value-type="float">
            <text:p>-0.914555</text:p>
          </table:table-cell>
        </table:table-row>
        <table:table-row table:style-name="ro1">
          <table:table-cell table:number-columns-repeated="4"/>
          <table:table-cell office:value-type="float" office:value="0.0000218749" calcext:value-type="float">
            <text:p>2.19E-05</text:p>
          </table:table-cell>
          <table:table-cell office:value-type="float" office:value="-0.000000317348" calcext:value-type="float">
            <text:p>-3.17E-07</text:p>
          </table:table-cell>
          <table:table-cell office:value-type="float" office:value="0.0000218772" calcext:value-type="float">
            <text:p>2.19E-05</text:p>
          </table:table-cell>
          <table:table-cell office:value-type="float" office:value="-0.0145064" calcext:value-type="float">
            <text:p>-0.014506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999715" calcext:value-type="float">
            <text:p>-0.999715</text:p>
          </table:table-cell>
        </table:table-row>
        <table:table-row table:style-name="ro1">
          <table:table-cell table:number-columns-repeated="4"/>
          <table:table-cell office:value-type="float" office:value="0.0000216846" calcext:value-type="float">
            <text:p>2.17E-05</text:p>
          </table:table-cell>
          <table:table-cell office:value-type="float" office:value="-0.00000024916" calcext:value-type="float">
            <text:p>-2.49E-07</text:p>
          </table:table-cell>
          <table:table-cell office:value-type="float" office:value="0.000021686" calcext:value-type="float">
            <text:p>2.17E-05</text:p>
          </table:table-cell>
          <table:table-cell office:value-type="float" office:value="-0.0114897" calcext:value-type="float">
            <text:p>-0.0114897</text:p>
          </table:table-cell>
          <table:table-cell/>
          <table:table-cell office:value-type="float" office:value="-0.0013556" calcext:value-type="float">
            <text:p>-0.0013556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792924" calcext:value-type="float">
            <text:p>0.00792924</text:p>
          </table:table-cell>
          <table:table-cell office:value-type="float" office:value="1.39899" calcext:value-type="float">
            <text:p>1.39899</text:p>
          </table:table-cell>
          <table:table-cell/>
          <table:table-cell office:value-type="float" office:value="-0.932829" calcext:value-type="float">
            <text:p>-0.932829</text:p>
          </table:table-cell>
        </table:table-row>
        <table:table-row table:style-name="ro1">
          <table:table-cell table:number-columns-repeated="4"/>
          <table:table-cell office:value-type="float" office:value="0.0000215499" calcext:value-type="float">
            <text:p>2.15E-05</text:p>
          </table:table-cell>
          <table:table-cell office:value-type="float" office:value="-0.000000289613" calcext:value-type="float">
            <text:p>-2.90E-07</text:p>
          </table:table-cell>
          <table:table-cell office:value-type="float" office:value="0.0000215519" calcext:value-type="float">
            <text:p>2.16E-05</text:p>
          </table:table-cell>
          <table:table-cell office:value-type="float" office:value="-0.0134383" calcext:value-type="float">
            <text:p>-0.013438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724069" calcext:value-type="float">
            <text:p>-0.724069</text:p>
          </table:table-cell>
        </table:table-row>
        <table:table-row table:style-name="ro1">
          <table:table-cell table:number-columns-repeated="4"/>
          <table:table-cell office:value-type="float" office:value="0.0000214446" calcext:value-type="float">
            <text:p>2.14E-05</text:p>
          </table:table-cell>
          <table:table-cell office:value-type="float" office:value="-0.000000184671" calcext:value-type="float">
            <text:p>-1.85E-07</text:p>
          </table:table-cell>
          <table:table-cell office:value-type="float" office:value="0.0000214454" calcext:value-type="float">
            <text:p>2.14E-05</text:p>
          </table:table-cell>
          <table:table-cell office:value-type="float" office:value="-0.00861131" calcext:value-type="float">
            <text:p>-0.00861131</text:p>
          </table:table-cell>
          <table:table-cell/>
          <table:table-cell office:value-type="float" office:value="0.00096358" calcext:value-type="float">
            <text:p>0.00096358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78717" calcext:value-type="float">
            <text:p>0.0078717</text:p>
          </table:table-cell>
          <table:table-cell office:value-type="float" office:value="1.44808" calcext:value-type="float">
            <text:p>1.44808</text:p>
          </table:table-cell>
          <table:table-cell/>
          <table:table-cell office:value-type="float" office:value="-0.405189" calcext:value-type="float">
            <text:p>-0.405189</text:p>
          </table:table-cell>
        </table:table-row>
        <table:table-row table:style-name="ro1">
          <table:table-cell table:number-columns-repeated="4"/>
          <table:table-cell office:value-type="float" office:value="0.0000213109" calcext:value-type="float">
            <text:p>2.13E-05</text:p>
          </table:table-cell>
          <table:table-cell office:value-type="float" office:value="-0.0000000648856" calcext:value-type="float">
            <text:p>-6.49E-08</text:p>
          </table:table-cell>
          <table:table-cell office:value-type="float" office:value="0.000021311" calcext:value-type="float">
            <text:p>2.13E-05</text:p>
          </table:table-cell>
          <table:table-cell office:value-type="float" office:value="-0.00304471" calcext:value-type="float">
            <text:p>-0.0030447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-0.0246816" calcext:value-type="float">
            <text:p>-0.0246816</text:p>
          </table:table-cell>
        </table:table-row>
        <table:table-row table:style-name="ro1">
          <table:table-cell table:number-columns-repeated="4"/>
          <table:table-cell office:value-type="float" office:value="0.000021126" calcext:value-type="float">
            <text:p>2.11E-05</text:p>
          </table:table-cell>
          <table:table-cell office:value-type="float" office:value="-0.0000000927886" calcext:value-type="float">
            <text:p>-9.28E-08</text:p>
          </table:table-cell>
          <table:table-cell office:value-type="float" office:value="0.0000211262" calcext:value-type="float">
            <text:p>2.11E-05</text:p>
          </table:table-cell>
          <table:table-cell office:value-type="float" office:value="-0.00439212" calcext:value-type="float">
            <text:p>-0.00439212</text:p>
          </table:table-cell>
          <table:table-cell/>
          <table:table-cell office:value-type="float" office:value="-0.000576284" calcext:value-type="float">
            <text:p>-0.000576284</text:p>
          </table:table-cell>
          <table:table-cell office:value-type="float" office:value="-0.0078125" calcext:value-type="float">
            <text:p>-0.0078125</text:p>
          </table:table-cell>
          <table:table-cell office:value-type="float" office:value="0.00783373" calcext:value-type="float">
            <text:p>0.00783373</text:p>
          </table:table-cell>
          <table:table-cell office:value-type="float" office:value="1.49717" calcext:value-type="float">
            <text:p>1.49717</text:p>
          </table:table-cell>
          <table:table-cell/>
          <table:table-cell office:value-type="float" office:value="0.359576" calcext:value-type="float">
            <text:p>0.359576</text:p>
          </table:table-cell>
        </table:table-row>
        <table:table-row table:style-name="ro1">
          <table:table-cell table:number-columns-repeated="4"/>
          <table:table-cell office:value-type="float" office:value="0.0000211035" calcext:value-type="float">
            <text:p>2.11E-05</text:p>
          </table:table-cell>
          <table:table-cell office:value-type="float" office:value="-0.000000100653" calcext:value-type="float">
            <text:p>-1.01E-07</text:p>
          </table:table-cell>
          <table:table-cell office:value-type="float" office:value="0.0000211038" calcext:value-type="float">
            <text:p>2.11E-05</text:p>
          </table:table-cell>
          <table:table-cell office:value-type="float" office:value="-0.00476943" calcext:value-type="float">
            <text:p>-0.0047694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-nan</text:p>
          </table:table-cell>
          <table:table-cell/>
          <table:table-cell office:value-type="float" office:value="0.68915" calcext:value-type="float">
            <text:p>0.68915</text:p>
          </table:table-cell>
        </table:table-row>
        <table:table-row table:style-name="ro1">
          <table:table-cell table:number-columns-repeated="4"/>
          <table:table-cell office:value-type="float" office:value="0.0000211382" calcext:value-type="float">
            <text:p>2.11E-05</text:p>
          </table:table-cell>
          <table:table-cell office:value-type="float" office:value="-0.000000000691699" calcext:value-type="float">
            <text:p>-6.92E-10</text:p>
          </table:table-cell>
          <table:table-cell office:value-type="float" office:value="0.0000211382" calcext:value-type="float">
            <text:p>2.11E-05</text:p>
          </table:table-cell>
          <table:table-cell table:style-name="ce1" office:value-type="float" office:value="-0.0000327227" calcext:value-type="float">
            <text:p>-3.27E-05</text:p>
          </table:table-cell>
          <table:table-cell/>
          <table:table-cell office:value-type="float" office:value="0.000191793" calcext:value-type="float">
            <text:p>0.000191793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781485" calcext:value-type="float">
            <text:p>0.00781485</text:p>
          </table:table-cell>
          <table:table-cell office:value-type="float" office:value="1.54625" calcext:value-type="float">
            <text:p>1.54625</text:p>
          </table:table-cell>
          <table:table-cell/>
          <table:table-cell office:value-type="float" office:value="0.91391" calcext:value-type="float">
            <text:p>0.913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55:32.729222524</meta:creation-date>
    <dc:date>2018-10-24T14:40:38.469676176</dc:date>
    <meta:editing-duration>PT9M2S</meta:editing-duration>
    <meta:editing-cycles>1</meta:editing-cycles>
    <meta:document-statistic meta:table-count="1" meta:cell-count="1176" meta:object-count="4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legend chart:legend-position="end" svg:x="13.065cm" svg:y="3.706cm" style:legend-expansion="high" chart:style-name="ch2"/>
        <chart:plot-area chart:style-name="ch3" table:cell-range-address="Sheet1.A1:Sheet1.C5" chart:data-source-has-labels="row" svg:x="0.319cm" svg:y="0.18cm" svg:width="12.427cm" svg:height="8.646cm">
          <chartooo:coordinate-region svg:x="1.152cm" svg:y="0.379cm" svg:width="11.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5" chart:label-cell-address="Sheet1.A1:Sheet1.A1" chart:class="chart:line">
            <chart:data-point chart:repeated="4"/>
          </chart:series>
          <chart:series chart:style-name="ch7" chart:values-cell-range-address="Sheet1.B2:Sheet1.B5" chart:label-cell-address="Sheet1.B1:Sheet1.B1" chart:class="chart:line">
            <chart:data-point chart:repeated="4"/>
          </chart:series>
          <chart:series chart:style-name="ch8" chart:values-cell-range-address="Sheet1.C2:Sheet1.C5" chart:label-cell-address="Sheet1.C1:Sheet1.C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Sheet1.A1:Sheet1.A1</svg:desc>
                </draw:g>
              </table:table-cell>
              <table:table-cell office:value-type="string">
                <text:p>Imaginary</text:p>
                <draw:g>
                  <svg:desc>Sheet1.B1:Sheet1.B1</svg:desc>
                </draw:g>
              </table:table-cell>
              <table:table-cell office:value-type="string">
                <text:p>Magnitud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25">
                <text:p>3.25</text:p>
                <draw:g>
                  <svg:desc>Sheet1.A2:Sheet1.A5</svg:desc>
                </draw:g>
              </table:table-cell>
              <table:table-cell office:value-type="float" office:value="0">
                <text:p>0</text:p>
                <draw:g>
                  <svg:desc>Sheet1.B2:Sheet1.B5</svg:desc>
                </draw:g>
              </table:table-cell>
              <table:table-cell office:value-type="float" office:value="3.25">
                <text:p>3.25</text:p>
                <draw:g>
                  <svg:desc>Sheet1.C2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5">
                <text:p>-0.5</text:p>
              </table:table-cell>
              <table:table-cell office:value-type="float" office:value="0.25">
                <text:p>0.25</text:p>
              </table:table-cell>
              <table:table-cell office:value-type="float" office:value="0.559017">
                <text:p>0.559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5">
                <text:p>-0.25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">
                <text:p>-0.5</text:p>
              </table:table-cell>
              <table:table-cell office:value-type="float" office:value="-0.25">
                <text:p>-0.25</text:p>
              </table:table-cell>
              <table:table-cell office:value-type="float" office:value="0.559017">
                <text:p>0.5590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3.065cm" svg:y="3.456cm" style:legend-expansion="high" chart:style-name="ch2"/>
        <chart:plot-area chart:style-name="ch3" table:cell-range-address="Sheet1.E1:Sheet1.H129" chart:data-source-has-labels="row" svg:x="0.319cm" svg:y="0.18cm" svg:width="12.427cm" svg:height="8.645cm">
          <chartooo:coordinate-region svg:x="1.152cm" svg:y="0.38cm" svg:width="11.545cm" svg:height="8.2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29" chart:label-cell-address="Sheet1.E1:Sheet1.E1" chart:class="chart:line">
            <chart:data-point chart:repeated="128"/>
          </chart:series>
          <chart:series chart:style-name="ch7" chart:values-cell-range-address="Sheet1.F2:Sheet1.F129" chart:label-cell-address="Sheet1.F1:Sheet1.F1" chart:class="chart:line">
            <chart:data-point chart:repeated="128"/>
          </chart:series>
          <chart:series chart:style-name="ch8" chart:values-cell-range-address="Sheet1.G2:Sheet1.G129" chart:label-cell-address="Sheet1.G1:Sheet1.G1" chart:class="chart:line">
            <chart:data-point chart:repeated="128"/>
          </chart:series>
          <chart:series chart:style-name="ch9" chart:values-cell-range-address="Sheet1.H2:Sheet1.H129" chart:label-cell-address="Sheet1.H1:Sheet1.H1" chart:class="chart:line">
            <chart:data-point chart:repeated="1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Sheet1.E1:Sheet1.E1</svg:desc>
                </draw:g>
              </table:table-cell>
              <table:table-cell office:value-type="string">
                <text:p>Imaginary</text:p>
                <draw:g>
                  <svg:desc>Sheet1.F1:Sheet1.F1</svg:desc>
                </draw:g>
              </table:table-cell>
              <table:table-cell office:value-type="string">
                <text:p>Magnitude</text:p>
                <draw:g>
                  <svg:desc>Sheet1.G1:Sheet1.G1</svg:desc>
                </draw:g>
              </table:table-cell>
              <table:table-cell office:value-type="string">
                <text:p>Phas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20985">
                <text:p>0.000020985</text:p>
                <draw:g>
                  <svg:desc>Sheet1.E2:Sheet1.E129</svg:desc>
                </draw:g>
              </table:table-cell>
              <table:table-cell office:value-type="float" office:value="0">
                <text:p>0</text:p>
                <draw:g>
                  <svg:desc>Sheet1.F2:Sheet1.F129</svg:desc>
                </draw:g>
              </table:table-cell>
              <table:table-cell office:value-type="float" office:value="0.000020985">
                <text:p>0.000020985</text:p>
                <draw:g>
                  <svg:desc>Sheet1.G2:Sheet1.G129</svg:desc>
                </draw:g>
              </table:table-cell>
              <table:table-cell office:value-type="float" office:value="0">
                <text:p>0</text:p>
                <draw:g>
                  <svg:desc>Sheet1.H2:Sheet1.H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11382">
                <text:p>0.0000211382</text:p>
              </table:table-cell>
              <table:table-cell office:value-type="float" office:value="0.000000000691699">
                <text:p>0.000000000691699</text:p>
              </table:table-cell>
              <table:table-cell office:value-type="float" office:value="0.0000211382">
                <text:p>0.0000211382</text:p>
              </table:table-cell>
              <table:table-cell office:value-type="float" office:value="0.0000327227">
                <text:p>0.0000327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11035">
                <text:p>0.0000211035</text:p>
              </table:table-cell>
              <table:table-cell office:value-type="float" office:value="0.000000100653">
                <text:p>0.000000100653</text:p>
              </table:table-cell>
              <table:table-cell office:value-type="float" office:value="0.0000211038">
                <text:p>0.0000211038</text:p>
              </table:table-cell>
              <table:table-cell office:value-type="float" office:value="0.00476943">
                <text:p>0.004769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21126">
                <text:p>0.000021126</text:p>
              </table:table-cell>
              <table:table-cell office:value-type="float" office:value="0.0000000927886">
                <text:p>0.0000000927886</text:p>
              </table:table-cell>
              <table:table-cell office:value-type="float" office:value="0.0000211262">
                <text:p>0.0000211262</text:p>
              </table:table-cell>
              <table:table-cell office:value-type="float" office:value="0.00439212">
                <text:p>0.00439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213109">
                <text:p>0.0000213109</text:p>
              </table:table-cell>
              <table:table-cell office:value-type="float" office:value="0.0000000648856">
                <text:p>0.0000000648856</text:p>
              </table:table-cell>
              <table:table-cell office:value-type="float" office:value="0.000021311">
                <text:p>0.000021311</text:p>
              </table:table-cell>
              <table:table-cell office:value-type="float" office:value="0.00304471">
                <text:p>0.003044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14446">
                <text:p>0.0000214446</text:p>
              </table:table-cell>
              <table:table-cell office:value-type="float" office:value="0.000000184671">
                <text:p>0.000000184671</text:p>
              </table:table-cell>
              <table:table-cell office:value-type="float" office:value="0.0000214454">
                <text:p>0.0000214454</text:p>
              </table:table-cell>
              <table:table-cell office:value-type="float" office:value="0.00861131">
                <text:p>0.00861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15499">
                <text:p>0.0000215499</text:p>
              </table:table-cell>
              <table:table-cell office:value-type="float" office:value="0.000000289613">
                <text:p>0.000000289613</text:p>
              </table:table-cell>
              <table:table-cell office:value-type="float" office:value="0.0000215519">
                <text:p>0.0000215519</text:p>
              </table:table-cell>
              <table:table-cell office:value-type="float" office:value="0.0134383">
                <text:p>0.0134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16846">
                <text:p>0.0000216846</text:p>
              </table:table-cell>
              <table:table-cell office:value-type="float" office:value="0.00000024916">
                <text:p>0.00000024916</text:p>
              </table:table-cell>
              <table:table-cell office:value-type="float" office:value="0.000021686">
                <text:p>0.000021686</text:p>
              </table:table-cell>
              <table:table-cell office:value-type="float" office:value="0.0114897">
                <text:p>0.0114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218749">
                <text:p>0.0000218749</text:p>
              </table:table-cell>
              <table:table-cell office:value-type="float" office:value="0.000000317348">
                <text:p>0.000000317348</text:p>
              </table:table-cell>
              <table:table-cell office:value-type="float" office:value="0.0000218772">
                <text:p>0.0000218772</text:p>
              </table:table-cell>
              <table:table-cell office:value-type="float" office:value="0.0145064">
                <text:p>0.01450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220942">
                <text:p>0.0000220942</text:p>
              </table:table-cell>
              <table:table-cell office:value-type="float" office:value="0.000000365035">
                <text:p>0.000000365035</text:p>
              </table:table-cell>
              <table:table-cell office:value-type="float" office:value="0.0000220972">
                <text:p>0.0000220972</text:p>
              </table:table-cell>
              <table:table-cell office:value-type="float" office:value="0.0165202">
                <text:p>0.0165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223057">
                <text:p>0.0000223057</text:p>
              </table:table-cell>
              <table:table-cell office:value-type="float" office:value="0.000000418419">
                <text:p>0.000000418419</text:p>
              </table:table-cell>
              <table:table-cell office:value-type="float" office:value="0.0000223096">
                <text:p>0.0000223096</text:p>
              </table:table-cell>
              <table:table-cell office:value-type="float" office:value="0.0187562">
                <text:p>0.01875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225365">
                <text:p>0.0000225365</text:p>
              </table:table-cell>
              <table:table-cell office:value-type="float" office:value="0.000000409114">
                <text:p>0.000000409114</text:p>
              </table:table-cell>
              <table:table-cell office:value-type="float" office:value="0.0000225402">
                <text:p>0.0000225402</text:p>
              </table:table-cell>
              <table:table-cell office:value-type="float" office:value="0.0181514">
                <text:p>0.0181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229179">
                <text:p>0.0000229179</text:p>
              </table:table-cell>
              <table:table-cell office:value-type="float" office:value="0.000000312526">
                <text:p>0.000000312526</text:p>
              </table:table-cell>
              <table:table-cell office:value-type="float" office:value="0.00002292">
                <text:p>0.00002292</text:p>
              </table:table-cell>
              <table:table-cell office:value-type="float" office:value="0.0136359">
                <text:p>0.01363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233576">
                <text:p>0.0000233576</text:p>
              </table:table-cell>
              <table:table-cell office:value-type="float" office:value="0.000000411724">
                <text:p>0.000000411724</text:p>
              </table:table-cell>
              <table:table-cell office:value-type="float" office:value="0.0000233612">
                <text:p>0.0000233612</text:p>
              </table:table-cell>
              <table:table-cell office:value-type="float" office:value="0.0176252">
                <text:p>0.0176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236806">
                <text:p>0.0000236806</text:p>
              </table:table-cell>
              <table:table-cell office:value-type="float" office:value="0.000000507929">
                <text:p>0.000000507929</text:p>
              </table:table-cell>
              <table:table-cell office:value-type="float" office:value="0.0000236861">
                <text:p>0.0000236861</text:p>
              </table:table-cell>
              <table:table-cell office:value-type="float" office:value="0.0214458">
                <text:p>0.02144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241351">
                <text:p>0.0000241351</text:p>
              </table:table-cell>
              <table:table-cell office:value-type="float" office:value="0.000000511591">
                <text:p>0.000000511591</text:p>
              </table:table-cell>
              <table:table-cell office:value-type="float" office:value="0.0000241405">
                <text:p>0.0000241405</text:p>
              </table:table-cell>
              <table:table-cell office:value-type="float" office:value="0.0211938">
                <text:p>0.02119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245872">
                <text:p>0.0000245872</text:p>
              </table:table-cell>
              <table:table-cell office:value-type="float" office:value="0.000000567681">
                <text:p>0.000000567681</text:p>
              </table:table-cell>
              <table:table-cell office:value-type="float" office:value="0.0000245938">
                <text:p>0.0000245938</text:p>
              </table:table-cell>
              <table:table-cell office:value-type="float" office:value="0.0230843">
                <text:p>0.02308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250421">
                <text:p>0.0000250421</text:p>
              </table:table-cell>
              <table:table-cell office:value-type="float" office:value="0.000000586336">
                <text:p>0.000000586336</text:p>
              </table:table-cell>
              <table:table-cell office:value-type="float" office:value="0.0000250489">
                <text:p>0.0000250489</text:p>
              </table:table-cell>
              <table:table-cell office:value-type="float" office:value="0.0234098">
                <text:p>0.0234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256876">
                <text:p>0.0000256876</text:p>
              </table:table-cell>
              <table:table-cell office:value-type="float" office:value="0.000000586122">
                <text:p>0.000000586122</text:p>
              </table:table-cell>
              <table:table-cell office:value-type="float" office:value="0.0000256943">
                <text:p>0.0000256943</text:p>
              </table:table-cell>
              <table:table-cell office:value-type="float" office:value="0.0228133">
                <text:p>0.02281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26304">
                <text:p>0.000026304</text:p>
              </table:table-cell>
              <table:table-cell office:value-type="float" office:value="0.000000676658">
                <text:p>0.000000676658</text:p>
              </table:table-cell>
              <table:table-cell office:value-type="float" office:value="0.0000263127">
                <text:p>0.0000263127</text:p>
              </table:table-cell>
              <table:table-cell office:value-type="float" office:value="0.0257189">
                <text:p>0.0257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270028">
                <text:p>0.0000270028</text:p>
              </table:table-cell>
              <table:table-cell office:value-type="float" office:value="0.000000727961">
                <text:p>0.000000727961</text:p>
              </table:table-cell>
              <table:table-cell office:value-type="float" office:value="0.0000270126">
                <text:p>0.0000270126</text:p>
              </table:table-cell>
              <table:table-cell office:value-type="float" office:value="0.0269522">
                <text:p>0.02695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277356">
                <text:p>0.0000277356</text:p>
              </table:table-cell>
              <table:table-cell office:value-type="float" office:value="0.000000767189">
                <text:p>0.000000767189</text:p>
              </table:table-cell>
              <table:table-cell office:value-type="float" office:value="0.0000277462">
                <text:p>0.0000277462</text:p>
              </table:table-cell>
              <table:table-cell office:value-type="float" office:value="0.0276538">
                <text:p>0.02765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285609">
                <text:p>0.0000285609</text:p>
              </table:table-cell>
              <table:table-cell office:value-type="float" office:value="0.000000830976">
                <text:p>0.000000830976</text:p>
              </table:table-cell>
              <table:table-cell office:value-type="float" office:value="0.000028573">
                <text:p>0.000028573</text:p>
              </table:table-cell>
              <table:table-cell office:value-type="float" office:value="0.0290867">
                <text:p>0.02908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294453">
                <text:p>0.0000294453</text:p>
              </table:table-cell>
              <table:table-cell office:value-type="float" office:value="0.000000856014">
                <text:p>0.000000856014</text:p>
              </table:table-cell>
              <table:table-cell office:value-type="float" office:value="0.0000294577">
                <text:p>0.0000294577</text:p>
              </table:table-cell>
              <table:table-cell office:value-type="float" office:value="0.0290632">
                <text:p>0.02906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303809">
                <text:p>0.0000303809</text:p>
              </table:table-cell>
              <table:table-cell office:value-type="float" office:value="0.000000897295">
                <text:p>0.000000897295</text:p>
              </table:table-cell>
              <table:table-cell office:value-type="float" office:value="0.0000303941">
                <text:p>0.0000303941</text:p>
              </table:table-cell>
              <table:table-cell office:value-type="float" office:value="0.0295263">
                <text:p>0.0295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314978">
                <text:p>0.0000314978</text:p>
              </table:table-cell>
              <table:table-cell office:value-type="float" office:value="0.000000945227">
                <text:p>0.000000945227</text:p>
              </table:table-cell>
              <table:table-cell office:value-type="float" office:value="0.000031512">
                <text:p>0.000031512</text:p>
              </table:table-cell>
              <table:table-cell office:value-type="float" office:value="0.0300003">
                <text:p>0.03000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0326093">
                <text:p>0.0000326093</text:p>
              </table:table-cell>
              <table:table-cell office:value-type="float" office:value="0.00000100389">
                <text:p>0.00000100389</text:p>
              </table:table-cell>
              <table:table-cell office:value-type="float" office:value="0.0000326247">
                <text:p>0.0000326247</text:p>
              </table:table-cell>
              <table:table-cell office:value-type="float" office:value="0.0307756">
                <text:p>0.03077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0338764">
                <text:p>0.0000338764</text:p>
              </table:table-cell>
              <table:table-cell office:value-type="float" office:value="0.00000106744">
                <text:p>0.00000106744</text:p>
              </table:table-cell>
              <table:table-cell office:value-type="float" office:value="0.0000338933">
                <text:p>0.0000338933</text:p>
              </table:table-cell>
              <table:table-cell office:value-type="float" office:value="0.0314994">
                <text:p>0.03149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352707">
                <text:p>0.0000352707</text:p>
              </table:table-cell>
              <table:table-cell office:value-type="float" office:value="0.00000113785">
                <text:p>0.00000113785</text:p>
              </table:table-cell>
              <table:table-cell office:value-type="float" office:value="0.000035289">
                <text:p>0.000035289</text:p>
              </table:table-cell>
              <table:table-cell office:value-type="float" office:value="0.0322493">
                <text:p>0.03224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0368108">
                <text:p>0.0000368108</text:p>
              </table:table-cell>
              <table:table-cell office:value-type="float" office:value="0.00000116954">
                <text:p>0.00000116954</text:p>
              </table:table-cell>
              <table:table-cell office:value-type="float" office:value="0.0000368294">
                <text:p>0.0000368294</text:p>
              </table:table-cell>
              <table:table-cell office:value-type="float" office:value="0.0317608">
                <text:p>0.03176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0385457">
                <text:p>0.0000385457</text:p>
              </table:table-cell>
              <table:table-cell office:value-type="float" office:value="0.00000119067">
                <text:p>0.00000119067</text:p>
              </table:table-cell>
              <table:table-cell office:value-type="float" office:value="0.0000385641">
                <text:p>0.0000385641</text:p>
              </table:table-cell>
              <table:table-cell office:value-type="float" office:value="0.03088">
                <text:p>0.030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40372">
                <text:p>0.000040372</text:p>
              </table:table-cell>
              <table:table-cell office:value-type="float" office:value="0.00000128102">
                <text:p>0.00000128102</text:p>
              </table:table-cell>
              <table:table-cell office:value-type="float" office:value="0.0000403924">
                <text:p>0.0000403924</text:p>
              </table:table-cell>
              <table:table-cell office:value-type="float" office:value="0.0317198">
                <text:p>0.03171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0425041">
                <text:p>0.0000425041</text:p>
              </table:table-cell>
              <table:table-cell office:value-type="float" office:value="0.00000136532">
                <text:p>0.00000136532</text:p>
              </table:table-cell>
              <table:table-cell office:value-type="float" office:value="0.000042526">
                <text:p>0.000042526</text:p>
              </table:table-cell>
              <table:table-cell office:value-type="float" office:value="0.032111">
                <text:p>0.0321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0447797">
                <text:p>0.0000447797</text:p>
              </table:table-cell>
              <table:table-cell office:value-type="float" office:value="0.00000142464">
                <text:p>0.00000142464</text:p>
              </table:table-cell>
              <table:table-cell office:value-type="float" office:value="0.0000448024">
                <text:p>0.0000448024</text:p>
              </table:table-cell>
              <table:table-cell office:value-type="float" office:value="0.0318037">
                <text:p>0.0318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0473565">
                <text:p>0.0000473565</text:p>
              </table:table-cell>
              <table:table-cell office:value-type="float" office:value="0.00000151038">
                <text:p>0.00000151038</text:p>
              </table:table-cell>
              <table:table-cell office:value-type="float" office:value="0.0000473806">
                <text:p>0.0000473806</text:p>
              </table:table-cell>
              <table:table-cell office:value-type="float" office:value="0.0318831">
                <text:p>0.03188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0502508">
                <text:p>0.0000502508</text:p>
              </table:table-cell>
              <table:table-cell office:value-type="float" office:value="0.00000165327">
                <text:p>0.00000165327</text:p>
              </table:table-cell>
              <table:table-cell office:value-type="float" office:value="0.0000502779">
                <text:p>0.0000502779</text:p>
              </table:table-cell>
              <table:table-cell office:value-type="float" office:value="0.0328885">
                <text:p>0.0328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0534657">
                <text:p>0.0000534657</text:p>
              </table:table-cell>
              <table:table-cell office:value-type="float" office:value="0.00000168727">
                <text:p>0.00000168727</text:p>
              </table:table-cell>
              <table:table-cell office:value-type="float" office:value="0.0000534923">
                <text:p>0.0000534923</text:p>
              </table:table-cell>
              <table:table-cell office:value-type="float" office:value="0.0315475">
                <text:p>0.0315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0572045">
                <text:p>0.0000572045</text:p>
              </table:table-cell>
              <table:table-cell office:value-type="float" office:value="0.00000177385">
                <text:p>0.00000177385</text:p>
              </table:table-cell>
              <table:table-cell office:value-type="float" office:value="0.000057232">
                <text:p>0.000057232</text:p>
              </table:table-cell>
              <table:table-cell office:value-type="float" office:value="0.030999">
                <text:p>0.0309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061333">
                <text:p>0.000061333</text:p>
              </table:table-cell>
              <table:table-cell office:value-type="float" office:value="0.00000190038">
                <text:p>0.00000190038</text:p>
              </table:table-cell>
              <table:table-cell office:value-type="float" office:value="0.0000613624">
                <text:p>0.0000613624</text:p>
              </table:table-cell>
              <table:table-cell office:value-type="float" office:value="0.0309747">
                <text:p>0.03097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0661486">
                <text:p>0.0000661486</text:p>
              </table:table-cell>
              <table:table-cell office:value-type="float" office:value="0.00000206454">
                <text:p>0.00000206454</text:p>
              </table:table-cell>
              <table:table-cell office:value-type="float" office:value="0.0000661808">
                <text:p>0.0000661808</text:p>
              </table:table-cell>
              <table:table-cell office:value-type="float" office:value="0.0312004">
                <text:p>0.03120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0716175">
                <text:p>0.0000716175</text:p>
              </table:table-cell>
              <table:table-cell office:value-type="float" office:value="0.00000216692">
                <text:p>0.00000216692</text:p>
              </table:table-cell>
              <table:table-cell office:value-type="float" office:value="0.0000716503">
                <text:p>0.0000716503</text:p>
              </table:table-cell>
              <table:table-cell office:value-type="float" office:value="0.0302476">
                <text:p>0.03024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077965">
                <text:p>0.000077965</text:p>
              </table:table-cell>
              <table:table-cell office:value-type="float" office:value="0.00000232775">
                <text:p>0.00000232775</text:p>
              </table:table-cell>
              <table:table-cell office:value-type="float" office:value="0.0000779997">
                <text:p>0.0000779997</text:p>
              </table:table-cell>
              <table:table-cell office:value-type="float" office:value="0.0298475">
                <text:p>0.0298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0854156">
                <text:p>0.0000854156</text:p>
              </table:table-cell>
              <table:table-cell office:value-type="float" office:value="0.00000245645">
                <text:p>0.00000245645</text:p>
              </table:table-cell>
              <table:table-cell office:value-type="float" office:value="0.0000854509">
                <text:p>0.0000854509</text:p>
              </table:table-cell>
              <table:table-cell office:value-type="float" office:value="0.0287508">
                <text:p>0.02875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0941001">
                <text:p>0.0000941001</text:p>
              </table:table-cell>
              <table:table-cell office:value-type="float" office:value="0.00000263404">
                <text:p>0.00000263404</text:p>
              </table:table-cell>
              <table:table-cell office:value-type="float" office:value="0.0000941369">
                <text:p>0.0000941369</text:p>
              </table:table-cell>
              <table:table-cell office:value-type="float" office:value="0.0279846">
                <text:p>0.0279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0465">
                <text:p>0.00010465</text:p>
              </table:table-cell>
              <table:table-cell office:value-type="float" office:value="0.00000291556">
                <text:p>0.00000291556</text:p>
              </table:table-cell>
              <table:table-cell office:value-type="float" office:value="0.00010469">
                <text:p>0.00010469</text:p>
              </table:table-cell>
              <table:table-cell office:value-type="float" office:value="0.0278529">
                <text:p>0.0278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17234">
                <text:p>0.000117234</text:p>
              </table:table-cell>
              <table:table-cell office:value-type="float" office:value="0.00000311871">
                <text:p>0.00000311871</text:p>
              </table:table-cell>
              <table:table-cell office:value-type="float" office:value="0.000117276">
                <text:p>0.000117276</text:p>
              </table:table-cell>
              <table:table-cell office:value-type="float" office:value="0.0265961">
                <text:p>0.02659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32778">
                <text:p>0.000132778</text:p>
              </table:table-cell>
              <table:table-cell office:value-type="float" office:value="0.00000338711">
                <text:p>0.00000338711</text:p>
              </table:table-cell>
              <table:table-cell office:value-type="float" office:value="0.000132821">
                <text:p>0.000132821</text:p>
              </table:table-cell>
              <table:table-cell office:value-type="float" office:value="0.025504">
                <text:p>0.0255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5209">
                <text:p>0.00015209</text:p>
              </table:table-cell>
              <table:table-cell office:value-type="float" office:value="0.00000372904">
                <text:p>0.00000372904</text:p>
              </table:table-cell>
              <table:table-cell office:value-type="float" office:value="0.000152136">
                <text:p>0.000152136</text:p>
              </table:table-cell>
              <table:table-cell office:value-type="float" office:value="0.0245136">
                <text:p>0.0245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76745">
                <text:p>0.000176745</text:p>
              </table:table-cell>
              <table:table-cell office:value-type="float" office:value="0.00000412906">
                <text:p>0.00000412906</text:p>
              </table:table-cell>
              <table:table-cell office:value-type="float" office:value="0.000176793">
                <text:p>0.000176793</text:p>
              </table:table-cell>
              <table:table-cell office:value-type="float" office:value="0.0233574">
                <text:p>0.02335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09403">
                <text:p>0.000209403</text:p>
              </table:table-cell>
              <table:table-cell office:value-type="float" office:value="0.0000046053">
                <text:p>0.0000046053</text:p>
              </table:table-cell>
              <table:table-cell office:value-type="float" office:value="0.000209453">
                <text:p>0.000209453</text:p>
              </table:table-cell>
              <table:table-cell office:value-type="float" office:value="0.021989">
                <text:p>0.0219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53485">
                <text:p>0.000253485</text:p>
              </table:table-cell>
              <table:table-cell office:value-type="float" office:value="0.00000537928">
                <text:p>0.00000537928</text:p>
              </table:table-cell>
              <table:table-cell office:value-type="float" office:value="0.000253542">
                <text:p>0.000253542</text:p>
              </table:table-cell>
              <table:table-cell office:value-type="float" office:value="0.0212181">
                <text:p>0.02121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31656">
                <text:p>0.00031656</text:p>
              </table:table-cell>
              <table:table-cell office:value-type="float" office:value="0.00000630442">
                <text:p>0.00000630442</text:p>
              </table:table-cell>
              <table:table-cell office:value-type="float" office:value="0.000316623">
                <text:p>0.000316623</text:p>
              </table:table-cell>
              <table:table-cell office:value-type="float" office:value="0.0199127">
                <text:p>0.01991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412838">
                <text:p>0.000412838</text:p>
              </table:table-cell>
              <table:table-cell office:value-type="float" office:value="0.00000762899">
                <text:p>0.00000762899</text:p>
              </table:table-cell>
              <table:table-cell office:value-type="float" office:value="0.000412909">
                <text:p>0.000412909</text:p>
              </table:table-cell>
              <table:table-cell office:value-type="float" office:value="0.0184773">
                <text:p>0.0184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57604">
                <text:p>0.00057604</text:p>
              </table:table-cell>
              <table:table-cell office:value-type="float" office:value="0.00000989521">
                <text:p>0.00000989521</text:p>
              </table:table-cell>
              <table:table-cell office:value-type="float" office:value="0.000576125">
                <text:p>0.000576125</text:p>
              </table:table-cell>
              <table:table-cell office:value-type="float" office:value="0.0171763">
                <text:p>0.01717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906875">
                <text:p>0.000906875</text:p>
              </table:table-cell>
              <table:table-cell office:value-type="float" office:value="0.0000142029">
                <text:p>0.0000142029</text:p>
              </table:table-cell>
              <table:table-cell office:value-type="float" office:value="0.000906986">
                <text:p>0.000906986</text:p>
              </table:table-cell>
              <table:table-cell office:value-type="float" office:value="0.0156601">
                <text:p>0.01566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90785">
                <text:p>0.00190785</text:p>
              </table:table-cell>
              <table:table-cell office:value-type="float" office:value="0.0000271538">
                <text:p>0.0000271538</text:p>
              </table:table-cell>
              <table:table-cell office:value-type="float" office:value="0.00190804">
                <text:p>0.00190804</text:p>
              </table:table-cell>
              <table:table-cell office:value-type="float" office:value="0.0142317">
                <text:p>0.01423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99827">
                <text:p>0.499827</text:p>
              </table:table-cell>
              <table:table-cell office:value-type="float" office:value="0.0063714">
                <text:p>0.0063714</text:p>
              </table:table-cell>
              <table:table-cell office:value-type="float" office:value="0.499868">
                <text:p>0.499868</text:p>
              </table:table-cell>
              <table:table-cell office:value-type="float" office:value="0.0127465">
                <text:p>0.0127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21631">
                <text:p>-0.0021631</text:p>
              </table:table-cell>
              <table:table-cell office:value-type="float" office:value="-0.0000242984">
                <text:p>-0.0000242984</text:p>
              </table:table-cell>
              <table:table-cell office:value-type="float" office:value="0.00216324">
                <text:p>0.00216324</text:p>
              </table:table-cell>
              <table:table-cell office:value-type="float" office:value="0.0112327">
                <text:p>0.01123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115283">
                <text:p>-0.00115283</text:p>
              </table:table-cell>
              <table:table-cell office:value-type="float" office:value="-0.0000111396">
                <text:p>-0.0000111396</text:p>
              </table:table-cell>
              <table:table-cell office:value-type="float" office:value="0.00115289">
                <text:p>0.00115289</text:p>
              </table:table-cell>
              <table:table-cell office:value-type="float" office:value="0.00966247">
                <text:p>0.009662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0824926">
                <text:p>-0.000824926</text:p>
              </table:table-cell>
              <table:table-cell office:value-type="float" office:value="-0.00000664365">
                <text:p>-0.00000664365</text:p>
              </table:table-cell>
              <table:table-cell office:value-type="float" office:value="0.000824953">
                <text:p>0.000824953</text:p>
              </table:table-cell>
              <table:table-cell office:value-type="float" office:value="0.00805346">
                <text:p>0.008053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066859">
                <text:p>-0.00066859</text:p>
              </table:table-cell>
              <table:table-cell office:value-type="float" office:value="-0.00000433001">
                <text:p>-0.00000433001</text:p>
              </table:table-cell>
              <table:table-cell office:value-type="float" office:value="0.000668604">
                <text:p>0.000668604</text:p>
              </table:table-cell>
              <table:table-cell office:value-type="float" office:value="0.00647624">
                <text:p>0.006476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058246">
                <text:p>-0.00058246</text:p>
              </table:table-cell>
              <table:table-cell office:value-type="float" office:value="-0.00000285791">
                <text:p>-0.00000285791</text:p>
              </table:table-cell>
              <table:table-cell office:value-type="float" office:value="0.000582467">
                <text:p>0.000582467</text:p>
              </table:table-cell>
              <table:table-cell office:value-type="float" office:value="0.00490658">
                <text:p>0.004906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0533208">
                <text:p>-0.000533208</text:p>
              </table:table-cell>
              <table:table-cell office:value-type="float" office:value="-0.00000175819">
                <text:p>-0.00000175819</text:p>
              </table:table-cell>
              <table:table-cell office:value-type="float" office:value="0.000533211">
                <text:p>0.000533211</text:p>
              </table:table-cell>
              <table:table-cell office:value-type="float" office:value="0.00329737">
                <text:p>0.003297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0507486">
                <text:p>-0.000507486</text:p>
              </table:table-cell>
              <table:table-cell office:value-type="float" office:value="-0.000000879927">
                <text:p>-0.000000879927</text:p>
              </table:table-cell>
              <table:table-cell office:value-type="float" office:value="0.000507487">
                <text:p>0.000507487</text:p>
              </table:table-cell>
              <table:table-cell office:value-type="float" office:value="0.00173389">
                <text:p>0.001733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0499241">
                <text:p>-0.000499241</text:p>
              </table:table-cell>
              <table:table-cell office:value-type="float" office:value="0">
                <text:p>0</text:p>
              </table:table-cell>
              <table:table-cell office:value-type="float" office:value="0.000499241">
                <text:p>0.00049924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0507486">
                <text:p>-0.000507486</text:p>
              </table:table-cell>
              <table:table-cell office:value-type="float" office:value="0.000000879927">
                <text:p>0.000000879927</text:p>
              </table:table-cell>
              <table:table-cell office:value-type="float" office:value="0.000507487">
                <text:p>0.000507487</text:p>
              </table:table-cell>
              <table:table-cell office:value-type="float" office:value="-0.00173389">
                <text:p>-0.001733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0533208">
                <text:p>-0.000533208</text:p>
              </table:table-cell>
              <table:table-cell office:value-type="float" office:value="0.00000175819">
                <text:p>0.00000175819</text:p>
              </table:table-cell>
              <table:table-cell office:value-type="float" office:value="0.000533211">
                <text:p>0.000533211</text:p>
              </table:table-cell>
              <table:table-cell office:value-type="float" office:value="-0.00329737">
                <text:p>-0.003297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058246">
                <text:p>-0.00058246</text:p>
              </table:table-cell>
              <table:table-cell office:value-type="float" office:value="0.00000285791">
                <text:p>0.00000285791</text:p>
              </table:table-cell>
              <table:table-cell office:value-type="float" office:value="0.000582467">
                <text:p>0.000582467</text:p>
              </table:table-cell>
              <table:table-cell office:value-type="float" office:value="-0.00490658">
                <text:p>-0.004906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066859">
                <text:p>-0.00066859</text:p>
              </table:table-cell>
              <table:table-cell office:value-type="float" office:value="0.00000433001">
                <text:p>0.00000433001</text:p>
              </table:table-cell>
              <table:table-cell office:value-type="float" office:value="0.000668604">
                <text:p>0.000668604</text:p>
              </table:table-cell>
              <table:table-cell office:value-type="float" office:value="-0.00647624">
                <text:p>-0.00647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0824926">
                <text:p>-0.000824926</text:p>
              </table:table-cell>
              <table:table-cell office:value-type="float" office:value="0.00000664365">
                <text:p>0.00000664365</text:p>
              </table:table-cell>
              <table:table-cell office:value-type="float" office:value="0.000824953">
                <text:p>0.000824953</text:p>
              </table:table-cell>
              <table:table-cell office:value-type="float" office:value="-0.00805346">
                <text:p>-0.008053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115283">
                <text:p>-0.00115283</text:p>
              </table:table-cell>
              <table:table-cell office:value-type="float" office:value="0.0000111396">
                <text:p>0.0000111396</text:p>
              </table:table-cell>
              <table:table-cell office:value-type="float" office:value="0.00115289">
                <text:p>0.00115289</text:p>
              </table:table-cell>
              <table:table-cell office:value-type="float" office:value="-0.00966247">
                <text:p>-0.009662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21631">
                <text:p>-0.0021631</text:p>
              </table:table-cell>
              <table:table-cell office:value-type="float" office:value="0.0000242984">
                <text:p>0.0000242984</text:p>
              </table:table-cell>
              <table:table-cell office:value-type="float" office:value="0.00216324">
                <text:p>0.00216324</text:p>
              </table:table-cell>
              <table:table-cell office:value-type="float" office:value="-0.0112327">
                <text:p>-0.01123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99827">
                <text:p>0.499827</text:p>
              </table:table-cell>
              <table:table-cell office:value-type="float" office:value="-0.0063714">
                <text:p>-0.0063714</text:p>
              </table:table-cell>
              <table:table-cell office:value-type="float" office:value="0.499868">
                <text:p>0.499868</text:p>
              </table:table-cell>
              <table:table-cell office:value-type="float" office:value="-0.0127465">
                <text:p>-0.0127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90785">
                <text:p>0.00190785</text:p>
              </table:table-cell>
              <table:table-cell office:value-type="float" office:value="-0.0000271538">
                <text:p>-0.0000271538</text:p>
              </table:table-cell>
              <table:table-cell office:value-type="float" office:value="0.00190804">
                <text:p>0.00190804</text:p>
              </table:table-cell>
              <table:table-cell office:value-type="float" office:value="-0.0142317">
                <text:p>-0.01423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906875">
                <text:p>0.000906875</text:p>
              </table:table-cell>
              <table:table-cell office:value-type="float" office:value="-0.0000142029">
                <text:p>-0.0000142029</text:p>
              </table:table-cell>
              <table:table-cell office:value-type="float" office:value="0.000906986">
                <text:p>0.000906986</text:p>
              </table:table-cell>
              <table:table-cell office:value-type="float" office:value="-0.0156601">
                <text:p>-0.01566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57604">
                <text:p>0.00057604</text:p>
              </table:table-cell>
              <table:table-cell office:value-type="float" office:value="-0.00000989521">
                <text:p>-0.00000989521</text:p>
              </table:table-cell>
              <table:table-cell office:value-type="float" office:value="0.000576125">
                <text:p>0.000576125</text:p>
              </table:table-cell>
              <table:table-cell office:value-type="float" office:value="-0.0171763">
                <text:p>-0.01717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412838">
                <text:p>0.000412838</text:p>
              </table:table-cell>
              <table:table-cell office:value-type="float" office:value="-0.00000762899">
                <text:p>-0.00000762899</text:p>
              </table:table-cell>
              <table:table-cell office:value-type="float" office:value="0.000412909">
                <text:p>0.000412909</text:p>
              </table:table-cell>
              <table:table-cell office:value-type="float" office:value="-0.0184773">
                <text:p>-0.018477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31656">
                <text:p>0.00031656</text:p>
              </table:table-cell>
              <table:table-cell office:value-type="float" office:value="-0.00000630442">
                <text:p>-0.00000630442</text:p>
              </table:table-cell>
              <table:table-cell office:value-type="float" office:value="0.000316623">
                <text:p>0.000316623</text:p>
              </table:table-cell>
              <table:table-cell office:value-type="float" office:value="-0.0199127">
                <text:p>-0.0199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253485">
                <text:p>0.000253485</text:p>
              </table:table-cell>
              <table:table-cell office:value-type="float" office:value="-0.00000537928">
                <text:p>-0.00000537928</text:p>
              </table:table-cell>
              <table:table-cell office:value-type="float" office:value="0.000253542">
                <text:p>0.000253542</text:p>
              </table:table-cell>
              <table:table-cell office:value-type="float" office:value="-0.0212181">
                <text:p>-0.02121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209403">
                <text:p>0.000209403</text:p>
              </table:table-cell>
              <table:table-cell office:value-type="float" office:value="-0.0000046053">
                <text:p>-0.0000046053</text:p>
              </table:table-cell>
              <table:table-cell office:value-type="float" office:value="0.000209453">
                <text:p>0.000209453</text:p>
              </table:table-cell>
              <table:table-cell office:value-type="float" office:value="-0.021989">
                <text:p>-0.0219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176745">
                <text:p>0.000176745</text:p>
              </table:table-cell>
              <table:table-cell office:value-type="float" office:value="-0.00000412906">
                <text:p>-0.00000412906</text:p>
              </table:table-cell>
              <table:table-cell office:value-type="float" office:value="0.000176793">
                <text:p>0.000176793</text:p>
              </table:table-cell>
              <table:table-cell office:value-type="float" office:value="-0.0233574">
                <text:p>-0.0233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15209">
                <text:p>0.00015209</text:p>
              </table:table-cell>
              <table:table-cell office:value-type="float" office:value="-0.00000372904">
                <text:p>-0.00000372904</text:p>
              </table:table-cell>
              <table:table-cell office:value-type="float" office:value="0.000152136">
                <text:p>0.000152136</text:p>
              </table:table-cell>
              <table:table-cell office:value-type="float" office:value="-0.0245136">
                <text:p>-0.02451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132778">
                <text:p>0.000132778</text:p>
              </table:table-cell>
              <table:table-cell office:value-type="float" office:value="-0.00000338711">
                <text:p>-0.00000338711</text:p>
              </table:table-cell>
              <table:table-cell office:value-type="float" office:value="0.000132821">
                <text:p>0.000132821</text:p>
              </table:table-cell>
              <table:table-cell office:value-type="float" office:value="-0.025504">
                <text:p>-0.0255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117234">
                <text:p>0.000117234</text:p>
              </table:table-cell>
              <table:table-cell office:value-type="float" office:value="-0.00000311871">
                <text:p>-0.00000311871</text:p>
              </table:table-cell>
              <table:table-cell office:value-type="float" office:value="0.000117276">
                <text:p>0.000117276</text:p>
              </table:table-cell>
              <table:table-cell office:value-type="float" office:value="-0.0265961">
                <text:p>-0.02659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10465">
                <text:p>0.00010465</text:p>
              </table:table-cell>
              <table:table-cell office:value-type="float" office:value="-0.00000291556">
                <text:p>-0.00000291556</text:p>
              </table:table-cell>
              <table:table-cell office:value-type="float" office:value="0.00010469">
                <text:p>0.00010469</text:p>
              </table:table-cell>
              <table:table-cell office:value-type="float" office:value="-0.0278529">
                <text:p>-0.0278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0941001">
                <text:p>0.0000941001</text:p>
              </table:table-cell>
              <table:table-cell office:value-type="float" office:value="-0.00000263404">
                <text:p>-0.00000263404</text:p>
              </table:table-cell>
              <table:table-cell office:value-type="float" office:value="0.0000941369">
                <text:p>0.0000941369</text:p>
              </table:table-cell>
              <table:table-cell office:value-type="float" office:value="-0.0279846">
                <text:p>-0.02798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0854156">
                <text:p>0.0000854156</text:p>
              </table:table-cell>
              <table:table-cell office:value-type="float" office:value="-0.00000245645">
                <text:p>-0.00000245645</text:p>
              </table:table-cell>
              <table:table-cell office:value-type="float" office:value="0.0000854509">
                <text:p>0.0000854509</text:p>
              </table:table-cell>
              <table:table-cell office:value-type="float" office:value="-0.0287508">
                <text:p>-0.02875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077965">
                <text:p>0.000077965</text:p>
              </table:table-cell>
              <table:table-cell office:value-type="float" office:value="-0.00000232775">
                <text:p>-0.00000232775</text:p>
              </table:table-cell>
              <table:table-cell office:value-type="float" office:value="0.0000779997">
                <text:p>0.0000779997</text:p>
              </table:table-cell>
              <table:table-cell office:value-type="float" office:value="-0.0298475">
                <text:p>-0.0298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0716175">
                <text:p>0.0000716175</text:p>
              </table:table-cell>
              <table:table-cell office:value-type="float" office:value="-0.00000216692">
                <text:p>-0.00000216692</text:p>
              </table:table-cell>
              <table:table-cell office:value-type="float" office:value="0.0000716503">
                <text:p>0.0000716503</text:p>
              </table:table-cell>
              <table:table-cell office:value-type="float" office:value="-0.0302476">
                <text:p>-0.0302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0661486">
                <text:p>0.0000661486</text:p>
              </table:table-cell>
              <table:table-cell office:value-type="float" office:value="-0.00000206454">
                <text:p>-0.00000206454</text:p>
              </table:table-cell>
              <table:table-cell office:value-type="float" office:value="0.0000661808">
                <text:p>0.0000661808</text:p>
              </table:table-cell>
              <table:table-cell office:value-type="float" office:value="-0.0312004">
                <text:p>-0.03120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061333">
                <text:p>0.000061333</text:p>
              </table:table-cell>
              <table:table-cell office:value-type="float" office:value="-0.00000190038">
                <text:p>-0.00000190038</text:p>
              </table:table-cell>
              <table:table-cell office:value-type="float" office:value="0.0000613624">
                <text:p>0.0000613624</text:p>
              </table:table-cell>
              <table:table-cell office:value-type="float" office:value="-0.0309747">
                <text:p>-0.03097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0572045">
                <text:p>0.0000572045</text:p>
              </table:table-cell>
              <table:table-cell office:value-type="float" office:value="-0.00000177385">
                <text:p>-0.00000177385</text:p>
              </table:table-cell>
              <table:table-cell office:value-type="float" office:value="0.000057232">
                <text:p>0.000057232</text:p>
              </table:table-cell>
              <table:table-cell office:value-type="float" office:value="-0.030999">
                <text:p>-0.030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0534657">
                <text:p>0.0000534657</text:p>
              </table:table-cell>
              <table:table-cell office:value-type="float" office:value="-0.00000168727">
                <text:p>-0.00000168727</text:p>
              </table:table-cell>
              <table:table-cell office:value-type="float" office:value="0.0000534923">
                <text:p>0.0000534923</text:p>
              </table:table-cell>
              <table:table-cell office:value-type="float" office:value="-0.0315475">
                <text:p>-0.03154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0502508">
                <text:p>0.0000502508</text:p>
              </table:table-cell>
              <table:table-cell office:value-type="float" office:value="-0.00000165327">
                <text:p>-0.00000165327</text:p>
              </table:table-cell>
              <table:table-cell office:value-type="float" office:value="0.0000502779">
                <text:p>0.0000502779</text:p>
              </table:table-cell>
              <table:table-cell office:value-type="float" office:value="-0.0328885">
                <text:p>-0.03288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0473565">
                <text:p>0.0000473565</text:p>
              </table:table-cell>
              <table:table-cell office:value-type="float" office:value="-0.00000151038">
                <text:p>-0.00000151038</text:p>
              </table:table-cell>
              <table:table-cell office:value-type="float" office:value="0.0000473806">
                <text:p>0.0000473806</text:p>
              </table:table-cell>
              <table:table-cell office:value-type="float" office:value="-0.0318831">
                <text:p>-0.03188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0447797">
                <text:p>0.0000447797</text:p>
              </table:table-cell>
              <table:table-cell office:value-type="float" office:value="-0.00000142464">
                <text:p>-0.00000142464</text:p>
              </table:table-cell>
              <table:table-cell office:value-type="float" office:value="0.0000448024">
                <text:p>0.0000448024</text:p>
              </table:table-cell>
              <table:table-cell office:value-type="float" office:value="-0.0318037">
                <text:p>-0.03180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0425041">
                <text:p>0.0000425041</text:p>
              </table:table-cell>
              <table:table-cell office:value-type="float" office:value="-0.00000136532">
                <text:p>-0.00000136532</text:p>
              </table:table-cell>
              <table:table-cell office:value-type="float" office:value="0.000042526">
                <text:p>0.000042526</text:p>
              </table:table-cell>
              <table:table-cell office:value-type="float" office:value="-0.032111">
                <text:p>-0.032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040372">
                <text:p>0.000040372</text:p>
              </table:table-cell>
              <table:table-cell office:value-type="float" office:value="-0.00000128102">
                <text:p>-0.00000128102</text:p>
              </table:table-cell>
              <table:table-cell office:value-type="float" office:value="0.0000403924">
                <text:p>0.0000403924</text:p>
              </table:table-cell>
              <table:table-cell office:value-type="float" office:value="-0.0317198">
                <text:p>-0.03171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0385457">
                <text:p>0.0000385457</text:p>
              </table:table-cell>
              <table:table-cell office:value-type="float" office:value="-0.00000119067">
                <text:p>-0.00000119067</text:p>
              </table:table-cell>
              <table:table-cell office:value-type="float" office:value="0.0000385641">
                <text:p>0.0000385641</text:p>
              </table:table-cell>
              <table:table-cell office:value-type="float" office:value="-0.03088">
                <text:p>-0.030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0368108">
                <text:p>0.0000368108</text:p>
              </table:table-cell>
              <table:table-cell office:value-type="float" office:value="-0.00000116954">
                <text:p>-0.00000116954</text:p>
              </table:table-cell>
              <table:table-cell office:value-type="float" office:value="0.0000368294">
                <text:p>0.0000368294</text:p>
              </table:table-cell>
              <table:table-cell office:value-type="float" office:value="-0.0317608">
                <text:p>-0.03176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0352707">
                <text:p>0.0000352707</text:p>
              </table:table-cell>
              <table:table-cell office:value-type="float" office:value="-0.00000113785">
                <text:p>-0.00000113785</text:p>
              </table:table-cell>
              <table:table-cell office:value-type="float" office:value="0.000035289">
                <text:p>0.000035289</text:p>
              </table:table-cell>
              <table:table-cell office:value-type="float" office:value="-0.0322493">
                <text:p>-0.03224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0338764">
                <text:p>0.0000338764</text:p>
              </table:table-cell>
              <table:table-cell office:value-type="float" office:value="-0.00000106744">
                <text:p>-0.00000106744</text:p>
              </table:table-cell>
              <table:table-cell office:value-type="float" office:value="0.0000338933">
                <text:p>0.0000338933</text:p>
              </table:table-cell>
              <table:table-cell office:value-type="float" office:value="-0.0314994">
                <text:p>-0.03149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0326093">
                <text:p>0.0000326093</text:p>
              </table:table-cell>
              <table:table-cell office:value-type="float" office:value="-0.00000100389">
                <text:p>-0.00000100389</text:p>
              </table:table-cell>
              <table:table-cell office:value-type="float" office:value="0.0000326247">
                <text:p>0.0000326247</text:p>
              </table:table-cell>
              <table:table-cell office:value-type="float" office:value="-0.0307756">
                <text:p>-0.03077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0314978">
                <text:p>0.0000314978</text:p>
              </table:table-cell>
              <table:table-cell office:value-type="float" office:value="-0.000000945227">
                <text:p>-0.000000945227</text:p>
              </table:table-cell>
              <table:table-cell office:value-type="float" office:value="0.000031512">
                <text:p>0.000031512</text:p>
              </table:table-cell>
              <table:table-cell office:value-type="float" office:value="-0.0300003">
                <text:p>-0.03000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0303809">
                <text:p>0.0000303809</text:p>
              </table:table-cell>
              <table:table-cell office:value-type="float" office:value="-0.000000897295">
                <text:p>-0.000000897295</text:p>
              </table:table-cell>
              <table:table-cell office:value-type="float" office:value="0.0000303941">
                <text:p>0.0000303941</text:p>
              </table:table-cell>
              <table:table-cell office:value-type="float" office:value="-0.0295263">
                <text:p>-0.02952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0294453">
                <text:p>0.0000294453</text:p>
              </table:table-cell>
              <table:table-cell office:value-type="float" office:value="-0.000000856014">
                <text:p>-0.000000856014</text:p>
              </table:table-cell>
              <table:table-cell office:value-type="float" office:value="0.0000294577">
                <text:p>0.0000294577</text:p>
              </table:table-cell>
              <table:table-cell office:value-type="float" office:value="-0.0290632">
                <text:p>-0.02906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0285609">
                <text:p>0.0000285609</text:p>
              </table:table-cell>
              <table:table-cell office:value-type="float" office:value="-0.000000830976">
                <text:p>-0.000000830976</text:p>
              </table:table-cell>
              <table:table-cell office:value-type="float" office:value="0.000028573">
                <text:p>0.000028573</text:p>
              </table:table-cell>
              <table:table-cell office:value-type="float" office:value="-0.0290867">
                <text:p>-0.02908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0277356">
                <text:p>0.0000277356</text:p>
              </table:table-cell>
              <table:table-cell office:value-type="float" office:value="-0.000000767189">
                <text:p>-0.000000767189</text:p>
              </table:table-cell>
              <table:table-cell office:value-type="float" office:value="0.0000277462">
                <text:p>0.0000277462</text:p>
              </table:table-cell>
              <table:table-cell office:value-type="float" office:value="-0.0276538">
                <text:p>-0.02765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0270028">
                <text:p>0.0000270028</text:p>
              </table:table-cell>
              <table:table-cell office:value-type="float" office:value="-0.000000727961">
                <text:p>-0.000000727961</text:p>
              </table:table-cell>
              <table:table-cell office:value-type="float" office:value="0.0000270126">
                <text:p>0.0000270126</text:p>
              </table:table-cell>
              <table:table-cell office:value-type="float" office:value="-0.0269522">
                <text:p>-0.02695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026304">
                <text:p>0.000026304</text:p>
              </table:table-cell>
              <table:table-cell office:value-type="float" office:value="-0.000000676658">
                <text:p>-0.000000676658</text:p>
              </table:table-cell>
              <table:table-cell office:value-type="float" office:value="0.0000263127">
                <text:p>0.0000263127</text:p>
              </table:table-cell>
              <table:table-cell office:value-type="float" office:value="-0.0257189">
                <text:p>-0.02571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0256876">
                <text:p>0.0000256876</text:p>
              </table:table-cell>
              <table:table-cell office:value-type="float" office:value="-0.000000586122">
                <text:p>-0.000000586122</text:p>
              </table:table-cell>
              <table:table-cell office:value-type="float" office:value="0.0000256943">
                <text:p>0.0000256943</text:p>
              </table:table-cell>
              <table:table-cell office:value-type="float" office:value="-0.0228133">
                <text:p>-0.02281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0250421">
                <text:p>0.0000250421</text:p>
              </table:table-cell>
              <table:table-cell office:value-type="float" office:value="-0.000000586336">
                <text:p>-0.000000586336</text:p>
              </table:table-cell>
              <table:table-cell office:value-type="float" office:value="0.0000250489">
                <text:p>0.0000250489</text:p>
              </table:table-cell>
              <table:table-cell office:value-type="float" office:value="-0.0234098">
                <text:p>-0.02340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0245872">
                <text:p>0.0000245872</text:p>
              </table:table-cell>
              <table:table-cell office:value-type="float" office:value="-0.000000567681">
                <text:p>-0.000000567681</text:p>
              </table:table-cell>
              <table:table-cell office:value-type="float" office:value="0.0000245938">
                <text:p>0.0000245938</text:p>
              </table:table-cell>
              <table:table-cell office:value-type="float" office:value="-0.0230843">
                <text:p>-0.023084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0241351">
                <text:p>0.0000241351</text:p>
              </table:table-cell>
              <table:table-cell office:value-type="float" office:value="-0.000000511591">
                <text:p>-0.000000511591</text:p>
              </table:table-cell>
              <table:table-cell office:value-type="float" office:value="0.0000241405">
                <text:p>0.0000241405</text:p>
              </table:table-cell>
              <table:table-cell office:value-type="float" office:value="-0.0211938">
                <text:p>-0.02119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0236806">
                <text:p>0.0000236806</text:p>
              </table:table-cell>
              <table:table-cell office:value-type="float" office:value="-0.000000507929">
                <text:p>-0.000000507929</text:p>
              </table:table-cell>
              <table:table-cell office:value-type="float" office:value="0.0000236861">
                <text:p>0.0000236861</text:p>
              </table:table-cell>
              <table:table-cell office:value-type="float" office:value="-0.0214458">
                <text:p>-0.02144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0233576">
                <text:p>0.0000233576</text:p>
              </table:table-cell>
              <table:table-cell office:value-type="float" office:value="-0.000000411724">
                <text:p>-0.000000411724</text:p>
              </table:table-cell>
              <table:table-cell office:value-type="float" office:value="0.0000233612">
                <text:p>0.0000233612</text:p>
              </table:table-cell>
              <table:table-cell office:value-type="float" office:value="-0.0176252">
                <text:p>-0.017625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0229179">
                <text:p>0.0000229179</text:p>
              </table:table-cell>
              <table:table-cell office:value-type="float" office:value="-0.000000312526">
                <text:p>-0.000000312526</text:p>
              </table:table-cell>
              <table:table-cell office:value-type="float" office:value="0.00002292">
                <text:p>0.00002292</text:p>
              </table:table-cell>
              <table:table-cell office:value-type="float" office:value="-0.0136359">
                <text:p>-0.01363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0225365">
                <text:p>0.0000225365</text:p>
              </table:table-cell>
              <table:table-cell office:value-type="float" office:value="-0.000000409114">
                <text:p>-0.000000409114</text:p>
              </table:table-cell>
              <table:table-cell office:value-type="float" office:value="0.0000225402">
                <text:p>0.0000225402</text:p>
              </table:table-cell>
              <table:table-cell office:value-type="float" office:value="-0.0181514">
                <text:p>-0.018151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0223057">
                <text:p>0.0000223057</text:p>
              </table:table-cell>
              <table:table-cell office:value-type="float" office:value="-0.000000418419">
                <text:p>-0.000000418419</text:p>
              </table:table-cell>
              <table:table-cell office:value-type="float" office:value="0.0000223096">
                <text:p>0.0000223096</text:p>
              </table:table-cell>
              <table:table-cell office:value-type="float" office:value="-0.0187562">
                <text:p>-0.01875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0220942">
                <text:p>0.0000220942</text:p>
              </table:table-cell>
              <table:table-cell office:value-type="float" office:value="-0.000000365035">
                <text:p>-0.000000365035</text:p>
              </table:table-cell>
              <table:table-cell office:value-type="float" office:value="0.0000220972">
                <text:p>0.0000220972</text:p>
              </table:table-cell>
              <table:table-cell office:value-type="float" office:value="-0.0165202">
                <text:p>-0.01652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0218749">
                <text:p>0.0000218749</text:p>
              </table:table-cell>
              <table:table-cell office:value-type="float" office:value="-0.000000317348">
                <text:p>-0.000000317348</text:p>
              </table:table-cell>
              <table:table-cell office:value-type="float" office:value="0.0000218772">
                <text:p>0.0000218772</text:p>
              </table:table-cell>
              <table:table-cell office:value-type="float" office:value="-0.0145064">
                <text:p>-0.014506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0216846">
                <text:p>0.0000216846</text:p>
              </table:table-cell>
              <table:table-cell office:value-type="float" office:value="-0.00000024916">
                <text:p>-0.00000024916</text:p>
              </table:table-cell>
              <table:table-cell office:value-type="float" office:value="0.000021686">
                <text:p>0.000021686</text:p>
              </table:table-cell>
              <table:table-cell office:value-type="float" office:value="-0.0114897">
                <text:p>-0.01148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0215499">
                <text:p>0.0000215499</text:p>
              </table:table-cell>
              <table:table-cell office:value-type="float" office:value="-0.000000289613">
                <text:p>-0.000000289613</text:p>
              </table:table-cell>
              <table:table-cell office:value-type="float" office:value="0.0000215519">
                <text:p>0.0000215519</text:p>
              </table:table-cell>
              <table:table-cell office:value-type="float" office:value="-0.0134383">
                <text:p>-0.013438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0214446">
                <text:p>0.0000214446</text:p>
              </table:table-cell>
              <table:table-cell office:value-type="float" office:value="-0.000000184671">
                <text:p>-0.000000184671</text:p>
              </table:table-cell>
              <table:table-cell office:value-type="float" office:value="0.0000214454">
                <text:p>0.0000214454</text:p>
              </table:table-cell>
              <table:table-cell office:value-type="float" office:value="-0.00861131">
                <text:p>-0.0086113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0213109">
                <text:p>0.0000213109</text:p>
              </table:table-cell>
              <table:table-cell office:value-type="float" office:value="-0.0000000648856">
                <text:p>-0.0000000648856</text:p>
              </table:table-cell>
              <table:table-cell office:value-type="float" office:value="0.000021311">
                <text:p>0.000021311</text:p>
              </table:table-cell>
              <table:table-cell office:value-type="float" office:value="-0.00304471">
                <text:p>-0.0030447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021126">
                <text:p>0.000021126</text:p>
              </table:table-cell>
              <table:table-cell office:value-type="float" office:value="-0.0000000927886">
                <text:p>-0.0000000927886</text:p>
              </table:table-cell>
              <table:table-cell office:value-type="float" office:value="0.0000211262">
                <text:p>0.0000211262</text:p>
              </table:table-cell>
              <table:table-cell office:value-type="float" office:value="-0.00439212">
                <text:p>-0.004392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0211035">
                <text:p>0.0000211035</text:p>
              </table:table-cell>
              <table:table-cell office:value-type="float" office:value="-0.000000100653">
                <text:p>-0.000000100653</text:p>
              </table:table-cell>
              <table:table-cell office:value-type="float" office:value="0.0000211038">
                <text:p>0.0000211038</text:p>
              </table:table-cell>
              <table:table-cell office:value-type="float" office:value="-0.00476943">
                <text:p>-0.004769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0211382">
                <text:p>0.0000211382</text:p>
              </table:table-cell>
              <table:table-cell office:value-type="float" office:value="-0.000000000691699">
                <text:p>-0.000000000691699</text:p>
              </table:table-cell>
              <table:table-cell office:value-type="float" office:value="0.0000211382">
                <text:p>0.0000211382</text:p>
              </table:table-cell>
              <table:table-cell office:value-type="float" office:value="-0.0000327227">
                <text:p>-0.0000327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legend chart:legend-position="end" svg:x="13.065cm" svg:y="3.457cm" style:legend-expansion="high" chart:style-name="ch2"/>
        <chart:plot-area chart:style-name="ch3" table:cell-range-address="Sheet1.J1:Sheet1.M129" chart:data-source-has-labels="row" svg:x="0.319cm" svg:y="0.18cm" svg:width="12.427cm" svg:height="8.646cm">
          <chartooo:coordinate-region svg:x="1.152cm" svg:y="0.379cm" svg:width="11.545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129" chart:label-cell-address="Sheet1.J1:Sheet1.J1" chart:class="chart:line">
            <chart:data-point chart:repeated="128"/>
          </chart:series>
          <chart:series chart:style-name="ch7" chart:values-cell-range-address="Sheet1.K2:Sheet1.K129" chart:label-cell-address="Sheet1.K1:Sheet1.K1" chart:class="chart:line">
            <chart:data-point chart:repeated="128"/>
          </chart:series>
          <chart:series chart:style-name="ch8" chart:values-cell-range-address="Sheet1.L2:Sheet1.L129" chart:label-cell-address="Sheet1.L1:Sheet1.L1" chart:class="chart:line">
            <chart:data-point chart:repeated="128"/>
          </chart:series>
          <chart:series chart:style-name="ch9" chart:values-cell-range-address="Sheet1.M2:Sheet1.M129" chart:label-cell-address="Sheet1.M1:Sheet1.M1" chart:class="chart:line">
            <chart:data-point chart:repeated="12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Sheet1.J1:Sheet1.J1</svg:desc>
                </draw:g>
              </table:table-cell>
              <table:table-cell office:value-type="string">
                <text:p>Imaginary</text:p>
                <draw:g>
                  <svg:desc>Sheet1.K1:Sheet1.K1</svg:desc>
                </draw:g>
              </table:table-cell>
              <table:table-cell office:value-type="string">
                <text:p>Magnitude</text:p>
                <draw:g>
                  <svg:desc>Sheet1.L1:Sheet1.L1</svg:desc>
                </draw:g>
              </table:table-cell>
              <table:table-cell office:value-type="string">
                <text:p>Phase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2:Sheet1.J129</svg:desc>
                </draw:g>
              </table:table-cell>
              <table:table-cell office:value-type="float" office:value="0">
                <text:p>0</text:p>
                <draw:g>
                  <svg:desc>Sheet1.K2:Sheet1.K129</svg:desc>
                </draw:g>
              </table:table-cell>
              <table:table-cell office:value-type="float" office:value="0">
                <text:p>0</text:p>
                <draw:g>
                  <svg:desc>Sheet1.L2:Sheet1.L129</svg:desc>
                </draw:g>
              </table:table-cell>
              <table:table-cell office:value-type="float" office:value="NaN">
                <text:p>NaN</text:p>
                <draw:g>
                  <svg:desc>Sheet1.M2:Sheet1.M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91793">
                <text:p>0.000191793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781485">
                <text:p>0.00781485</text:p>
              </table:table-cell>
              <table:table-cell office:value-type="float" office:value="-1.54625">
                <text:p>-1.54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0576284">
                <text:p>-0.00057628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783373">
                <text:p>0.00783373</text:p>
              </table:table-cell>
              <table:table-cell office:value-type="float" office:value="-1.49717">
                <text:p>-1.497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96358">
                <text:p>0.00096358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78717">
                <text:p>0.0078717</text:p>
              </table:table-cell>
              <table:table-cell office:value-type="float" office:value="-1.44808">
                <text:p>-1.448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13556">
                <text:p>-0.001355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792924">
                <text:p>0.00792924</text:p>
              </table:table-cell>
              <table:table-cell office:value-type="float" office:value="-1.39899">
                <text:p>-1.398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75435">
                <text:p>0.00175435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800705">
                <text:p>0.00800705</text:p>
              </table:table-cell>
              <table:table-cell office:value-type="float" office:value="-1.3499">
                <text:p>-1.3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216201">
                <text:p>-0.0021620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810614">
                <text:p>0.00810614</text:p>
              </table:table-cell>
              <table:table-cell office:value-type="float" office:value="-1.30082">
                <text:p>-1.300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5809">
                <text:p>0.0025809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822777">
                <text:p>0.00822777</text:p>
              </table:table-cell>
              <table:table-cell office:value-type="float" office:value="-1.25173">
                <text:p>-1.251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301362">
                <text:p>-0.0030136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837359">
                <text:p>0.00837359</text:p>
              </table:table-cell>
              <table:table-cell office:value-type="float" office:value="-1.20264">
                <text:p>-1.202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346304">
                <text:p>0.00346304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854563">
                <text:p>0.00854563</text:p>
              </table:table-cell>
              <table:table-cell office:value-type="float" office:value="-1.15355">
                <text:p>-1.153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393248">
                <text:p>-0.0039324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87464">
                <text:p>0.0087464</text:p>
              </table:table-cell>
              <table:table-cell office:value-type="float" office:value="-1.10447">
                <text:p>-1.104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442573">
                <text:p>0.00442573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897899">
                <text:p>0.00897899</text:p>
              </table:table-cell>
              <table:table-cell office:value-type="float" office:value="-1.05538">
                <text:p>-1.055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494721">
                <text:p>-0.0049472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924716">
                <text:p>0.00924716</text:p>
              </table:table-cell>
              <table:table-cell office:value-type="float" office:value="-1.00629">
                <text:p>-1.00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50218">
                <text:p>0.00550218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955558">
                <text:p>0.00955558</text:p>
              </table:table-cell>
              <table:table-cell office:value-type="float" office:value="-0.957204">
                <text:p>-0.9572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609694">
                <text:p>-0.0060969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990998">
                <text:p>0.00990998</text:p>
              </table:table-cell>
              <table:table-cell office:value-type="float" office:value="-0.908117">
                <text:p>-0.908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673911">
                <text:p>0.00673911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103175">
                <text:p>0.0103175</text:p>
              </table:table-cell>
              <table:table-cell office:value-type="float" office:value="-0.859029">
                <text:p>-0.8590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743812">
                <text:p>-0.0074381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07871">
                <text:p>0.0107871</text:p>
              </table:table-cell>
              <table:table-cell office:value-type="float" office:value="-0.809942">
                <text:p>-0.8099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20572">
                <text:p>0.00820572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1133">
                <text:p>0.01133</text:p>
              </table:table-cell>
              <table:table-cell office:value-type="float" office:value="-0.760855">
                <text:p>-0.7608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905686">
                <text:p>-0.0090568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19608">
                <text:p>0.0119608</text:p>
              </table:table-cell>
              <table:table-cell office:value-type="float" office:value="-0.711767">
                <text:p>-0.7117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100108">
                <text:p>0.0100108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126985">
                <text:p>0.0126985</text:p>
              </table:table-cell>
              <table:table-cell office:value-type="float" office:value="-0.66268">
                <text:p>-0.662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110929">
                <text:p>-0.011092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35679">
                <text:p>0.0135679</text:p>
              </table:table-cell>
              <table:table-cell office:value-type="float" office:value="-0.613592">
                <text:p>-0.6135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123373">
                <text:p>0.0123373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146029">
                <text:p>0.0146029</text:p>
              </table:table-cell>
              <table:table-cell office:value-type="float" office:value="-0.564505">
                <text:p>-0.564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13791">
                <text:p>-0.01379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58501">
                <text:p>0.0158501</text:p>
              </table:table-cell>
              <table:table-cell office:value-type="float" office:value="-0.515418">
                <text:p>-0.515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55208">
                <text:p>0.0155208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173761">
                <text:p>0.0173761</text:p>
              </table:table-cell>
              <table:table-cell office:value-type="float" office:value="-0.46633">
                <text:p>-0.466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176247">
                <text:p>-0.017624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92786">
                <text:p>0.0192786</text:p>
              </table:table-cell>
              <table:table-cell office:value-type="float" office:value="-0.417243">
                <text:p>-0.4172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02531">
                <text:p>0.0202531</text:p>
              </table:table-cell>
              <table:table-cell office:value-type="float" office:value="-0.00781251">
                <text:p>-0.00781251</text:p>
              </table:table-cell>
              <table:table-cell office:value-type="float" office:value="0.0217077">
                <text:p>0.0217077</text:p>
              </table:table-cell>
              <table:table-cell office:value-type="float" office:value="-0.368156">
                <text:p>-0.368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36488">
                <text:p>-0.023648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249058">
                <text:p>0.0249058</text:p>
              </table:table-cell>
              <table:table-cell office:value-type="float" office:value="-0.319068">
                <text:p>-0.3190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82307">
                <text:p>0.0282307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292918">
                <text:p>0.0292918</text:p>
              </table:table-cell>
              <table:table-cell office:value-type="float" office:value="-0.269981">
                <text:p>-0.2699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347906">
                <text:p>-0.034790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35657">
                <text:p>0.035657</text:p>
              </table:table-cell>
              <table:table-cell office:value-type="float" office:value="-0.220893">
                <text:p>-0.220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50246">
                <text:p>0.0450246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456973">
                <text:p>0.0456973</text:p>
              </table:table-cell>
              <table:table-cell office:value-type="float" office:value="-0.171806">
                <text:p>-0.1718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633421">
                <text:p>-0.063342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638221">
                <text:p>0.0638221</text:p>
              </table:table-cell>
              <table:table-cell office:value-type="float" office:value="-0.122718">
                <text:p>-0.1227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05911">
                <text:p>0.105911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106199">
                <text:p>0.106199</text:p>
              </table:table-cell>
              <table:table-cell office:value-type="float" office:value="-0.0736311">
                <text:p>-0.07363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18246">
                <text:p>-0.318246</text:p>
              </table:table-cell>
              <table:table-cell office:value-type="float" office:value="0.00781249">
                <text:p>0.00781249</text:p>
              </table:table-cell>
              <table:table-cell office:value-type="float" office:value="0.318342">
                <text:p>0.318342</text:p>
              </table:table-cell>
              <table:table-cell office:value-type="float" office:value="-0.0245437">
                <text:p>-0.02454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18246">
                <text:p>-0.318246</text:p>
              </table:table-cell>
              <table:table-cell office:value-type="float" office:value="-0.00781249">
                <text:p>-0.00781249</text:p>
              </table:table-cell>
              <table:table-cell office:value-type="float" office:value="0.318342">
                <text:p>0.318342</text:p>
              </table:table-cell>
              <table:table-cell office:value-type="float" office:value="0.0245437">
                <text:p>0.02454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05911">
                <text:p>0.10591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106199">
                <text:p>0.106199</text:p>
              </table:table-cell>
              <table:table-cell office:value-type="float" office:value="0.0736311">
                <text:p>0.07363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633421">
                <text:p>-0.0633421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638221">
                <text:p>0.0638221</text:p>
              </table:table-cell>
              <table:table-cell office:value-type="float" office:value="0.122718">
                <text:p>0.1227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50246">
                <text:p>0.0450246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456973">
                <text:p>0.0456973</text:p>
              </table:table-cell>
              <table:table-cell office:value-type="float" office:value="0.171806">
                <text:p>0.171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347906">
                <text:p>-0.0347906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35657">
                <text:p>0.035657</text:p>
              </table:table-cell>
              <table:table-cell office:value-type="float" office:value="0.220893">
                <text:p>0.2208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282307">
                <text:p>0.0282307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292918">
                <text:p>0.0292918</text:p>
              </table:table-cell>
              <table:table-cell office:value-type="float" office:value="0.269981">
                <text:p>0.269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236488">
                <text:p>-0.0236488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249058">
                <text:p>0.0249058</text:p>
              </table:table-cell>
              <table:table-cell office:value-type="float" office:value="0.319068">
                <text:p>0.3190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02531">
                <text:p>0.0202531</text:p>
              </table:table-cell>
              <table:table-cell office:value-type="float" office:value="0.00781251">
                <text:p>0.00781251</text:p>
              </table:table-cell>
              <table:table-cell office:value-type="float" office:value="0.0217077">
                <text:p>0.0217077</text:p>
              </table:table-cell>
              <table:table-cell office:value-type="float" office:value="0.368156">
                <text:p>0.3681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176247">
                <text:p>-0.0176247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192786">
                <text:p>0.0192786</text:p>
              </table:table-cell>
              <table:table-cell office:value-type="float" office:value="0.417243">
                <text:p>0.4172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55208">
                <text:p>0.015520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73761">
                <text:p>0.0173761</text:p>
              </table:table-cell>
              <table:table-cell office:value-type="float" office:value="0.46633">
                <text:p>0.466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13791">
                <text:p>-0.013791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158501">
                <text:p>0.0158501</text:p>
              </table:table-cell>
              <table:table-cell office:value-type="float" office:value="0.515418">
                <text:p>0.5154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23373">
                <text:p>0.012337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46029">
                <text:p>0.0146029</text:p>
              </table:table-cell>
              <table:table-cell office:value-type="float" office:value="0.564505">
                <text:p>0.5645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110929">
                <text:p>-0.0110929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135679">
                <text:p>0.0135679</text:p>
              </table:table-cell>
              <table:table-cell office:value-type="float" office:value="0.613592">
                <text:p>0.6135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00108">
                <text:p>0.010010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26985">
                <text:p>0.0126985</text:p>
              </table:table-cell>
              <table:table-cell office:value-type="float" office:value="0.66268">
                <text:p>0.662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905686">
                <text:p>-0.00905686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119608">
                <text:p>0.0119608</text:p>
              </table:table-cell>
              <table:table-cell office:value-type="float" office:value="0.711767">
                <text:p>0.711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820572">
                <text:p>0.00820572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133">
                <text:p>0.01133</text:p>
              </table:table-cell>
              <table:table-cell office:value-type="float" office:value="0.760855">
                <text:p>0.760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743812">
                <text:p>-0.00743812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107871">
                <text:p>0.0107871</text:p>
              </table:table-cell>
              <table:table-cell office:value-type="float" office:value="0.809942">
                <text:p>0.8099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673911">
                <text:p>0.00673911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103175">
                <text:p>0.0103175</text:p>
              </table:table-cell>
              <table:table-cell office:value-type="float" office:value="0.859029">
                <text:p>0.8590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609694">
                <text:p>-0.00609694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990998">
                <text:p>0.00990998</text:p>
              </table:table-cell>
              <table:table-cell office:value-type="float" office:value="0.908117">
                <text:p>0.9081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550218">
                <text:p>0.0055021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955558">
                <text:p>0.00955558</text:p>
              </table:table-cell>
              <table:table-cell office:value-type="float" office:value="0.957204">
                <text:p>0.9572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494721">
                <text:p>-0.00494721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924716">
                <text:p>0.00924716</text:p>
              </table:table-cell>
              <table:table-cell office:value-type="float" office:value="1.00629">
                <text:p>1.006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442573">
                <text:p>0.0044257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897899">
                <text:p>0.00897899</text:p>
              </table:table-cell>
              <table:table-cell office:value-type="float" office:value="1.05538">
                <text:p>1.055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393248">
                <text:p>-0.00393248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87464">
                <text:p>0.0087464</text:p>
              </table:table-cell>
              <table:table-cell office:value-type="float" office:value="1.10447">
                <text:p>1.104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346304">
                <text:p>0.0034630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854563">
                <text:p>0.00854563</text:p>
              </table:table-cell>
              <table:table-cell office:value-type="float" office:value="1.15355">
                <text:p>1.1535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301362">
                <text:p>-0.00301362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837359">
                <text:p>0.00837359</text:p>
              </table:table-cell>
              <table:table-cell office:value-type="float" office:value="1.20264">
                <text:p>1.202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5809">
                <text:p>0.0025809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822777">
                <text:p>0.00822777</text:p>
              </table:table-cell>
              <table:table-cell office:value-type="float" office:value="1.25173">
                <text:p>1.251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216201">
                <text:p>-0.00216201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810614">
                <text:p>0.00810614</text:p>
              </table:table-cell>
              <table:table-cell office:value-type="float" office:value="1.30082">
                <text:p>1.3008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75435">
                <text:p>0.00175435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800705">
                <text:p>0.00800705</text:p>
              </table:table-cell>
              <table:table-cell office:value-type="float" office:value="1.3499">
                <text:p>1.349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13556">
                <text:p>-0.0013556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792924">
                <text:p>0.00792924</text:p>
              </table:table-cell>
              <table:table-cell office:value-type="float" office:value="1.39899">
                <text:p>1.398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96358">
                <text:p>0.00096358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78717">
                <text:p>0.0078717</text:p>
              </table:table-cell>
              <table:table-cell office:value-type="float" office:value="1.44808">
                <text:p>1.448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00576284">
                <text:p>-0.000576284</text:p>
              </table:table-cell>
              <table:table-cell office:value-type="float" office:value="-0.0078125">
                <text:p>-0.0078125</text:p>
              </table:table-cell>
              <table:table-cell office:value-type="float" office:value="0.00783373">
                <text:p>0.00783373</text:p>
              </table:table-cell>
              <table:table-cell office:value-type="float" office:value="1.49717">
                <text:p>1.497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191793">
                <text:p>0.000191793</text:p>
              </table:table-cell>
              <table:table-cell office:value-type="float" office:value="0.0078125">
                <text:p>0.0078125</text:p>
              </table:table-cell>
              <table:table-cell office:value-type="float" office:value="0.00781485">
                <text:p>0.00781485</text:p>
              </table:table-cell>
              <table:table-cell office:value-type="float" office:value="1.54625">
                <text:p>1.546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line" chart:style-name="ch1">
        <chart:legend chart:legend-position="end" svg:x="12.166cm" svg:y="4.203cm" style:legend-expansion="high" chart:style-name="ch2"/>
        <chart:plot-area chart:style-name="ch3" table:cell-range-address="Sheet1.O1:Sheet1.O129" chart:data-source-has-labels="row" svg:x="0.319cm" svg:y="0.18cm" svg:width="11.528cm" svg:height="8.645cm">
          <chartooo:coordinate-region svg:x="1.152cm" svg:y="0.379cm" svg:width="10.63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2:Sheet1.O129" chart:label-cell-address="Sheet1.O1:Sheet1.O1" chart:class="chart:line"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 Function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O2:Sheet1.O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3956">
                <text:p>0.9239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7388">
                <text:p>0.707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3235">
                <text:p>0.383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96274">
                <text:p>0.0007962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81764">
                <text:p>-0.38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06262">
                <text:p>-0.706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23345">
                <text:p>-0.923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99999">
                <text:p>-0.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24564">
                <text:p>-0.924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08513">
                <text:p>-0.7085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84706">
                <text:p>-0.3847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238894">
                <text:p>-0.002388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80291">
                <text:p>0.3802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05133">
                <text:p>0.705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2733">
                <text:p>0.9227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99995">
                <text:p>0.999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5169">
                <text:p>0.9251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9636">
                <text:p>0.7096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6175">
                <text:p>0.3861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398124">
                <text:p>0.00398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378818">
                <text:p>-0.3788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04003">
                <text:p>-0.7040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22118">
                <text:p>-0.9221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99989">
                <text:p>-0.9999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25773">
                <text:p>-0.925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10757">
                <text:p>-0.7107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87643">
                <text:p>-0.387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557353">
                <text:p>-0.00557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77344">
                <text:p>0.3773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02871">
                <text:p>0.7028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215">
                <text:p>0.92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998">
                <text:p>0.99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6374">
                <text:p>0.9263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11877">
                <text:p>0.711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89111">
                <text:p>0.389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716677">
                <text:p>0.007166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75868">
                <text:p>-0.3758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701738">
                <text:p>-0.701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20881">
                <text:p>-0.9208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999968">
                <text:p>-0.9999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26972">
                <text:p>-0.9269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12994">
                <text:p>-0.7129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90578">
                <text:p>-0.3905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875902">
                <text:p>-0.008759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74392">
                <text:p>0.37439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00602">
                <text:p>0.7006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20259">
                <text:p>0.92025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9954">
                <text:p>0.9999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27569">
                <text:p>0.9275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1411">
                <text:p>0.714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92044">
                <text:p>0.3920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03522">
                <text:p>0.01035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72914">
                <text:p>-0.372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699466">
                <text:p>-0.6994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19635">
                <text:p>-0.91963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99938">
                <text:p>-0.9999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28162">
                <text:p>-0.9281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715223">
                <text:p>-0.7152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93507">
                <text:p>-0.3935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119435">
                <text:p>-0.01194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71437">
                <text:p>0.3714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98326">
                <text:p>0.6983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9008">
                <text:p>0.919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9919">
                <text:p>0.9999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28754">
                <text:p>0.9287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16336">
                <text:p>0.7163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94972">
                <text:p>0.3949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135366">
                <text:p>0.01353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69957">
                <text:p>-0.3699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697185">
                <text:p>-0.6971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18378">
                <text:p>-0.9183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99897">
                <text:p>-0.9998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29343">
                <text:p>-0.9293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17447">
                <text:p>-0.717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396433">
                <text:p>-0.3964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151278">
                <text:p>-0.01512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68478">
                <text:p>0.3684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696043">
                <text:p>0.6960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17747">
                <text:p>0.9177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99873">
                <text:p>0.9998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2993">
                <text:p>0.929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18554">
                <text:p>0.7185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97897">
                <text:p>0.3978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67209">
                <text:p>0.01672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366995">
                <text:p>-0.366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94898">
                <text:p>-0.6948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17114">
                <text:p>-0.9171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99847">
                <text:p>-0.9998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0514">
                <text:p>-0.9305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719662">
                <text:p>-0.719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99355">
                <text:p>-0.3993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183139">
                <text:p>-0.01831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65516">
                <text:p>0.3655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93752">
                <text:p>0.6937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16478">
                <text:p>0.9164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99817">
                <text:p>0.9998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31096">
                <text:p>0.9310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20767">
                <text:p>0.7207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0815">
                <text:p>0.4008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199069">
                <text:p>0.01990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64032">
                <text:p>-0.3640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692603">
                <text:p>-0.6926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15839">
                <text:p>-0.9158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99786">
                <text:p>-0.9997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31676">
                <text:p>-0.9316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72187">
                <text:p>-0.721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402274">
                <text:p>-0.40227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21496">
                <text:p>-0.0214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62548">
                <text:p>0.3625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91456">
                <text:p>0.6914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15199">
                <text:p>0.9151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99752">
                <text:p>0.9997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32254">
                <text:p>0.9322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22969">
                <text:p>0.7229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03732">
                <text:p>0.4037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230888">
                <text:p>0.02308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361063">
                <text:p>-0.3610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690304">
                <text:p>-0.6903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14555">
                <text:p>-0.9145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99715">
                <text:p>-0.9997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32829">
                <text:p>-0.9328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724069">
                <text:p>-0.7240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405189">
                <text:p>-0.40518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246816">
                <text:p>-0.02468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9576">
                <text:p>0.3595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68915">
                <text:p>0.689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1391">
                <text:p>0.9139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